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8.11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4.129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2.678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3.235cm"/>
    </style:style>
    <style:style style:name="co8" style:family="table-column">
      <style:table-column-properties fo:break-before="auto" style:column-width="2.993cm"/>
    </style:style>
    <style:style style:name="co9" style:family="table-column">
      <style:table-column-properties fo:break-before="auto" style:column-width="3.581cm"/>
    </style:style>
    <style:style style:name="co10" style:family="table-column">
      <style:table-column-properties fo:break-before="auto" style:column-width="4.221cm"/>
    </style:style>
    <style:style style:name="co11" style:family="table-column">
      <style:table-column-properties fo:break-before="auto" style:column-width="4.343cm"/>
    </style:style>
    <style:style style:name="co12" style:family="table-column">
      <style:table-column-properties fo:break-before="auto" style:column-width="4.403cm"/>
    </style:style>
    <style:style style:name="co13" style:family="table-column">
      <style:table-column-properties fo:break-before="auto" style:column-width="4.45cm"/>
    </style:style>
    <style:style style:name="co14" style:family="table-column">
      <style:table-column-properties fo:break-before="auto" style:column-width="3.115cm"/>
    </style:style>
    <style:style style:name="co15" style:family="table-column">
      <style:table-column-properties fo:break-before="auto" style:column-width="4.329cm"/>
    </style:style>
    <style:style style:name="co16" style:family="table-column">
      <style:table-column-properties fo:break-before="auto" style:column-width="4.948cm"/>
    </style:style>
    <style:style style:name="co17" style:family="table-column">
      <style:table-column-properties fo:break-before="auto" style:column-width="5.357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6.86cm"/>
    </style:style>
    <style:style style:name="co20" style:family="table-column">
      <style:table-column-properties fo:break-before="auto" style:column-width="4.729cm"/>
    </style:style>
    <style:style style:name="co21" style:family="table-column">
      <style:table-column-properties fo:break-before="auto" style:column-width="3.826cm"/>
    </style:style>
    <style:style style:name="co22" style:family="table-column">
      <style:table-column-properties fo:break-before="auto" style:column-width="3.431cm"/>
    </style:style>
    <style:style style:name="co23" style:family="table-column">
      <style:table-column-properties fo:break-before="auto" style:column-width="6.925cm"/>
    </style:style>
    <style:style style:name="co24" style:family="table-column">
      <style:table-column-properties fo:break-before="auto" style:column-width="4.62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roid Sans Fallback" style:font-name-complex="DejaVu Sans Condensed"/>
    </style:style>
    <style:style style:name="ce2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 fo:font-weight="normal" style:font-name-asian="Droid Sans Fallback" style:font-weight-asian="normal" style:font-name-complex="DejaVu Sans Condensed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 style:data-style-name="N100">
      <style:table-cell-properties fo:background-color="#999999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2">
      <style:table-cell-properties fo:border-bottom="none" fo:background-color="#eeeeee" style:text-align-source="fix" style:repeat-content="false" fo:border-left="none" fo:border-right="none" fo:border-top="0.002cm solid #000000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37" style:family="table-cell" style:parent-style-name="Default" style:data-style-name="N2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40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2">
      <style:table-cell-properties fo:background-color="#eeeeee" style:text-align-source="fix" style:repeat-content="false"/>
      <style:paragraph-properties fo:text-align="center" fo:margin-left="0cm"/>
      <style:text-properties style:font-name="Arial" style:font-name-asian="Droid Sans Fallback" style:font-name-complex="DejaVu Sans Condensed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Arial" style:font-name-asian="Droid Sans Fallback" style:font-name-complex="DejaVu Sans Condensed"/>
    </style:style>
    <style:style style:name="ce43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6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47" style:family="table-cell" style:parent-style-name="Default" style:data-style-name="N2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48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eeeeee" style:text-align-source="fix" style:repeat-content="false" fo:border-left="none" fo:border-right="none" fo:border-top="0.002cm solid #000000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normal" style:font-name-asian="Droid Sans Fallback" style:font-weight-asian="normal" style:font-name-complex="DejaVu Sans Condensed" style:font-weight-complex="normal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58" style:family="table-cell" style:parent-style-name="Default" style:data-style-name="N2"/>
    <style:style style:name="ce59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63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3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Default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number-columns-repeated="1004" table:default-cell-style-name="Default"/>
        <table:table-row table:style-name="ro1">
          <table:table-cell office:value-type="string">
            <text:p>System clock [Mhz]</text:p>
          </table:table-cell>
          <table:table-cell office:value-type="float" office:value="25">
            <text:p>25</text:p>
          </table:table-cell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System period [ns]</text:p>
          </table:table-cell>
          <table:table-cell table:formula="of:=1/[.B1]*1000" office:value-type="float" office:value="40">
            <text:p>40</text:p>
          </table:table-cell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OpenCV version</text:p>
          </table:table-cell>
          <table:table-cell table:style-name="ce6" office:value-type="string">
            <text:p>3.0.0</text:p>
          </table:table-cell>
          <table:table-cell table:style-name="ce14"/>
          <table:table-cell table:style-name="ce10"/>
          <table:table-cell/>
          <table:table-cell table:style-name="ce7" office:value-type="string">
            <text:p><text:span text:style-name="T2">Default</text:span> = DefaultFPGAConfig</text:p>
          </table:table-cell>
          <table:table-cell table:number-columns-repeated="3"/>
          <table:table-cell table:style-name="Default"/>
          <table:table-cell table:style-name="ce8" office:value-type="string">
            <text:p>RV64G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>
            <text:p>Accelerator</text:p>
          </table:table-cell>
          <table:table-cell office:value-type="string">
            <text:p>Only for config 0</text:p>
          </table:table-cell>
          <table:table-cell table:style-name="ce14"/>
          <table:table-cell table:style-name="ce10"/>
          <table:table-cell/>
          <table:table-cell table:style-name="ce7" office:value-type="string">
            <text:p><text:span text:style-name="T2">Small</text:span> = DefaultFPGASmallConfig</text:p>
          </table:table-cell>
          <table:table-cell table:number-columns-repeated="3"/>
          <table:table-cell table:style-name="Default"/>
          <table:table-cell table:style-name="ce8" office:value-type="string">
            <text:p>RV64I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>
            <text:p>Linux version</text:p>
          </table:table-cell>
          <table:table-cell table:style-name="ce6" office:value-type="string">
            <text:p>4.1.17</text:p>
          </table:table-cell>
          <table:table-cell table:style-name="ce15" office:value-type="string">
            <text:p>Memory reserved (memmap=10M$512M)</text:p>
          </table:table-cell>
          <table:table-cell table:style-name="ce10"/>
          <table:table-cell/>
          <table:table-cell table:style-name="ce7" office:value-type="string">
            <text:p><text:span text:style-name="T2">DefaultNoFPU</text:span> = DefaultFPGASmallConfigNoFPU</text:p>
          </table:table-cell>
          <table:table-cell table:number-columns-repeated="4"/>
          <table:table-cell table:style-name="ce8" office:value-type="string">
            <text:p>RV64IM</text:p>
          </table:table-cell>
          <table:table-cell table:style-name="Default"/>
          <table:table-cell table:number-columns-repeated="5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RISCV Toolchain</text:p>
          </table:table-cell>
          <table:table-cell office:value-type="string">
            <text:p>RV64IMA or RV64G</text:p>
          </table:table-cell>
          <table:table-cell table:style-name="ce14"/>
          <table:table-cell table:style-name="Default"/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RISCV-tools commit</text:p>
          </table:table-cell>
          <table:table-cell office:value-type="string">
            <text:p>3dbefbefd56546df175aabd264773f771956e268</text:p>
          </table:table-cell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RocketChip commit</text:p>
          </table:table-cell>
          <table:table-cell office:value-type="string">
            <text:p>f2ded2721d52ff933eef8a20ca9cb1a2a6b7a8f7</text:p>
          </table:table-cell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1006"/>
        </table:table-row>
        <table:table-row table:style-name="ro1">
          <table:table-cell office:value-type="string">
            <text:p>RISCV tests config</text:p>
          </table:table-cell>
          <table:table-cell office:value-type="string">
            <text:p>-DPREALLOCATE=0</text:p>
          </table:table-cell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Image</text:p>
          </table:table-cell>
          <table:table-cell table:style-name="ce7" office:value-type="string">
            <text:p>lena_secret.bmp</text:p>
          </table:table-cell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office:value-type="string">
            <text:p>Threshold</text:p>
          </table:table-cell>
          <table:table-cell table:style-name="ce7" office:value-type="float" office:value="50">
            <text:p>50</text:p>
          </table:table-cell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table:number-columns-repeated="2"/>
          <table:table-cell table:style-name="ce30"/>
          <table:table-cell table:number-columns-repeated="5" table:style-name="ce8" office:value-type="string">
            <text:p>X</text:p>
          </table:table-cell>
          <table:table-cell table:style-name="ce8" table:number-columns-repeated="6"/>
          <table:table-cell table:style-name="Default"/>
          <table:table-cell table:style-name="ce8" table:number-columns-repeated="3"/>
          <table:table-cell/>
          <table:table-cell table:style-name="ce8" table:number-columns-repeated="1004"/>
        </table:table-row>
        <table:table-row table:style-name="ro1">
          <table:table-cell/>
          <table:table-cell table:style-name="ce8" table:number-columns-repeated="2"/>
          <table:table-cell table:style-name="ce30" office:value-type="string">
            <text:p>Small__AccPDC16</text:p>
          </table:table-cell>
          <table:table-cell table:style-name="ce8" office:value-type="string">
            <text:p>Small</text:p>
          </table:table-cell>
          <table:table-cell table:style-name="ce8" office:value-type="string">
            <text:p>Default</text:p>
          </table:table-cell>
          <table:table-cell table:style-name="ce8" office:value-type="string">
            <text:p>DefaultNoFPU</text:p>
          </table:table-cell>
          <table:table-cell table:style-name="ce8" office:value-type="string">
            <text:p>NoFPU_L1_64K</text:p>
          </table:table-cell>
          <table:table-cell table:style-name="ce8" office:value-type="string">
            <text:p>Default_L2_512_8_LRU</text:p>
          </table:table-cell>
          <table:table-cell table:style-name="ce8" office:value-type="string">
            <text:p>SmallFastMulDiv</text:p>
          </table:table-cell>
          <table:table-cell table:style-name="ce8" office:value-type="string">
            <text:p>SmallBigCache</text:p>
          </table:table-cell>
          <table:table-cell table:style-name="ce8" office:value-type="string">
            <text:p>NoFPU_L2_128_2</text:p>
          </table:table-cell>
          <table:table-cell table:style-name="ce8" office:value-type="string">
            <text:p>NoFPU_L2_128_2_LRU</text:p>
          </table:table-cell>
          <table:table-cell table:style-name="ce8" office:value-type="string">
            <text:p>Default_L2_128_2_LRU</text:p>
          </table:table-cell>
          <table:table-cell table:style-name="ce8" office:value-type="string">
            <text:p>Default_L2_256_4_LRU</text:p>
          </table:table-cell>
          <table:table-cell table:style-name="ce8" office:value-type="string">
            <text:p>Default_L1_64K</text:p>
          </table:table-cell>
          <table:table-cell table:style-name="ce8" office:value-type="string">
            <text:p>Default_L1_64_L2_256</text:p>
          </table:table-cell>
          <table:table-cell table:style-name="ce8" office:value-type="string">
            <text:p>DefaultSmallCache2cores</text:p>
          </table:table-cell>
          <table:table-cell table:style-name="Default"/>
          <table:table-cell table:style-name="ce9"/>
          <table:table-cell table:number-columns-repeated="5" table:style-name="ce8"/>
          <table:table-cell table:style-name="ce8" table:number-columns-repeated="999"/>
        </table:table-row>
        <table:table-row table:style-name="ro2">
          <table:table-cell/>
          <table:table-cell table:style-name="ce9"/>
          <table:table-cell table:style-name="ce9" office:value-type="string">
            <text:p>I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Default"/>
          <table:table-cell table:number-columns-repeated="3" table:style-name="ce9"/>
          <table:table-cell table:style-name="ce9" table:number-columns-repeated="1002"/>
        </table:table-row>
        <table:table-row table:style-name="ro1">
          <table:table-cell/>
          <table:table-cell table:style-name="ce9" office:value-type="string">
            <text:p>Post-Impl Utilization</text:p>
          </table:table-cell>
          <table:table-cell table:style-name="ce9" office:value-type="string">
            <text:p>LUT <text:s text:c="11"/><text:span text:style-name="T1">[% of 53200]</text:span></text:p>
          </table:table-cell>
          <table:table-cell table:style-name="ce10" office:value-type="string">
            <text:p>23850 [44,83]</text:p>
          </table:table-cell>
          <table:table-cell table:style-name="ce29" office:value-type="string">
            <text:p>14122 [26.55]</text:p>
          </table:table-cell>
          <table:table-cell office:value-type="string">
            <text:p>31528 [59.26]</text:p>
          </table:table-cell>
          <table:table-cell office:value-type="string">
            <text:p>20016 [37,62]</text:p>
          </table:table-cell>
          <table:table-cell office:value-type="string">
            <text:p>21616 [40,62]</text:p>
          </table:table-cell>
          <table:table-cell office:value-type="string">
            <text:p>45977 [86,4]</text:p>
          </table:table-cell>
          <table:table-cell office:value-type="string">
            <text:p>14658 [27,55]</text:p>
          </table:table-cell>
          <table:table-cell office:value-type="string">
            <text:p>17387 [32,68]</text:p>
          </table:table-cell>
          <table:table-cell office:value-type="string">
            <text:p>25368 [47,68]</text:p>
          </table:table-cell>
          <table:table-cell office:value-type="string">
            <text:p>25362 [47,6]</text:p>
          </table:table-cell>
          <table:table-cell office:value-type="string">
            <text:p>39122 [73,53]</text:p>
          </table:table-cell>
          <table:table-cell office:value-type="string">
            <text:p>39224 [73,73]</text:p>
          </table:table-cell>
          <table:table-cell office:value-type="string">
            <text:p>33397 [62,78]</text:p>
          </table:table-cell>
          <table:table-cell table:style-name="ce10" office:value-type="string">
            <text:p>40670 [76,4]</text:p>
          </table:table-cell>
          <table:table-cell office:value-type="string">
            <text:p>49519 [93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LUTRAM <text:s text:c="4"/><text:span text:style-name="T1">[% of 17400]</text:span></text:p>
          </table:table-cell>
          <table:table-cell table:style-name="ce10" office:value-type="string">
            <text:p>2447 [14]</text:p>
          </table:table-cell>
          <table:table-cell table:style-name="ce29" office:value-type="string">
            <text:p>1565 [9]</text:p>
          </table:table-cell>
          <table:table-cell office:value-type="string">
            <text:p>1573 [9]</text:p>
          </table:table-cell>
          <table:table-cell table:number-columns-repeated="2" office:value-type="string">
            <text:p>1557 [8,95]</text:p>
          </table:table-cell>
          <table:table-cell office:value-type="string">
            <text:p>7597 [43,65]</text:p>
          </table:table-cell>
          <table:table-cell office:value-type="string">
            <text:p>1565 [9]</text:p>
          </table:table-cell>
          <table:table-cell office:value-type="string">
            <text:p>1573 [9]</text:p>
          </table:table-cell>
          <table:table-cell office:value-type="string">
            <text:p>1586 [9,12]</text:p>
          </table:table-cell>
          <table:table-cell table:number-columns-repeated="3" office:value-type="string">
            <text:p>1585 [9,1]</text:p>
          </table:table-cell>
          <table:table-cell office:value-type="string">
            <text:p>1573 [9]</text:p>
          </table:table-cell>
          <table:table-cell table:style-name="ce10" office:value-type="string">
            <text:p>1585 [9,1]</text:p>
          </table:table-cell>
          <table:table-cell office:value-type="string">
            <text:p>2303 [13,2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FF <text:s text:c="13"/><text:span text:style-name="T1">[% of 106400]</text:span></text:p>
          </table:table-cell>
          <table:table-cell table:style-name="ce10" office:value-type="string">
            <text:p>27237 [25.6]</text:p>
          </table:table-cell>
          <table:table-cell table:style-name="ce29" office:value-type="string">
            <text:p>10192 [9.58]</text:p>
          </table:table-cell>
          <table:table-cell office:value-type="string">
            <text:p>17400 [16,35]</text:p>
          </table:table-cell>
          <table:table-cell office:value-type="string">
            <text:p>13301 [12,5]</text:p>
          </table:table-cell>
          <table:table-cell office:value-type="string">
            <text:p>14215 [13,36]</text:p>
          </table:table-cell>
          <table:table-cell office:value-type="string">
            <text:p>18924 [17,79]</text:p>
          </table:table-cell>
          <table:table-cell office:value-type="string">
            <text:p>10010 [9,4]</text:p>
          </table:table-cell>
          <table:table-cell office:value-type="string">
            <text:p>13298 [12,5]</text:p>
          </table:table-cell>
          <table:table-cell office:value-type="string">
            <text:p>14470 [13,6]</text:p>
          </table:table-cell>
          <table:table-cell office:value-type="string">
            <text:p>14453 [13,58]</text:p>
          </table:table-cell>
          <table:table-cell office:value-type="string">
            <text:p>18555 [17,4]</text:p>
          </table:table-cell>
          <table:table-cell office:value-type="string">
            <text:p>18611 [17,49]</text:p>
          </table:table-cell>
          <table:table-cell office:value-type="string">
            <text:p>19182 [18,02]</text:p>
          </table:table-cell>
          <table:table-cell table:style-name="ce10" office:value-type="string">
            <text:p>19669 [18,49]</text:p>
          </table:table-cell>
          <table:table-cell office:value-type="string">
            <text:p>22970 [21,6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BRAM <text:s text:c="7"/><text:span text:style-name="T1">[% of 140]</text:span></text:p>
          </table:table-cell>
          <table:table-cell table:style-name="ce10" office:value-type="string">
            <text:p>26 [18,57]</text:p>
          </table:table-cell>
          <table:table-cell table:style-name="ce29" office:value-type="string">
            <text:p>6 [4.29]</text:p>
          </table:table-cell>
          <table:table-cell table:number-columns-repeated="2" office:value-type="string">
            <text:p>21 [15]</text:p>
          </table:table-cell>
          <table:table-cell office:value-type="string">
            <text:p>41 [29,29]</text:p>
          </table:table-cell>
          <table:table-cell office:value-type="string">
            <text:p>140 [100]</text:p>
          </table:table-cell>
          <table:table-cell office:value-type="string">
            <text:p>6 [4,3]</text:p>
          </table:table-cell>
          <table:table-cell office:value-type="string">
            <text:p>21 [15]</text:p>
          </table:table-cell>
          <table:table-cell office:value-type="string">
            <text:p>55 [39,28]</text:p>
          </table:table-cell>
          <table:table-cell table:number-columns-repeated="2" office:value-type="string">
            <text:p>55.5 [39,6]</text:p>
          </table:table-cell>
          <table:table-cell office:value-type="string">
            <text:p>89.5 [63,9]</text:p>
          </table:table-cell>
          <table:table-cell office:value-type="string">
            <text:p>41 [29,28]</text:p>
          </table:table-cell>
          <table:table-cell table:style-name="ce10" office:value-type="string">
            <text:p>109.5 [78,2]</text:p>
          </table:table-cell>
          <table:table-cell office:value-type="string">
            <text:p>42 [30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<text:span text:style-name="T2">DSP</text:span> <text:s text:c="10"/>[% of 220]</text:p>
          </table:table-cell>
          <table:table-cell table:style-name="ce10" office:value-type="string">
            <text:p>0 [0]</text:p>
          </table:table-cell>
          <table:table-cell office:value-type="string">
            <text:p>0 [0]</text:p>
          </table:table-cell>
          <table:table-cell office:value-type="string">
            <text:p>24 [10.9]</text:p>
          </table:table-cell>
          <table:table-cell office:value-type="string">
            <text:p>4 [1,81]</text:p>
          </table:table-cell>
          <table:table-cell office:value-type="string">
            <text:p>4 [1,82]</text:p>
          </table:table-cell>
          <table:table-cell office:value-type="string">
            <text:p>24 [10,9]</text:p>
          </table:table-cell>
          <table:table-cell office:value-type="string">
            <text:p>4 [1,81]</text:p>
          </table:table-cell>
          <table:table-cell office:value-type="string">
            <text:p>0 [0]</text:p>
          </table:table-cell>
          <table:table-cell table:number-columns-repeated="2" office:value-type="string">
            <text:p>4 [1,81]</text:p>
          </table:table-cell>
          <table:table-cell table:number-columns-repeated="3" office:value-type="string">
            <text:p>24 [10,9]</text:p>
          </table:table-cell>
          <table:table-cell table:style-name="ce10" office:value-type="string">
            <text:p>24 [10,9]</text:p>
          </table:table-cell>
          <table:table-cell office:value-type="string">
            <text:p>30 [13,6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IO <text:s text:c="13"/><text:span text:style-name="T1">[% of 200]</text:span></text:p>
          </table:table-cell>
          <table:table-cell table:style-name="ce10" office:value-type="string">
            <text:p>1 [0.5]</text:p>
          </table:table-cell>
          <table:table-cell table:style-name="ce29" office:value-type="string">
            <text:p>1 [0.5]</text:p>
          </table:table-cell>
          <table:table-cell office:value-type="string">
            <text:p>1 [0.5]</text:p>
          </table:table-cell>
          <table:table-cell table:number-columns-repeated="4" office:value-type="string">
            <text:p>1 [0,5]</text:p>
          </table:table-cell>
          <table:table-cell table:style-name="ce29" office:value-type="string">
            <text:p>1 [0.5]</text:p>
          </table:table-cell>
          <table:table-cell table:number-columns-repeated="5" office:value-type="string">
            <text:p>1 [0,5]</text:p>
          </table:table-cell>
          <table:table-cell table:style-name="ce10" office:value-type="string">
            <text:p>1 [0,5]</text:p>
          </table:table-cell>
          <table:table-cell office:value-type="string">
            <text:p>1 [0,5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BUFG <text:s text:c="7"/><text:span text:style-name="T1">[% of 32]</text:span></text:p>
          </table:table-cell>
          <table:table-cell table:style-name="ce10" office:value-type="string">
            <text:p>1 [3.12]</text:p>
          </table:table-cell>
          <table:table-cell table:style-name="ce29" office:value-type="string">
            <text:p>1 [3.12]</text:p>
          </table:table-cell>
          <table:table-cell table:number-columns-repeated="5" office:value-type="string">
            <text:p>1 [3,12]</text:p>
          </table:table-cell>
          <table:table-cell table:style-name="ce29" office:value-type="string">
            <text:p>1 [3.12]</text:p>
          </table:table-cell>
          <table:table-cell table:number-columns-repeated="5" office:value-type="string">
            <text:p>1 [3,12]</text:p>
          </table:table-cell>
          <table:table-cell table:style-name="ce10" office:value-type="string">
            <text:p>1 [3,12]</text:p>
          </table:table-cell>
          <table:table-cell office:value-type="string">
            <text:p>1 [3,12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MMCM <text:s text:c="6"/><text:span text:style-name="T1">[% of 4]</text:span></text:p>
          </table:table-cell>
          <table:table-cell table:style-name="ce10" office:value-type="string">
            <text:p>1 [25]</text:p>
          </table:table-cell>
          <table:table-cell table:style-name="ce29" office:value-type="string">
            <text:p>1 [25]</text:p>
          </table:table-cell>
          <table:table-cell table:number-columns-repeated="5" office:value-type="string">
            <text:p>1 [25]</text:p>
          </table:table-cell>
          <table:table-cell table:style-name="ce29" office:value-type="string">
            <text:p>1 [25]</text:p>
          </table:table-cell>
          <table:table-cell table:number-columns-repeated="5" office:value-type="string">
            <text:p>1 [25]</text:p>
          </table:table-cell>
          <table:table-cell table:style-name="ce10" office:value-type="string">
            <text:p>1 [25]</text:p>
          </table:table-cell>
          <table:table-cell office:value-type="string">
            <text:p>1 [25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16" office:value-type="string">
            <text:p>Worst Negative Slack [ns]</text:p>
          </table:table-cell>
          <table:table-cell table:style-name="ce26" office:value-type="float" office:value="17.116">
            <text:p>17,116</text:p>
          </table:table-cell>
          <table:table-cell table:style-name="ce25" office:value-type="float" office:value="17">
            <text:p>17</text:p>
          </table:table-cell>
          <table:table-cell table:style-name="ce26" office:value-type="float" office:value="0.86">
            <text:p>0,86</text:p>
          </table:table-cell>
          <table:table-cell table:style-name="ce26" office:value-type="float" office:value="14.756">
            <text:p>14,756</text:p>
          </table:table-cell>
          <table:table-cell table:style-name="ce26" office:value-type="float" office:value="15.8">
            <text:p>15,8</text:p>
          </table:table-cell>
          <table:table-cell table:style-name="ce26" office:value-type="float" office:value="1.519">
            <text:p>1,519</text:p>
          </table:table-cell>
          <table:table-cell table:style-name="ce26" office:value-type="float" office:value="18.9">
            <text:p>18,9</text:p>
          </table:table-cell>
          <table:table-cell table:style-name="ce26" office:value-type="float" office:value="16.96">
            <text:p>16,96</text:p>
          </table:table-cell>
          <table:table-cell table:style-name="ce26" office:value-type="float" office:value="15.44">
            <text:p>15,44</text:p>
          </table:table-cell>
          <table:table-cell table:style-name="ce26" office:value-type="float" office:value="12.24">
            <text:p>12,24</text:p>
          </table:table-cell>
          <table:table-cell table:style-name="ce26" office:value-type="float" office:value="1.241">
            <text:p>1,241</text:p>
          </table:table-cell>
          <table:table-cell table:style-name="ce26" office:value-type="float" office:value="1.104">
            <text:p>1,104</text:p>
          </table:table-cell>
          <table:table-cell table:style-name="ce26" office:value-type="float" office:value="1.417">
            <text:p>1,417</text:p>
          </table:table-cell>
          <table:table-cell table:style-name="ce25" office:value-type="float" office:value="1.104">
            <text:p>1,104</text:p>
          </table:table-cell>
          <table:table-cell table:style-name="ce26" office:value-type="float" office:value="0.338">
            <text:p>0,33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16" office:value-type="string">
            <text:p>Fmax [Mhz]</text:p>
          </table:table-cell>
          <table:table-cell table:style-name="ce31" table:formula="of:=1/([.$B$2]-[.D$25]) * 1000" office:value-type="float" office:value="43.6986540814543">
            <text:p>43,70</text:p>
          </table:table-cell>
          <table:table-cell table:style-name="ce31" table:formula="of:=1/([.$B$2]-[.E$25]) * 1000" office:value-type="float" office:value="43.4782608695652">
            <text:p>43,48</text:p>
          </table:table-cell>
          <table:table-cell table:style-name="ce31" table:formula="of:=1/([.$B$2]-[.F$25]) * 1000" office:value-type="float" office:value="25.5493101686254">
            <text:p>25,55</text:p>
          </table:table-cell>
          <table:table-cell table:style-name="ce31" table:formula="of:=1/([.$B$2]-[.G$25]) * 1000" office:value-type="float" office:value="39.6133734748851">
            <text:p>39,61</text:p>
          </table:table-cell>
          <table:table-cell table:style-name="ce31" table:formula="of:=1/([.$B$2]-[.H$25]) * 1000" office:value-type="float" office:value="41.3223140495868">
            <text:p>41,32</text:p>
          </table:table-cell>
          <table:table-cell table:style-name="ce31" table:formula="of:=1/([.$B$2]-[.I$25]) * 1000" office:value-type="float" office:value="25.9868506535693">
            <text:p>25,99</text:p>
          </table:table-cell>
          <table:table-cell table:style-name="ce31" table:formula="of:=1/([.$B$2]-[.J$25]) * 1000" office:value-type="float" office:value="47.3933649289099">
            <text:p>47,39</text:p>
          </table:table-cell>
          <table:table-cell table:style-name="ce31" table:formula="of:=1/([.$B$2]-[.K$25]) * 1000" office:value-type="float" office:value="43.4027777777778">
            <text:p>43,40</text:p>
          </table:table-cell>
          <table:table-cell table:style-name="ce31" table:formula="of:=1/([.$B$2]-[.L$25]) * 1000" office:value-type="float" office:value="40.7166123778502">
            <text:p>40,72</text:p>
          </table:table-cell>
          <table:table-cell table:style-name="ce31" table:formula="of:=1/([.$B$2]-[.M$25]) * 1000" office:value-type="float" office:value="36.0230547550432">
            <text:p>36,02</text:p>
          </table:table-cell>
          <table:table-cell table:style-name="ce31" table:formula="of:=1/([.$B$2]-[.N$25]) * 1000" office:value-type="float" office:value="25.8004592481746">
            <text:p>25,80</text:p>
          </table:table-cell>
          <table:table-cell table:style-name="ce31" table:formula="of:=1/([.$B$2]-[.O$25]) * 1000" office:value-type="float" office:value="25.7095845331139">
            <text:p>25,71</text:p>
          </table:table-cell>
          <table:table-cell table:style-name="ce31" table:formula="of:=1/([.$B$2]-[.P$25]) * 1000" office:value-type="float" office:value="25.9181504807817">
            <text:p>25,92</text:p>
          </table:table-cell>
          <table:table-cell table:style-name="ce31" table:formula="of:=1/([.$B$2]-[.Q$25]) * 1000" office:value-type="float" office:value="25.7095845331139">
            <text:p>25,71</text:p>
          </table:table-cell>
          <table:table-cell table:style-name="ce31" table:formula="of:=1/([.$B$2]-[.R$25]) * 1000" office:value-type="float" office:value="25.2130502748222">
            <text:p>25,21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1"/>
          <table:table-cell table:style-name="ce10"/>
          <table:table-cell/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 office:value-type="string">
            <text:p>Config.scala</text:p>
          </table:table-cell>
          <table:table-cell table:style-name="ce9" office:value-type="string">
            <text:p>N Tiles</text:p>
          </table:table-cell>
          <table:table-cell office:value-type="float" office:value="1">
            <text:p>1</text:p>
          </table:table-cell>
          <table:table-cell table:number-columns-repeated="1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L1D_MSHRs</text:p>
          </table:table-cell>
          <table:table-cell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number-columns-repeated="4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number-columns-repeated="6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9" office:value-type="string">
            <text:p>L1D_SETS</text:p>
          </table:table-cell>
          <table:table-cell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number-columns-repeated="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number-columns-repeated="6" office:value-type="float" office:value="64">
            <text:p>64</text:p>
          </table:table-cell>
          <table:table-cell table:style-name="ce10" office:value-type="float" office:value="64">
            <text:p>64</text:p>
          </table:table-cell>
          <table:table-cell office:value-type="float" office:value="64">
            <text:p>64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9" office:value-type="string">
            <text:p>L1D_WAYS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number-columns-repeated="5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-&gt;L1D size [KByte]</text:p>
          </table:table-cell>
          <table:table-cell table:number-columns-repeated="2" table:style-name="ce30" office:value-type="string">
            <text:p>8</text:p>
          </table:table-cell>
          <table:table-cell table:number-columns-repeated="2" table:style-name="ce8" office:value-type="float" office:value="32">
            <text:p>32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32">
            <text:p>32</text:p>
          </table:table-cell>
          <table:table-cell table:style-name="ce30" office:value-type="string">
            <text:p>8</text:p>
          </table:table-cell>
          <table:table-cell table:number-columns-repeated="5" table:style-name="ce8" office:value-type="float" office:value="32">
            <text:p>32</text:p>
          </table:table-cell>
          <table:table-cell table:number-columns-repeated="2" table:style-name="ce8" office:value-type="float" office:value="64">
            <text:p>64</text:p>
          </table:table-cell>
          <table:table-cell office:value-type="float" office:value="32">
            <text:p>32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9" office:value-type="string">
            <text:p>L1I_SETS</text:p>
          </table:table-cell>
          <table:table-cell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number-columns-repeated="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number-columns-repeated="6" office:value-type="float" office:value="64">
            <text:p>64</text:p>
          </table:table-cell>
          <table:table-cell table:style-name="ce10" office:value-type="float" office:value="64">
            <text:p>64</text:p>
          </table:table-cell>
          <table:table-cell office:value-type="float" office:value="64">
            <text:p>64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9" office:value-type="string">
            <text:p>L1I_WAYS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number-columns-repeated="5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/>
          <table:table-cell table:style-name="ce9" office:value-type="string">
            <text:p>-&gt;L1I size [KByte]</text:p>
          </table:table-cell>
          <table:table-cell table:number-columns-repeated="2" table:style-name="ce30" office:value-type="string">
            <text:p>8</text:p>
          </table:table-cell>
          <table:table-cell table:number-columns-repeated="2" table:style-name="ce8" office:value-type="float" office:value="32">
            <text:p>32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32">
            <text:p>32</text:p>
          </table:table-cell>
          <table:table-cell table:style-name="ce30" office:value-type="string">
            <text:p>8</text:p>
          </table:table-cell>
          <table:table-cell table:number-columns-repeated="5" table:style-name="ce8" office:value-type="float" office:value="32">
            <text:p>32</text:p>
          </table:table-cell>
          <table:table-cell table:number-columns-repeated="2" table:style-name="ce8" office:value-type="float" office:value="64">
            <text:p>64</text:p>
          </table:table-cell>
          <table:table-cell office:value-type="float" office:value="32">
            <text:p>32</text:p>
          </table:table-cell>
          <table:table-cell table:style-name="Default"/>
          <table:table-cell table:style-name="ce9" table:number-columns-repeated="1005"/>
        </table:table-row>
        <table:table-row table:style-name="ro1">
          <table:table-cell table:number-columns-repeated="2"/>
          <table:table-cell table:style-name="ce9" office:value-type="string">
            <text:p>TLB entries</text:p>
          </table:table-cell>
          <table:table-cell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4" office:value-type="float" office:value="8">
            <text:p>8</text:p>
          </table:table-cell>
          <table:table-cell table:style-name="ce14" office:value-type="float" office:value="4">
            <text:p>4</text:p>
          </table:table-cell>
          <table:table-cell table:number-columns-repeated="6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BTB entries</text:p>
          </table:table-cell>
          <table:table-cell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4" office:value-type="float" office:value="62">
            <text:p>62</text:p>
          </table:table-cell>
          <table:table-cell table:style-name="ce14" office:value-type="float" office:value="4">
            <text:p>4</text:p>
          </table:table-cell>
          <table:table-cell table:number-columns-repeated="6" office:value-type="float" office:value="62">
            <text:p>62</text:p>
          </table:table-cell>
          <table:table-cell table:style-name="ce10" office:value-type="float" office:value="62">
            <text:p>62</text:p>
          </table:table-cell>
          <table:table-cell office:value-type="float" office:value="8">
            <text:p>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UseFPU</text:p>
          </table:table-cell>
          <table:table-cell office:value-type="string">
            <text:p>false</text:p>
          </table:table-cell>
          <table:table-cell table:style-name="ce14"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table:number-columns-repeated="2" table:style-name="ce14" office:value-type="string">
            <text:p>fals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table:style-name="ce10" office:value-type="string">
            <text:p>true</text:p>
          </table:table-cell>
          <table:table-cell office:value-type="string">
            <text:p>true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10"/>
          <table:table-cell table:style-name="ce17" office:value-type="string">
            <text:p>FdivSqrt</text:p>
          </table:table-cell>
          <table:table-cell table:style-name="ce10" office:value-type="string">
            <text:p>/</text:p>
          </table:table-cell>
          <table:table-cell office:value-type="string">
            <text:p>/</text:p>
          </table:table-cell>
          <table:table-cell office:value-type="string">
            <text:p>true</text:p>
          </table:table-cell>
          <table:table-cell table:number-columns-repeated="2" office:value-type="string">
            <text:p>/</text:p>
          </table:table-cell>
          <table:table-cell office:value-type="string">
            <text:p>true</text:p>
          </table:table-cell>
          <table:table-cell table:number-columns-repeated="4" office:value-type="string">
            <text:p>/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table:style-name="ce10" office:value-type="string">
            <text:p>true</text:p>
          </table:table-cell>
          <table:table-cell table:style-name="ce8" office:value-type="string">
            <text:p>false</text:p>
          </table:table-cell>
          <table:table-cell table:style-name="Default" table:number-columns-repeated="2"/>
          <table:table-cell table:style-name="ce10" table:number-columns-repeated="1004"/>
        </table:table-row>
        <table:table-row table:style-name="ro1">
          <table:table-cell table:number-columns-repeated="2"/>
          <table:table-cell table:style-name="ce9" office:value-type="string">
            <text:p>FastMulDiv</text:p>
          </table:table-cell>
          <table:table-cell office:value-type="string">
            <text:p>false</text:p>
          </table:table-cell>
          <table:table-cell table:style-name="ce14" office:value-type="string">
            <text:p>false</text:p>
          </table:table-cell>
          <table:table-cell office:value-type="string">
            <text:p>true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true</text:p>
          </table:table-cell>
          <table:table-cell table:style-name="ce29" office:value-type="string">
            <text:p>true</text:p>
          </table:table-cell>
          <table:table-cell table:style-name="ce30" office:value-type="string">
            <text:p>true</text:p>
          </table:table-cell>
          <table:table-cell table:style-name="ce14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true</text:p>
          </table:table-cell>
          <table:table-cell office:value-type="string">
            <text:p>true</text:p>
          </table:table-cell>
          <table:table-cell table:style-name="ce10" office:value-type="string">
            <text:p>true</text:p>
          </table:table-cell>
          <table:table-cell office:value-type="string">
            <text:p>true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UseVM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table:style-name="ce10" office:value-type="string">
            <text:p>true</text:p>
          </table:table-cell>
          <table:table-cell office:value-type="string">
            <text:p>true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9" office:value-type="string">
            <text:p>N_MEMORY_CHANNELS</text:p>
          </table:table-cell>
          <table:table-cell office:value-type="string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14" office:value-type="string">
            <text:p>1</text:p>
          </table:table-cell>
          <table:table-cell table:number-columns-repeated="3" office:value-type="float" office:value="1">
            <text:p>1</text:p>
          </table:table-cell>
          <table:table-cell table:style-name="ce14" office:value-type="string">
            <text:p>1</text:p>
          </table:table-cell>
          <table:table-cell table:number-columns-repeated="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9"/>
          <table:table-cell table:number-columns-repeated="13"/>
          <table:table-cell table:style-name="ce10"/>
          <table:table-cell/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/>
          <table:table-cell table:style-name="ce9" office:value-type="string">
            <text:p>L2 Capacity [Kbyte]</text:p>
          </table:table-cell>
          <table:table-cell table:number-columns-repeated="3" table:style-name="ce30" office:value-type="string">
            <text:p>/</text:p>
          </table:table-cell>
          <table:table-cell table:number-columns-repeated="2" table:style-name="ce8" office:value-type="string">
            <text:p>/</text:p>
          </table:table-cell>
          <table:table-cell table:style-name="ce8" office:value-type="float" office:value="512">
            <text:p>512</text:p>
          </table:table-cell>
          <table:table-cell table:style-name="ce30" office:value-type="string">
            <text:p>/</text:p>
          </table:table-cell>
          <table:table-cell table:style-name="ce8" office:value-type="string">
            <text:p>/</text:p>
          </table:table-cell>
          <table:table-cell table:number-columns-repeated="3" table:style-name="ce8" office:value-type="float" office:value="128">
            <text:p>128</text:p>
          </table:table-cell>
          <table:table-cell table:style-name="ce8" office:value-type="float" office:value="256">
            <text:p>256</text:p>
          </table:table-cell>
          <table:table-cell table:style-name="ce8" office:value-type="string">
            <text:p>/</text:p>
          </table:table-cell>
          <table:table-cell table:style-name="ce8" office:value-type="float" office:value="256">
            <text:p>256</text:p>
          </table:table-cell>
          <table:table-cell office:value-type="string">
            <text:p>/</text:p>
          </table:table-cell>
          <table:table-cell table:style-name="Default"/>
          <table:table-cell table:style-name="ce9" table:number-columns-repeated="1005"/>
        </table:table-row>
        <table:table-row table:style-name="ro1">
          <table:table-cell table:number-columns-repeated="2"/>
          <table:table-cell table:style-name="ce9" office:value-type="string">
            <text:p>L2 Ways</text:p>
          </table:table-cell>
          <table:table-cell office:value-type="string">
            <text:p>/</text:p>
          </table:table-cell>
          <table:table-cell table:number-columns-repeated="2" table:style-name="ce14" office:value-type="string">
            <text:p>/</text:p>
          </table:table-cell>
          <table:table-cell table:number-columns-repeated="2" office:value-type="string">
            <text:p>/</text:p>
          </table:table-cell>
          <table:table-cell office:value-type="float" office:value="8">
            <text:p>8</text:p>
          </table:table-cell>
          <table:table-cell table:style-name="ce14" office:value-type="string">
            <text:p>/</text:p>
          </table:table-cell>
          <table:table-cell office:value-type="string">
            <text:p>/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</text:p>
          </table:table-cell>
          <table:table-cell table:style-name="ce10" office:value-type="float" office:value="8">
            <text:p>8</text:p>
          </table:table-cell>
          <table:table-cell office:value-type="string">
            <text:p>/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L2 Replacement Politic</text:p>
          </table:table-cell>
          <table:table-cell office:value-type="string">
            <text:p>/</text:p>
          </table:table-cell>
          <table:table-cell table:number-columns-repeated="2" table:style-name="ce14" office:value-type="string">
            <text:p>/</text:p>
          </table:table-cell>
          <table:table-cell table:number-columns-repeated="2" office:value-type="string">
            <text:p>/</text:p>
          </table:table-cell>
          <table:table-cell office:value-type="string">
            <text:p>LRU</text:p>
          </table:table-cell>
          <table:table-cell table:style-name="ce14" office:value-type="string">
            <text:p>/</text:p>
          </table:table-cell>
          <table:table-cell office:value-type="string">
            <text:p>/</text:p>
          </table:table-cell>
          <table:table-cell office:value-type="string">
            <text:p>Random</text:p>
          </table:table-cell>
          <table:table-cell table:number-columns-repeated="3" office:value-type="string">
            <text:p>LRU</text:p>
          </table:table-cell>
          <table:table-cell office:value-type="string">
            <text:p>/</text:p>
          </table:table-cell>
          <table:table-cell table:style-name="ce10" office:value-type="string">
            <text:p>LRU</text:p>
          </table:table-cell>
          <table:table-cell office:value-type="string">
            <text:p>/</text:p>
          </table:table-cell>
          <table:table-cell table:style-name="Default" table:number-columns-repeated="2"/>
          <table:table-cell table:number-columns-repeated="1004"/>
        </table:table-row>
        <table:table-row table:style-name="ro2" table:number-rows-repeated="2">
          <table:table-cell table:number-columns-repeated="2"/>
          <table:table-cell table:style-name="ce9"/>
          <table:table-cell table:number-columns-repeated="13"/>
          <table:table-cell table:style-name="ce10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1" table:number-columns-repeated="2"/>
          <table:table-cell table:style-name="ce18"/>
          <table:table-cell table:style-name="ce32"/>
          <table:table-cell table:style-name="ce43" table:number-columns-repeated="13"/>
          <table:table-cell table:style-name="ce52"/>
          <table:table-cell table:style-name="Default"/>
          <table:table-cell table:style-name="ce18"/>
          <table:table-cell table:style-name="ce1" table:number-columns-repeated="1004"/>
        </table:table-row>
        <table:table-row table:style-name="ro1">
          <table:table-cell/>
          <table:table-cell table:style-name="ce8" table:number-columns-repeated="2"/>
          <table:table-cell table:style-name="ce8" table:formula="of:=CONCATENATE([.D$15])" office:value-type="string" office:string-value="Small__AccPDC16">
            <text:p>Small__AccPDC16</text:p>
          </table:table-cell>
          <table:table-cell table:style-name="ce8" table:formula="of:=CONCATENATE([.E$15])" office:value-type="string" office:string-value="Small">
            <text:p>Small</text:p>
          </table:table-cell>
          <table:table-cell table:style-name="ce8" table:formula="of:=CONCATENATE([.F$15])" office:value-type="string" office:string-value="Default">
            <text:p>Default</text:p>
          </table:table-cell>
          <table:table-cell table:style-name="ce8" table:formula="of:=CONCATENATE([.G$15])" office:value-type="string" office:string-value="DefaultNoFPU">
            <text:p>DefaultNoFPU</text:p>
          </table:table-cell>
          <table:table-cell table:style-name="ce8" office:value-type="string">
            <text:p>NoFPU_L1_64K</text:p>
          </table:table-cell>
          <table:table-cell table:style-name="ce8" table:formula="of:=CONCATENATE([.I$15])" office:value-type="string" office:string-value="Default_L2_512_8_LRU">
            <text:p>Default_L2_512_8_LRU</text:p>
          </table:table-cell>
          <table:table-cell table:style-name="ce8" table:formula="of:=CONCATENATE([.J$15])" office:value-type="string" office:string-value="SmallFastMulDiv">
            <text:p>SmallFastMulDiv</text:p>
          </table:table-cell>
          <table:table-cell table:style-name="ce8" table:formula="of:=CONCATENATE([.K$15])" office:value-type="string" office:string-value="SmallBigCache">
            <text:p>SmallBigCache</text:p>
          </table:table-cell>
          <table:table-cell table:style-name="ce8" table:formula="of:=CONCATENATE([.L$15])" office:value-type="string" office:string-value="NoFPU_L2_128_2">
            <text:p>NoFPU_L2_128_2</text:p>
          </table:table-cell>
          <table:table-cell table:style-name="ce8" table:formula="of:=CONCATENATE([.M$15])" office:value-type="string" office:string-value="NoFPU_L2_128_2_LRU">
            <text:p>NoFPU_L2_128_2_LRU</text:p>
          </table:table-cell>
          <table:table-cell table:style-name="ce8" table:formula="of:=CONCATENATE([.N$15])" office:value-type="string" office:string-value="Default_L2_128_2_LRU">
            <text:p>Default_L2_128_2_LRU</text:p>
          </table:table-cell>
          <table:table-cell table:style-name="ce8" table:formula="of:=CONCATENATE([.O$15])" office:value-type="string" office:string-value="Default_L2_256_4_LRU">
            <text:p>Default_L2_256_4_LRU</text:p>
          </table:table-cell>
          <table:table-cell table:style-name="ce8" table:formula="of:=CONCATENATE([.P$15])" office:value-type="string" office:string-value="Default_L1_64K">
            <text:p>Default_L1_64K</text:p>
          </table:table-cell>
          <table:table-cell table:style-name="ce8" table:formula="of:=CONCATENATE([.Q$15])" office:value-type="string" office:string-value="Default_L1_64_L2_256">
            <text:p>Default_L1_64_L2_256</text:p>
          </table:table-cell>
          <table:table-cell table:style-name="ce8" table:formula="of:=CONCATENATE([.R$15])" office:value-type="string" office:string-value="DefaultSmallCache2cores">
            <text:p>DefaultSmallCache2cores</text:p>
          </table:table-cell>
          <table:table-cell table:style-name="Default"/>
          <table:table-cell table:style-name="ce8" table:formula="of:=CONCATENATE([.T$15])">
            <text:p/>
          </table:table-cell>
          <table:table-cell table:style-name="ce8" table:formula="of:=CONCATENATE([.U$15])">
            <text:p/>
          </table:table-cell>
          <table:table-cell table:style-name="ce8" table:formula="of:=CONCATENATE([.V$15])">
            <text:p/>
          </table:table-cell>
          <table:table-cell table:style-name="ce8" table:formula="of:=CONCATENATE([.W$15])">
            <text:p/>
          </table:table-cell>
          <table:table-cell table:style-name="ce8" table:formula="of:=CONCATENATE([.X$15])">
            <text:p/>
          </table:table-cell>
          <table:table-cell table:style-name="ce8" table:formula="of:=CONCATENATE([.Y$15])">
            <text:p/>
          </table:table-cell>
          <table:table-cell table:style-name="ce8" table:number-columns-repeated="999"/>
        </table:table-row>
        <table:table-row table:style-name="ro2">
          <table:table-cell/>
          <table:table-cell table:style-name="ce8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13">
            <text:p>1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table:formula="of:=CONCATENATE([.P$16])" office:value-type="string" office:string-value="10">
            <text:p>10</text:p>
          </table:table-cell>
          <table:table-cell table:style-name="ce8" table:formula="of:=CONCATENATE([.Q$16])" office:value-type="string" office:string-value="11">
            <text:p>11</text:p>
          </table:table-cell>
          <table:table-cell table:style-name="ce8" table:formula="of:=CONCATENATE([.R$16])" office:value-type="string" office:string-value="12">
            <text:p>12</text:p>
          </table:table-cell>
          <table:table-cell table:style-name="Default"/>
          <table:table-cell table:style-name="ce8" table:formula="of:=CONCATENATE([.T$16])">
            <text:p/>
          </table:table-cell>
          <table:table-cell table:style-name="ce8" table:formula="of:=CONCATENATE([.U$16])">
            <text:p/>
          </table:table-cell>
          <table:table-cell table:style-name="ce8" table:formula="of:=CONCATENATE([.V$16])">
            <text:p/>
          </table:table-cell>
          <table:table-cell table:style-name="ce8" table:number-columns-repeated="1002"/>
        </table:table-row>
        <table:table-row table:style-name="ro1">
          <table:table-cell/>
          <table:table-cell table:style-name="ce9" office:value-type="string">
            <text:p>Canny_detector</text:p>
          </table:table-cell>
          <table:table-cell table:style-name="ce8" office:value-type="string">
            <text:p>CvtColor [s]</text:p>
          </table:table-cell>
          <table:table-cell table:style-name="ce33" office:value-type="float" office:value="1.84">
            <text:p>1,84</text:p>
          </table:table-cell>
          <table:table-cell office:value-type="float" office:value="1.492">
            <text:p>1,492</text:p>
          </table:table-cell>
          <table:table-cell office:value-type="float" office:value="0.33">
            <text:p>0,33</text:p>
          </table:table-cell>
          <table:table-cell office:value-type="float" office:value="0.92">
            <text:p>0,92</text:p>
          </table:table-cell>
          <table:table-cell/>
          <table:table-cell office:value-type="float" office:value="0.315">
            <text:p>0,315</text:p>
          </table:table-cell>
          <table:table-cell office:value-type="float" office:value="1.396">
            <text:p>1,396</text:p>
          </table:table-cell>
          <table:table-cell office:value-type="float" office:value="0.92">
            <text:p>0,92</text:p>
          </table:table-cell>
          <table:table-cell office:value-type="float" office:value="0.89">
            <text:p>0,89</text:p>
          </table:table-cell>
          <table:table-cell office:value-type="float" office:value="0.885">
            <text:p>0,885</text:p>
          </table:table-cell>
          <table:table-cell office:value-type="float" office:value="0.32">
            <text:p>0,32</text:p>
          </table:table-cell>
          <table:table-cell office:value-type="float" office:value="0.31">
            <text:p>0,31</text:p>
          </table:table-cell>
          <table:table-cell office:value-type="float" office:value="0.3">
            <text:p>0,3</text:p>
          </table:table-cell>
          <table:table-cell table:style-name="ce29" office:value-type="float" office:value="0.36">
            <text:p>0,36</text:p>
          </table:table-cell>
          <table:table-cell table:style-name="ce29" office:value-type="float" office:value="0.21">
            <text:p>0,21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office:value-type="string">
            <text:p>(img=lena_secret.bmp,</text:p>
          </table:table-cell>
          <table:table-cell table:style-name="ce8" office:value-type="string">
            <text:p>Blur [s]</text:p>
          </table:table-cell>
          <table:table-cell table:style-name="ce33" office:value-type="float" office:value="36.99">
            <text:p>36,99</text:p>
          </table:table-cell>
          <table:table-cell office:value-type="float" office:value="32.025">
            <text:p>32,025</text:p>
          </table:table-cell>
          <table:table-cell office:value-type="float" office:value="1.09376">
            <text:p>1,09376</text:p>
          </table:table-cell>
          <table:table-cell office:value-type="float" office:value="13.47">
            <text:p>13,47</text:p>
          </table:table-cell>
          <table:table-cell/>
          <table:table-cell office:value-type="float" office:value="1.05">
            <text:p>1,05</text:p>
          </table:table-cell>
          <table:table-cell office:value-type="float" office:value="26.58">
            <text:p>26,58</text:p>
          </table:table-cell>
          <table:table-cell office:value-type="float" office:value="15.8">
            <text:p>15,8</text:p>
          </table:table-cell>
          <table:table-cell office:value-type="float" office:value="13.45">
            <text:p>13,45</text:p>
          </table:table-cell>
          <table:table-cell office:value-type="float" office:value="13.4">
            <text:p>13,4</text:p>
          </table:table-cell>
          <table:table-cell table:number-columns-repeated="2" office:value-type="float" office:value="1.05">
            <text:p>1,05</text:p>
          </table:table-cell>
          <table:table-cell office:value-type="float" office:value="1.029">
            <text:p>1,029</text:p>
          </table:table-cell>
          <table:table-cell table:style-name="ce10" office:value-type="float" office:value="1.092">
            <text:p>1,092</text:p>
          </table:table-cell>
          <table:table-cell table:style-name="ce29" office:value-type="float" office:value="1.92">
            <text:p>1,9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office:value-type="string">
            <text:p><text:s/>threshold=50)</text:p>
          </table:table-cell>
          <table:table-cell table:style-name="ce8" office:value-type="string">
            <text:p>Gaussian Blur [s]</text:p>
          </table:table-cell>
          <table:table-cell table:style-name="ce33" office:value-type="float" office:value="12.11">
            <text:p>12,11</text:p>
          </table:table-cell>
          <table:table-cell office:value-type="float" office:value="10.494">
            <text:p>10,494</text:p>
          </table:table-cell>
          <table:table-cell office:value-type="float" office:value="0.87144">
            <text:p>0,87144</text:p>
          </table:table-cell>
          <table:table-cell office:value-type="float" office:value="2.65">
            <text:p>2,65</text:p>
          </table:table-cell>
          <table:table-cell/>
          <table:table-cell office:value-type="float" office:value="0.842">
            <text:p>0,842</text:p>
          </table:table-cell>
          <table:table-cell office:value-type="float" office:value="6.5">
            <text:p>6,5</text:p>
          </table:table-cell>
          <table:table-cell office:value-type="float" office:value="6.36">
            <text:p>6,36</text:p>
          </table:table-cell>
          <table:table-cell office:value-type="float" office:value="2.62">
            <text:p>2,62</text:p>
          </table:table-cell>
          <table:table-cell office:value-type="float" office:value="2.58">
            <text:p>2,58</text:p>
          </table:table-cell>
          <table:table-cell table:number-columns-repeated="2" office:value-type="float" office:value="0.84">
            <text:p>0,84</text:p>
          </table:table-cell>
          <table:table-cell office:value-type="float" office:value="0.8">
            <text:p>0,8</text:p>
          </table:table-cell>
          <table:table-cell table:style-name="ce10" office:value-type="float" office:value="0.83">
            <text:p>0,83</text:p>
          </table:table-cell>
          <table:table-cell table:style-name="ce29" office:value-type="float" office:value="1.18">
            <text:p>1,1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8" office:value-type="string">
            <text:p>Canny [s]</text:p>
          </table:table-cell>
          <table:table-cell table:style-name="ce33" office:value-type="float" office:value="11.34">
            <text:p>11,34</text:p>
          </table:table-cell>
          <table:table-cell office:value-type="float" office:value="9.31">
            <text:p>9,31</text:p>
          </table:table-cell>
          <table:table-cell office:value-type="float" office:value="1.44732">
            <text:p>1,44732</text:p>
          </table:table-cell>
          <table:table-cell office:value-type="float" office:value="4.19">
            <text:p>4,19</text:p>
          </table:table-cell>
          <table:table-cell/>
          <table:table-cell office:value-type="float" office:value="1.38">
            <text:p>1,38</text:p>
          </table:table-cell>
          <table:table-cell office:value-type="float" office:value="8.89">
            <text:p>8,89</text:p>
          </table:table-cell>
          <table:table-cell office:value-type="float" office:value="4.37">
            <text:p>4,37</text:p>
          </table:table-cell>
          <table:table-cell office:value-type="float" office:value="4.13">
            <text:p>4,13</text:p>
          </table:table-cell>
          <table:table-cell office:value-type="float" office:value="4.1">
            <text:p>4,1</text:p>
          </table:table-cell>
          <table:table-cell office:value-type="float" office:value="1.4">
            <text:p>1,4</text:p>
          </table:table-cell>
          <table:table-cell office:value-type="float" office:value="1.39">
            <text:p>1,39</text:p>
          </table:table-cell>
          <table:table-cell office:value-type="float" office:value="1.32">
            <text:p>1,32</text:p>
          </table:table-cell>
          <table:table-cell table:style-name="ce10" office:value-type="float" office:value="1.309">
            <text:p>1,309</text:p>
          </table:table-cell>
          <table:table-cell table:style-name="ce29" office:value-type="float" office:value="1.66">
            <text:p>1,66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8" office:value-type="string">
            <text:p>ImgWrite [s]</text:p>
          </table:table-cell>
          <table:table-cell table:style-name="ce33" office:value-type="float" office:value="0.816">
            <text:p>0,82</text:p>
          </table:table-cell>
          <table:table-cell office:value-type="float" office:value="0.634">
            <text:p>0,634</text:p>
          </table:table-cell>
          <table:table-cell office:value-type="float" office:value="0.21">
            <text:p>0,21</text:p>
          </table:table-cell>
          <table:table-cell office:value-type="float" office:value="0.22">
            <text:p>0,22</text:p>
          </table:table-cell>
          <table:table-cell/>
          <table:table-cell office:value-type="float" office:value="0.173">
            <text:p>0,173</text:p>
          </table:table-cell>
          <table:table-cell office:value-type="float" office:value="0.605">
            <text:p>0,605</text:p>
          </table:table-cell>
          <table:table-cell office:value-type="float" office:value="0.23">
            <text:p>0,23</text:p>
          </table:table-cell>
          <table:table-cell office:value-type="float" office:value="0.199">
            <text:p>0,199</text:p>
          </table:table-cell>
          <table:table-cell office:value-type="float" office:value="0.19">
            <text:p>0,19</text:p>
          </table:table-cell>
          <table:table-cell office:value-type="float" office:value="0.18">
            <text:p>0,18</text:p>
          </table:table-cell>
          <table:table-cell office:value-type="float" office:value="0.17">
            <text:p>0,17</text:p>
          </table:table-cell>
          <table:table-cell office:value-type="float" office:value="0.164">
            <text:p>0,164</text:p>
          </table:table-cell>
          <table:table-cell table:style-name="ce10" office:value-type="float" office:value="0.154">
            <text:p>0,154</text:p>
          </table:table-cell>
          <table:table-cell table:style-name="ce29" office:value-type="float" office:value="0.227">
            <text:p>0,227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19" office:value-type="string">
            <text:p>Tot [s]</text:p>
          </table:table-cell>
          <table:table-cell table:style-name="ce34" table:formula="of:=SUM([.D52:.D56])" office:value-type="float" office:value="63.096">
            <text:p>63,10</text:p>
          </table:table-cell>
          <table:table-cell table:style-name="ce34" table:formula="of:=SUM([.E52:.E56])" office:value-type="float" office:value="53.955">
            <text:p>53,96</text:p>
          </table:table-cell>
          <table:table-cell table:style-name="ce34" table:formula="of:=SUM([.F52:.F56])" office:value-type="float" office:value="3.95252">
            <text:p>3,95</text:p>
          </table:table-cell>
          <table:table-cell table:style-name="ce34" table:formula="of:=SUM([.G52:.G56])" office:value-type="float" office:value="21.45">
            <text:p>21,45</text:p>
          </table:table-cell>
          <table:table-cell table:style-name="ce34"/>
          <table:table-cell table:style-name="ce34" table:formula="of:=SUM([.I$52:.I$56])" office:value-type="float" office:value="3.76">
            <text:p>3,76</text:p>
          </table:table-cell>
          <table:table-cell table:style-name="ce34" table:formula="of:=SUM([.J52:.J56])" office:value-type="float" office:value="43.971">
            <text:p>43,97</text:p>
          </table:table-cell>
          <table:table-cell table:style-name="ce34" table:formula="of:=SUM([.K52:.K56])" office:value-type="float" office:value="27.68">
            <text:p>27,68</text:p>
          </table:table-cell>
          <table:table-cell table:style-name="ce34" table:formula="of:=SUM([.L52:.L56])" office:value-type="float" office:value="21.289">
            <text:p>21,29</text:p>
          </table:table-cell>
          <table:table-cell table:style-name="ce34" table:formula="of:=SUM([.M52:.M56])" office:value-type="float" office:value="21.155">
            <text:p>21,16</text:p>
          </table:table-cell>
          <table:table-cell table:style-name="ce34" table:formula="of:=SUM([.N52:.N56])" office:value-type="float" office:value="3.79">
            <text:p>3,79</text:p>
          </table:table-cell>
          <table:table-cell table:style-name="ce34" table:formula="of:=SUM([.O$52:.O$56])" office:value-type="float" office:value="3.76">
            <text:p>3,76</text:p>
          </table:table-cell>
          <table:table-cell table:style-name="ce49" table:formula="of:=SUM([.P52:.P56])" office:value-type="float" office:value="3.613">
            <text:p>3,613</text:p>
          </table:table-cell>
          <table:table-cell table:style-name="ce49" table:formula="of:=SUM([.Q52:.Q56])" office:value-type="float" office:value="3.745">
            <text:p>3,745</text:p>
          </table:table-cell>
          <table:table-cell table:style-name="ce49" table:formula="of:=SUM([.R52:.R56])" office:value-type="float" office:value="5.197">
            <text:p>5,197</text:p>
          </table:table-cell>
          <table:table-cell table:style-name="Default"/>
          <table:table-cell table:style-name="ce57" table:formula="of:=SUM([.T52:.T56])" office:value-type="float" office:value="0">
            <text:p>0</text:p>
          </table:table-cell>
          <table:table-cell table:style-name="ce57" table:formula="of:=SUM([.U52:.U56])" office:value-type="float" office:value="0">
            <text:p>0</text:p>
          </table:table-cell>
          <table:table-cell table:style-name="ce57" table:formula="of:=SUM([.V52:.V56])" office:value-type="float" office:value="0">
            <text:p>0</text:p>
          </table:table-cell>
          <table:table-cell table:style-name="ce57" table:formula="of:=SUM([.W52:.W56])" office:value-type="float" office:value="0">
            <text:p>0</text:p>
          </table:table-cell>
          <table:table-cell table:number-columns-repeated="1001"/>
        </table:table-row>
        <table:table-row table:style-name="ro2" table:number-rows-repeated="2">
          <table:table-cell table:style-name="ce2" table:number-columns-repeated="2"/>
          <table:table-cell table:style-name="ce20"/>
          <table:table-cell table:style-name="ce35" table:number-columns-repeated="12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1">
          <table:table-cell table:style-name="ce3" office:value-type="string">
            <text:p>Canny_detector_MOD</text:p>
          </table:table-cell>
          <table:table-cell table:style-name="ce11" office:value-type="string">
            <text:p>custom = 0</text:p>
          </table:table-cell>
          <table:table-cell table:style-name="ce21" office:value-type="string">
            <text:p>Gaussian Blur [s]</text:p>
          </table:table-cell>
          <table:table-cell table:style-name="ce36" table:number-columns-repeated="2"/>
          <table:table-cell table:style-name="ce36" office:value-type="float" office:value="1.51">
            <text:p>1,51</text:p>
          </table:table-cell>
          <table:table-cell table:style-name="ce46" office:value-type="float" office:value="3.22">
            <text:p>3,22</text:p>
          </table:table-cell>
          <table:table-cell table:style-name="ce46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1">
          <table:table-cell table:style-name="ce2" office:value-type="string">
            <text:p>(cmd: ./canny_mod lena_secret.bmp 500 1 5 5 x)</text:p>
          </table:table-cell>
          <table:table-cell table:style-name="ce12" office:value-type="string">
            <text:p>[ OpenCV GaussianBlur conv: gf, DIV ]</text:p>
          </table:table-cell>
          <table:table-cell table:style-name="ce22" office:value-type="string">
            <text:p>Canny [s]</text:p>
          </table:table-cell>
          <table:table-cell table:style-name="ce37" table:number-columns-repeated="2"/>
          <table:table-cell table:style-name="ce37" office:value-type="float" office:value="3.47">
            <text:p>3,47</text:p>
          </table:table-cell>
          <table:table-cell table:style-name="ce47" office:value-type="float" office:value="6.36">
            <text:p>6,36</text:p>
          </table:table-cell>
          <table:table-cell table:style-name="ce47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1">
          <table:table-cell table:style-name="ce2"/>
          <table:table-cell table:style-name="ce11" office:value-type="string">
            <text:p>custom = 1</text:p>
          </table:table-cell>
          <table:table-cell table:style-name="ce21" office:value-type="string">
            <text:p>Gaussian Blur [s]</text:p>
          </table:table-cell>
          <table:table-cell table:style-name="ce36" table:number-columns-repeated="2"/>
          <table:table-cell table:style-name="ce36" office:value-type="float" office:value="6.56">
            <text:p>6,56</text:p>
          </table:table-cell>
          <table:table-cell table:style-name="ce46" office:value-type="float" office:value="47.65">
            <text:p>47,65</text:p>
          </table:table-cell>
          <table:table-cell table:style-name="ce46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1">
          <table:table-cell table:style-name="ce2"/>
          <table:table-cell table:style-name="ce12" office:value-type="string">
            <text:p>[ Custom convolution: gf, DIV ]</text:p>
          </table:table-cell>
          <table:table-cell table:style-name="ce22" office:value-type="string">
            <text:p>Canny [s]</text:p>
          </table:table-cell>
          <table:table-cell table:style-name="ce37" table:number-columns-repeated="2"/>
          <table:table-cell table:style-name="ce37" office:value-type="float" office:value="3.46">
            <text:p>3,46</text:p>
          </table:table-cell>
          <table:table-cell table:style-name="ce47" office:value-type="float" office:value="6.34">
            <text:p>6,34</text:p>
          </table:table-cell>
          <table:table-cell table:style-name="ce47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1">
          <table:table-cell table:style-name="ce2"/>
          <table:table-cell table:style-name="ce11" office:value-type="string">
            <text:p>custom = 2</text:p>
          </table:table-cell>
          <table:table-cell table:style-name="ce21" office:value-type="string">
            <text:p>Gaussian Blur [s]</text:p>
          </table:table-cell>
          <table:table-cell table:style-name="ce36" table:number-columns-repeated="2"/>
          <table:table-cell table:style-name="ce36" office:value-type="float" office:value="6.12">
            <text:p>6,12</text:p>
          </table:table-cell>
          <table:table-cell table:style-name="ce46" office:value-type="float" office:value="6.14">
            <text:p>6,14</text:p>
          </table:table-cell>
          <table:table-cell table:style-name="ce46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1">
          <table:table-cell table:style-name="ce2"/>
          <table:table-cell table:style-name="ce12" office:value-type="string">
            <text:p>[ Custom convolution: GI, DIV ]</text:p>
          </table:table-cell>
          <table:table-cell table:style-name="ce22" office:value-type="string">
            <text:p>Canny [s]</text:p>
          </table:table-cell>
          <table:table-cell table:style-name="ce37" table:number-columns-repeated="2"/>
          <table:table-cell table:style-name="ce37" office:value-type="float" office:value="3.47">
            <text:p>3,47</text:p>
          </table:table-cell>
          <table:table-cell table:style-name="ce47" office:value-type="float" office:value="6.29">
            <text:p>6,29</text:p>
          </table:table-cell>
          <table:table-cell table:style-name="ce47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1">
          <table:table-cell table:style-name="ce2"/>
          <table:table-cell table:style-name="ce11" office:value-type="string">
            <text:p>custom = 3</text:p>
          </table:table-cell>
          <table:table-cell table:style-name="ce21" office:value-type="string">
            <text:p>Gaussian Blur [s]</text:p>
          </table:table-cell>
          <table:table-cell table:style-name="ce36" table:number-columns-repeated="2"/>
          <table:table-cell table:style-name="ce36" office:value-type="float" office:value="6.06">
            <text:p>6,06</text:p>
          </table:table-cell>
          <table:table-cell table:style-name="ce46" office:value-type="float" office:value="6.06">
            <text:p>6,06</text:p>
          </table:table-cell>
          <table:table-cell table:style-name="ce46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1">
          <table:table-cell table:style-name="ce2"/>
          <table:table-cell table:style-name="ce12" office:value-type="string">
            <text:p>[ Custom convolution: GI, SHIFT ]</text:p>
          </table:table-cell>
          <table:table-cell table:style-name="ce22" office:value-type="string">
            <text:p>Canny [s]</text:p>
          </table:table-cell>
          <table:table-cell table:style-name="ce37" table:number-columns-repeated="2"/>
          <table:table-cell table:style-name="ce37" office:value-type="float" office:value="3.51">
            <text:p>3,51</text:p>
          </table:table-cell>
          <table:table-cell table:style-name="ce47" office:value-type="float" office:value="7.6">
            <text:p>7,60</text:p>
          </table:table-cell>
          <table:table-cell table:style-name="ce47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2">
          <table:table-cell table:style-name="ce2" table:number-columns-repeated="2"/>
          <table:table-cell table:style-name="ce20"/>
          <table:table-cell table:style-name="ce35" table:number-columns-repeated="12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2">
          <table:table-cell table:number-columns-repeated="2"/>
          <table:table-cell table:style-name="ce9"/>
          <table:table-cell table:number-columns-repeated="13"/>
          <table:table-cell table:style-name="ce10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4" table:number-columns-repeated="2"/>
          <table:table-cell table:style-name="ce23"/>
          <table:table-cell table:style-name="ce38"/>
          <table:table-cell table:style-name="ce44" table:number-columns-repeated="5"/>
          <table:table-cell table:style-name="ce48" table:number-columns-repeated="8"/>
          <table:table-cell table:style-name="ce53"/>
          <table:table-cell table:style-name="Default"/>
          <table:table-cell table:style-name="ce23"/>
          <table:table-cell table:style-name="ce4" table:number-columns-repeated="1004"/>
        </table:table-row>
        <table:table-row table:style-name="ro1">
          <table:table-cell table:style-name="ce5" table:number-columns-repeated="2"/>
          <table:table-cell table:style-name="ce24"/>
          <table:table-cell table:style-name="ce8" table:formula="of:=CONCATENATE([.D$15])" office:value-type="string" office:string-value="Small__AccPDC16">
            <text:p>Small__AccPDC16</text:p>
          </table:table-cell>
          <table:table-cell table:style-name="ce8" table:formula="of:=CONCATENATE([.E$15])" office:value-type="string" office:string-value="Small">
            <text:p>Small</text:p>
          </table:table-cell>
          <table:table-cell table:style-name="ce8" table:formula="of:=CONCATENATE([.F$15])" office:value-type="string" office:string-value="Default">
            <text:p>Default</text:p>
          </table:table-cell>
          <table:table-cell table:style-name="ce8" table:formula="of:=CONCATENATE([.G$15])" office:value-type="string" office:string-value="DefaultNoFPU">
            <text:p>DefaultNoFPU</text:p>
          </table:table-cell>
          <table:table-cell table:style-name="ce8" office:value-type="string">
            <text:p>NoFPU_L1_64K</text:p>
          </table:table-cell>
          <table:table-cell table:style-name="ce8" table:formula="of:=CONCATENATE([.I$15])" office:value-type="string" office:string-value="Default_L2_512_8_LRU">
            <text:p>Default_L2_512_8_LRU</text:p>
          </table:table-cell>
          <table:table-cell table:style-name="ce8" table:formula="of:=CONCATENATE([.J$15])" office:value-type="string" office:string-value="SmallFastMulDiv">
            <text:p>SmallFastMulDiv</text:p>
          </table:table-cell>
          <table:table-cell table:style-name="ce8" table:formula="of:=CONCATENATE([.K$15])" office:value-type="string" office:string-value="SmallBigCache">
            <text:p>SmallBigCache</text:p>
          </table:table-cell>
          <table:table-cell table:style-name="ce8" table:formula="of:=CONCATENATE([.L$15])" office:value-type="string" office:string-value="NoFPU_L2_128_2">
            <text:p>NoFPU_L2_128_2</text:p>
          </table:table-cell>
          <table:table-cell table:style-name="ce8" table:formula="of:=CONCATENATE([.M$15])" office:value-type="string" office:string-value="NoFPU_L2_128_2_LRU">
            <text:p>NoFPU_L2_128_2_LRU</text:p>
          </table:table-cell>
          <table:table-cell table:style-name="ce8" table:formula="of:=CONCATENATE([.N$15])" office:value-type="string" office:string-value="Default_L2_128_2_LRU">
            <text:p>Default_L2_128_2_LRU</text:p>
          </table:table-cell>
          <table:table-cell table:style-name="ce8" table:formula="of:=CONCATENATE([.O$15])" office:value-type="string" office:string-value="Default_L2_256_4_LRU">
            <text:p>Default_L2_256_4_LRU</text:p>
          </table:table-cell>
          <table:table-cell table:style-name="ce8" table:formula="of:=CONCATENATE([.P$15])" office:value-type="string" office:string-value="Default_L1_64K">
            <text:p>Default_L1_64K</text:p>
          </table:table-cell>
          <table:table-cell table:style-name="ce51"/>
          <table:table-cell table:style-name="ce54"/>
          <table:table-cell table:style-name="Default"/>
          <table:table-cell table:style-name="ce24"/>
          <table:table-cell table:style-name="ce5" table:number-columns-repeated="1004"/>
        </table:table-row>
        <table:table-row table:style-name="ro2">
          <table:table-cell/>
          <table:table-cell table:style-name="ce2"/>
          <table:table-cell table:style-name="ce3"/>
          <table:table-cell table:style-name="ce39"/>
          <table:table-cell table:style-name="ce45" table:number-columns-repeated="13"/>
          <table:table-cell table:style-name="ce55"/>
          <table:table-cell table:style-name="Default"/>
          <table:table-cell table:style-name="ce3"/>
          <table:table-cell table:style-name="ce2" table:number-columns-repeated="1004"/>
        </table:table-row>
        <table:table-row table:style-name="ro1">
          <table:table-cell/>
          <table:table-cell table:style-name="ce9" office:value-type="string">
            <text:p>Dhrystone_mod</text:p>
          </table:table-cell>
          <table:table-cell table:style-name="ce8" office:value-type="string">
            <text:p>us / dhry</text:p>
          </table:table-cell>
          <table:table-cell table:style-name="ce10" office:value-type="float" office:value="83.76">
            <text:p>83,76</text:p>
          </table:table-cell>
          <table:table-cell office:value-type="float" office:value="77.69">
            <text:p>77,69</text:p>
          </table:table-cell>
          <table:table-cell office:value-type="float" office:value="34.04">
            <text:p>34,04</text:p>
          </table:table-cell>
          <table:table-cell table:number-columns-repeated="2" office:value-type="float" office:value="34.16">
            <text:p>34,16</text:p>
          </table:table-cell>
          <table:table-cell office:value-type="float" office:value="34.04">
            <text:p>34,04</text:p>
          </table:table-cell>
          <table:table-cell office:value-type="float" office:value="59.78">
            <text:p>59,78</text:p>
          </table:table-cell>
          <table:table-cell office:value-type="float" office:value="51.24">
            <text:p>51,24</text:p>
          </table:table-cell>
          <table:table-cell table:number-columns-repeated="2" office:value-type="float" office:value="34.16">
            <text:p>34,16</text:p>
          </table:table-cell>
          <table:table-cell table:number-columns-repeated="3" office:value-type="float" office:value="34.04">
            <text:p>34,04</text:p>
          </table:table-cell>
          <table:table-cell table:style-name="ce29" office:value-type="float" office:value="34.04">
            <text:p>34,04</text:p>
          </table:table-cell>
          <table:table-cell table:style-name="ce29" office:value-type="float" office:value="42.72">
            <text:p>42,7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office:value-type="string">
            <text:p>(runs = 1000000)</text:p>
          </table:table-cell>
          <table:table-cell table:style-name="ce8" office:value-type="string">
            <text:p>dhry / sec</text:p>
          </table:table-cell>
          <table:table-cell table:style-name="ce10" office:value-type="float" office:value="11939.07">
            <text:p>11939,07</text:p>
          </table:table-cell>
          <table:table-cell office:value-type="float" office:value="12871.99">
            <text:p>12871,99</text:p>
          </table:table-cell>
          <table:table-cell office:value-type="float" office:value="29375.55">
            <text:p>29375,55</text:p>
          </table:table-cell>
          <table:table-cell office:value-type="float" office:value="29270.61">
            <text:p>29270,61</text:p>
          </table:table-cell>
          <table:table-cell office:value-type="float" office:value="29270.85">
            <text:p>29270,85</text:p>
          </table:table-cell>
          <table:table-cell office:value-type="float" office:value="29375.79">
            <text:p>29375,79</text:p>
          </table:table-cell>
          <table:table-cell office:value-type="float" office:value="16729.37">
            <text:p>16729,37</text:p>
          </table:table-cell>
          <table:table-cell office:value-type="float" office:value="19514.46">
            <text:p>19514,46</text:p>
          </table:table-cell>
          <table:table-cell office:value-type="float" office:value="29270.75">
            <text:p>29270,75</text:p>
          </table:table-cell>
          <table:table-cell office:value-type="float" office:value="29270.85">
            <text:p>29270,85</text:p>
          </table:table-cell>
          <table:table-cell office:value-type="float" office:value="29375.72">
            <text:p>29375,72</text:p>
          </table:table-cell>
          <table:table-cell office:value-type="float" office:value="29375.79">
            <text:p>29375,79</text:p>
          </table:table-cell>
          <table:table-cell office:value-type="float" office:value="29375.65">
            <text:p>29375,65</text:p>
          </table:table-cell>
          <table:table-cell table:style-name="ce29" office:value-type="float" office:value="29375.82">
            <text:p>29375,82</text:p>
          </table:table-cell>
          <table:table-cell table:style-name="ce29" office:value-type="float" office:value="23407.06">
            <text:p>23407,06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9"/>
          <table:table-cell table:style-name="ce8" office:value-type="string">
            <text:p>DMIPS</text:p>
          </table:table-cell>
          <table:table-cell table:style-name="ce10" office:value-type="float" office:value="6.795">
            <text:p>6,795</text:p>
          </table:table-cell>
          <table:table-cell office:value-type="float" office:value="7.326">
            <text:p>7,326</text:p>
          </table:table-cell>
          <table:table-cell office:value-type="float" office:value="16.719">
            <text:p>16,719</text:p>
          </table:table-cell>
          <table:table-cell table:number-columns-repeated="2" office:value-type="float" office:value="16.659">
            <text:p>16,659</text:p>
          </table:table-cell>
          <table:table-cell office:value-type="float" office:value="16.7192">
            <text:p>16,7192</text:p>
          </table:table-cell>
          <table:table-cell office:value-type="float" office:value="9.52">
            <text:p>9,52</text:p>
          </table:table-cell>
          <table:table-cell office:value-type="float" office:value="11.11">
            <text:p>11,11</text:p>
          </table:table-cell>
          <table:table-cell table:number-columns-repeated="2" office:value-type="float" office:value="16.659">
            <text:p>16,659</text:p>
          </table:table-cell>
          <table:table-cell office:value-type="float" office:value="16.719">
            <text:p>16,719</text:p>
          </table:table-cell>
          <table:table-cell office:value-type="float" office:value="16.7192">
            <text:p>16,7192</text:p>
          </table:table-cell>
          <table:table-cell office:value-type="float" office:value="16.71921">
            <text:p>16,71921</text:p>
          </table:table-cell>
          <table:table-cell table:style-name="ce29" office:value-type="float" office:value="16.71931">
            <text:p>16,71931</text:p>
          </table:table-cell>
          <table:table-cell table:style-name="ce29" office:value-type="float" office:value="13.32217">
            <text:p>13,32217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9"/>
          <table:table-cell table:style-name="ce25" table:formula="of:=MAX([.D75:.R75])" office:value-type="float" office:value="16.71931">
            <text:p>16,71931</text:p>
          </table:table-cell>
          <table:table-cell table:style-name="ce40" table:formula="of:=[.D$75]/[.$C$76]*100" office:value-type="float" office:value="40.6416293495366">
            <text:p>40,64</text:p>
          </table:table-cell>
          <table:table-cell table:style-name="ce40" table:formula="of:=[.E$75]/[.$C$76]*100" office:value-type="float" office:value="43.8175977357917">
            <text:p>43,82</text:p>
          </table:table-cell>
          <table:table-cell table:style-name="ce40" table:formula="of:=[.F$75]/[.$C$76]*100" office:value-type="float" office:value="99.9981458564977">
            <text:p>100,00</text:p>
          </table:table-cell>
          <table:table-cell table:style-name="ce40" table:formula="of:=[.G$75]/[.$C$76]*100" office:value-type="float" office:value="99.639279372175">
            <text:p>99,64</text:p>
          </table:table-cell>
          <table:table-cell table:style-name="ce40" table:formula="of:=[.H$75]/[.$C$76]*100" office:value-type="float" office:value="99.639279372175">
            <text:p>99,64</text:p>
          </table:table-cell>
          <table:table-cell table:style-name="ce40" table:formula="of:=[.I$75]/[.$C$76]*100" office:value-type="float" office:value="99.9993420781121">
            <text:p>100,00</text:p>
          </table:table-cell>
          <table:table-cell table:style-name="ce40" table:formula="of:=[.J$75]/[.$C$76]*100" office:value-type="float" office:value="56.9401488458555">
            <text:p>56,94</text:p>
          </table:table-cell>
          <table:table-cell table:style-name="ce40" table:formula="of:=[.K$75]/[.$C$76]*100" office:value-type="float" office:value="66.4501106804049">
            <text:p>66,45</text:p>
          </table:table-cell>
          <table:table-cell table:style-name="ce40" table:formula="of:=[.L$75]/[.$C$76]*100" office:value-type="float" office:value="99.639279372175">
            <text:p>99,64</text:p>
          </table:table-cell>
          <table:table-cell table:style-name="ce40" table:formula="of:=[.M$75]/[.$C$76]*100" office:value-type="float" office:value="99.639279372175">
            <text:p>99,64</text:p>
          </table:table-cell>
          <table:table-cell table:style-name="ce40" table:formula="of:=[.N$75]/[.$C$76]*100" office:value-type="float" office:value="99.9981458564977">
            <text:p>100,00</text:p>
          </table:table-cell>
          <table:table-cell table:style-name="ce40" table:formula="of:=[.O$75]/[.$C$76]*100" office:value-type="float" office:value="99.9993420781121">
            <text:p>100,00</text:p>
          </table:table-cell>
          <table:table-cell table:style-name="ce40" table:formula="of:=[.P$75]/[.$C$76]*100" office:value-type="float" office:value="99.9994018891928">
            <text:p>100,00</text:p>
          </table:table-cell>
          <table:table-cell table:style-name="ce40" table:formula="of:=[.Q$75]/[.$C$76]*100" office:value-type="float" office:value="100">
            <text:p>100,00</text:p>
          </table:table-cell>
          <table:table-cell table:style-name="ce40" table:formula="of:=[.R$75]/[.$C$76]*100" office:value-type="float" office:value="79.6813385241377">
            <text:p>79,68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9"/>
          <table:table-cell table:style-name="ce8"/>
          <table:table-cell table:style-name="ce10"/>
          <table:table-cell table:number-columns-repeated="12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9"/>
          <table:table-cell table:style-name="ce8"/>
          <table:table-cell table:number-columns-repeated="13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 office:value-type="string">
            <text:p>Whetstone</text:p>
          </table:table-cell>
          <table:table-cell table:style-name="ce8" office:value-type="string">
            <text:p>DP MIPS</text:p>
          </table:table-cell>
          <table:table-cell table:style-name="ce10" office:value-type="float" office:value="0.362367">
            <text:p>0,362367</text:p>
          </table:table-cell>
          <table:table-cell office:value-type="float" office:value="0.376533">
            <text:p>0,376533</text:p>
          </table:table-cell>
          <table:table-cell office:value-type="float" office:value="7.542">
            <text:p>7,542</text:p>
          </table:table-cell>
          <table:table-cell office:value-type="float" office:value="0.648">
            <text:p>0,648</text:p>
          </table:table-cell>
          <table:table-cell office:value-type="float" office:value="0.649">
            <text:p>0,649</text:p>
          </table:table-cell>
          <table:table-cell office:value-type="float" office:value="7.5428">
            <text:p>7,5428</text:p>
          </table:table-cell>
          <table:table-cell office:value-type="float" office:value="0.486499">
            <text:p>0,486499</text:p>
          </table:table-cell>
          <table:table-cell office:value-type="float" office:value="0.472728">
            <text:p>0,472728</text:p>
          </table:table-cell>
          <table:table-cell office:value-type="float" office:value="0.64864">
            <text:p>0,64864</text:p>
          </table:table-cell>
          <table:table-cell office:value-type="float" office:value="0.648647">
            <text:p>0,648647</text:p>
          </table:table-cell>
          <table:table-cell office:value-type="float" office:value="7.542">
            <text:p>7,542</text:p>
          </table:table-cell>
          <table:table-cell office:value-type="float" office:value="7.5428">
            <text:p>7,5428</text:p>
          </table:table-cell>
          <table:table-cell office:value-type="float" office:value="7.54048">
            <text:p>7,54048</text:p>
          </table:table-cell>
          <table:table-cell table:style-name="ce29" office:value-type="float" office:value="7.5428">
            <text:p>7,5428</text:p>
          </table:table-cell>
          <table:table-cell table:style-name="ce29" office:value-type="float" office:value="2.25602">
            <text:p>2,2560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13" office:value-type="string">
            <text:p>(loops = 1000, it=1)</text:p>
          </table:table-cell>
          <table:table-cell table:style-name="ce26" table:formula="of:=MAX([.D79:.R79])" office:value-type="float" office:value="7.5428">
            <text:p>7,5428</text:p>
          </table:table-cell>
          <table:table-cell table:style-name="ce41" table:formula="of:=[.D$79]/[.$C$80]*100" office:value-type="float" office:value="4.80414434957841">
            <text:p>4,80</text:p>
          </table:table-cell>
          <table:table-cell table:style-name="ce41" table:formula="of:=[.E$79]/[.$C$80]*100" office:value-type="float" office:value="4.99195259054993">
            <text:p>4,99</text:p>
          </table:table-cell>
          <table:table-cell table:style-name="ce41" table:formula="of:=[.F$79]/[.$C$80]*100" office:value-type="float" office:value="99.9893938590444">
            <text:p>99,99</text:p>
          </table:table-cell>
          <table:table-cell table:style-name="ce41" table:formula="of:=[.G$79]/[.$C$80]*100" office:value-type="float" office:value="8.59097417404677">
            <text:p>8,59</text:p>
          </table:table-cell>
          <table:table-cell table:style-name="ce41" table:formula="of:=[.H$79]/[.$C$80]*100" office:value-type="float" office:value="8.60423185024129">
            <text:p>8,60</text:p>
          </table:table-cell>
          <table:table-cell table:style-name="ce41" table:formula="of:=[.I$79]/[.$C$80]*100" office:value-type="float" office:value="100">
            <text:p>100,00</text:p>
          </table:table-cell>
          <table:table-cell table:style-name="ce41" table:formula="of:=[.J$79]/[.$C$80]*100" office:value-type="float" office:value="6.44984621095614">
            <text:p>6,45</text:p>
          </table:table-cell>
          <table:table-cell table:style-name="ce41" table:formula="of:=[.K$79]/[.$C$80]*100" office:value-type="float" office:value="6.26727475208145">
            <text:p>6,27</text:p>
          </table:table-cell>
          <table:table-cell table:style-name="ce41" table:formula="of:=[.L$79]/[.$C$80]*100" office:value-type="float" office:value="8.59945908681127">
            <text:p>8,60</text:p>
          </table:table-cell>
          <table:table-cell table:style-name="ce41" table:formula="of:=[.M$79]/[.$C$80]*100" office:value-type="float" office:value="8.59955189054462">
            <text:p>8,60</text:p>
          </table:table-cell>
          <table:table-cell table:style-name="ce41" table:formula="of:=[.N$79]/[.$C$80]*100" office:value-type="float" office:value="99.9893938590444">
            <text:p>99,99</text:p>
          </table:table-cell>
          <table:table-cell table:style-name="ce41" table:formula="of:=[.O$79]/[.$C$80]*100" office:value-type="float" office:value="100">
            <text:p>100,00</text:p>
          </table:table-cell>
          <table:table-cell table:style-name="ce41" table:formula="of:=[.P$79]/[.$C$80]*100" office:value-type="float" office:value="99.9692421912287">
            <text:p>99,97</text:p>
          </table:table-cell>
          <table:table-cell table:style-name="ce41" table:formula="of:=[.Q$79]/[.$C$80]*100" office:value-type="float" office:value="100">
            <text:p>100,00</text:p>
          </table:table-cell>
          <table:table-cell table:style-name="ce41" table:formula="of:=[.R$79]/[.$C$80]*100" office:value-type="float" office:value="29.9095826483534">
            <text:p>29,91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13"/>
          <table:table-cell table:style-name="ce10" table:number-columns-repeated="2"/>
          <table:table-cell table:number-columns-repeated="12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9"/>
          <table:table-cell table:style-name="ce8"/>
          <table:table-cell table:number-columns-repeated="13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 office:value-type="string">
            <text:p>Linpack</text:p>
          </table:table-cell>
          <table:table-cell table:style-name="ce8" office:value-type="string">
            <text:p>KFLOPS</text:p>
          </table:table-cell>
          <table:table-cell table:style-name="ce10" office:value-type="float" office:value="94.889">
            <text:p>94,889</text:p>
          </table:table-cell>
          <table:table-cell office:value-type="float" office:value="96.886">
            <text:p>96,886</text:p>
          </table:table-cell>
          <table:table-cell office:value-type="float" office:value="989.334">
            <text:p>989,334</text:p>
          </table:table-cell>
          <table:table-cell office:value-type="float" office:value="139.316">
            <text:p>139,316</text:p>
          </table:table-cell>
          <table:table-cell office:value-type="float" office:value="198.16">
            <text:p>198,16</text:p>
          </table:table-cell>
          <table:table-cell office:value-type="float" office:value="1035.362">
            <text:p>1035,362</text:p>
          </table:table-cell>
          <table:table-cell office:value-type="float" office:value="110.517">
            <text:p>110,517</text:p>
          </table:table-cell>
          <table:table-cell office:value-type="float" office:value="118.99">
            <text:p>118,99</text:p>
          </table:table-cell>
          <table:table-cell office:value-type="float" office:value="139.729">
            <text:p>139,729</text:p>
          </table:table-cell>
          <table:table-cell office:value-type="float" office:value="139.731">
            <text:p>139,731</text:p>
          </table:table-cell>
          <table:table-cell office:value-type="float" office:value="1035.416">
            <text:p>1035,416</text:p>
          </table:table-cell>
          <table:table-cell office:value-type="float" office:value="1035.413">
            <text:p>1035,413</text:p>
          </table:table-cell>
          <table:table-cell office:value-type="float" office:value="1042.097">
            <text:p>1042,097</text:p>
          </table:table-cell>
          <table:table-cell table:style-name="ce29" office:value-type="float" office:value="1057.886">
            <text:p>1057,886</text:p>
          </table:table-cell>
          <table:table-cell table:style-name="ce29" office:value-type="float" office:value="965.968">
            <text:p>965,96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13" office:value-type="string">
            <text:p>(ntimes = 10, sp, rolled)</text:p>
          </table:table-cell>
          <table:table-cell table:style-name="ce10" office:value-type="float" office:value="1035.362">
            <text:p>1035,362</text:p>
          </table:table-cell>
          <table:table-cell table:style-name="ce40" table:formula="of:=[.D$83]/[.$C$84]*100" office:value-type="float" office:value="9.16481385254626">
            <text:p>9,16</text:p>
          </table:table-cell>
          <table:table-cell table:style-name="ce40" table:formula="of:=[.E$83]/[.$C$84]*100" office:value-type="float" office:value="9.35769325124932">
            <text:p>9,36</text:p>
          </table:table-cell>
          <table:table-cell table:style-name="ce40" table:formula="of:=[.F$83]/[.$C$84]*100" office:value-type="float" office:value="95.5544051259366">
            <text:p>95,55</text:p>
          </table:table-cell>
          <table:table-cell table:style-name="ce40" table:formula="of:=[.G$83]/[.$C$84]*100" office:value-type="float" office:value="13.455776820088">
            <text:p>13,46</text:p>
          </table:table-cell>
          <table:table-cell table:style-name="ce40" table:formula="of:=[.H$83]/[.$C$84]*100" office:value-type="float" office:value="19.1391996229338">
            <text:p>19,14</text:p>
          </table:table-cell>
          <table:table-cell table:style-name="ce40" table:formula="of:=[.I$83]/[.$C$84]*100" office:value-type="float" office:value="100">
            <text:p>100,00</text:p>
          </table:table-cell>
          <table:table-cell table:style-name="ce40" table:formula="of:=[.J$83]/[.$C$84]*100" office:value-type="float" office:value="10.6742376096476">
            <text:p>10,67</text:p>
          </table:table-cell>
          <table:table-cell table:style-name="ce40" table:formula="of:=[.K$83]/[.$C$84]*100" office:value-type="float" office:value="11.4925987239246">
            <text:p>11,49</text:p>
          </table:table-cell>
          <table:table-cell table:style-name="ce40" table:formula="of:=[.L$83]/[.$C$84]*100" office:value-type="float" office:value="13.4956662500652">
            <text:p>13,50</text:p>
          </table:table-cell>
          <table:table-cell table:style-name="ce40" table:formula="of:=[.M$83]/[.$C$84]*100" office:value-type="float" office:value="13.4958594192176">
            <text:p>13,50</text:p>
          </table:table-cell>
          <table:table-cell table:style-name="ce40" table:formula="of:=[.N$83]/[.$C$84]*100" office:value-type="float" office:value="100.005215567116">
            <text:p>100,01</text:p>
          </table:table-cell>
          <table:table-cell table:style-name="ce40" table:formula="of:=[.O$83]/[.$C$84]*100" office:value-type="float" office:value="100.004925813387">
            <text:p>100,00</text:p>
          </table:table-cell>
          <table:table-cell table:style-name="ce40" table:formula="of:=[.P$83]/[.$C$84]*100" office:value-type="float" office:value="100.650497120814">
            <text:p>100,65</text:p>
          </table:table-cell>
          <table:table-cell table:style-name="ce40" table:formula="of:=[.Q$83]/[.$C$84]*100" office:value-type="float" office:value="102.175470994686">
            <text:p>102,18</text:p>
          </table:table-cell>
          <table:table-cell table:style-name="ce40" table:formula="of:=[.R$83]/[.$C$84]*100" office:value-type="float" office:value="93.297609918077">
            <text:p>93,30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13"/>
          <table:table-cell table:style-name="ce27"/>
          <table:table-cell table:style-name="ce10"/>
          <table:table-cell table:number-columns-repeated="12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9"/>
          <table:table-cell table:style-name="ce8"/>
          <table:table-cell table:number-columns-repeated="13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 office:value-type="string">
            <text:p>Dhrystone_riscv</text:p>
          </table:table-cell>
          <table:table-cell table:style-name="ce8" office:value-type="string">
            <text:p>cycle</text:p>
          </table:table-cell>
          <table:table-cell office:value-type="string">
            <text:p>982350</text:p>
          </table:table-cell>
          <table:table-cell office:value-type="float" office:value="828983">
            <text:p>828983</text:p>
          </table:table-cell>
          <table:table-cell table:style-name="ce45" office:value-type="float" office:value="164271">
            <text:p>164271</text:p>
          </table:table-cell>
          <table:table-cell office:value-type="float" office:value="171513">
            <text:p>171513</text:p>
          </table:table-cell>
          <table:table-cell office:value-type="float" office:value="169594">
            <text:p>169594</text:p>
          </table:table-cell>
          <table:table-cell office:value-type="float" office:value="162430">
            <text:p>162430</text:p>
          </table:table-cell>
          <table:table-cell table:style-name="ce45" office:value-type="float" office:value="694594">
            <text:p>694594</text:p>
          </table:table-cell>
          <table:table-cell table:style-name="ce45" office:value-type="float" office:value="261992">
            <text:p>261992</text:p>
          </table:table-cell>
          <table:table-cell table:style-name="ce45" office:value-type="float" office:value="169572">
            <text:p>169572</text:p>
          </table:table-cell>
          <table:table-cell table:style-name="ce45" office:value-type="float" office:value="169558">
            <text:p>169558</text:p>
          </table:table-cell>
          <table:table-cell table:number-columns-repeated="2" office:value-type="float" office:value="162496">
            <text:p>162496</text:p>
          </table:table-cell>
          <table:table-cell office:value-type="float" office:value="164217">
            <text:p>164217</text:p>
          </table:table-cell>
          <table:table-cell table:style-name="ce29" office:value-type="float" office:value="162434">
            <text:p>162434</text:p>
          </table:table-cell>
          <table:table-cell table:style-name="ce29" office:value-type="string">
            <text:p>ERROR (tohost = 1337)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13" office:value-type="string">
            <text:p>(original config, instret_IMA = 155498)</text:p>
          </table:table-cell>
          <table:table-cell table:style-name="ce28" table:formula="of:=MIN([.D87:.AD87])" office:value-type="float" office:value="162430">
            <text:p>162430</text:p>
          </table:table-cell>
          <table:table-cell table:style-name="ce41" table:formula="of:=[.D$87]/[.$C$88] * 100" office:value-type="float" office:value="604.783599088838">
            <text:p>604,78</text:p>
          </table:table-cell>
          <table:table-cell table:style-name="ce41" table:formula="of:=[.E$87]/[.$C$88] * 100" office:value-type="float" office:value="510.363233392846">
            <text:p>510,36</text:p>
          </table:table-cell>
          <table:table-cell table:style-name="ce41" table:formula="of:=[.F$87]/[.$C$88] * 100" office:value-type="float" office:value="101.133411315644">
            <text:p>101,13</text:p>
          </table:table-cell>
          <table:table-cell table:style-name="ce41" table:formula="of:=[.G$87]/[.$C$88] * 100" office:value-type="float" office:value="105.591947300376">
            <text:p>105,59</text:p>
          </table:table-cell>
          <table:table-cell table:style-name="ce41" table:formula="of:=[.H$87]/[.$C$88] * 100" office:value-type="float" office:value="104.410515298898">
            <text:p>104,41</text:p>
          </table:table-cell>
          <table:table-cell table:style-name="ce41" table:formula="of:=[.I$87]/[.$C$88] * 100" office:value-type="float" office:value="100">
            <text:p>100,00</text:p>
          </table:table-cell>
          <table:table-cell table:style-name="ce41" table:formula="of:=[.J$87]/[.$C$88] * 100" office:value-type="float" office:value="427.626669950132">
            <text:p>427,63</text:p>
          </table:table-cell>
          <table:table-cell table:style-name="ce41" table:formula="of:=[.K$87]/[.$C$88] * 100" office:value-type="float" office:value="161.295327217878">
            <text:p>161,30</text:p>
          </table:table-cell>
          <table:table-cell table:style-name="ce41" table:formula="of:=[.L$87]/[.$C$88] * 100" office:value-type="float" office:value="104.396971002894">
            <text:p>104,40</text:p>
          </table:table-cell>
          <table:table-cell table:style-name="ce41" table:formula="of:=[.M$87]/[.$C$88] * 100" office:value-type="float" office:value="104.388351905436">
            <text:p>104,39</text:p>
          </table:table-cell>
          <table:table-cell table:style-name="ce41" table:formula="of:=[.N$87]/[.$C$88] * 100" office:value-type="float" office:value="100.040632888013">
            <text:p>100,04</text:p>
          </table:table-cell>
          <table:table-cell table:style-name="ce41" table:formula="of:=[.O$87]/[.$C$88] * 100" office:value-type="float" office:value="100.040632888013">
            <text:p>100,04</text:p>
          </table:table-cell>
          <table:table-cell table:style-name="ce41" table:formula="of:=[.P$87]/[.$C$88] * 100" office:value-type="float" office:value="101.100166225451">
            <text:p>101,10</text:p>
          </table:table-cell>
          <table:table-cell table:style-name="ce41" table:formula="of:=[.Q$87]/[.$C$88] * 100" office:value-type="float" office:value="100.002462599274">
            <text:p>100,00</text:p>
          </table:table-cell>
          <table:table-cell table:style-name="ce41" table:formula="of:=[.R$87]/[.$C$88] * 100" office:value-type="float" office:value="0">
            <text:p>#VALORE!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13" office:value-type="string">
            <text:p>instret_G = 147992</text:p>
          </table:table-cell>
          <table:table-cell table:style-name="ce8"/>
          <table:table-cell table:number-columns-repeated="13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9"/>
          <table:table-cell table:style-name="ce8"/>
          <table:table-cell table:number-columns-repeated="13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 office:value-type="string">
            <text:p>Median</text:p>
          </table:table-cell>
          <table:table-cell table:style-name="ce8" office:value-type="string">
            <text:p>cycle</text:p>
          </table:table-cell>
          <table:table-cell table:style-name="ce10" office:value-type="float" office:value="669614">
            <text:p>669614</text:p>
          </table:table-cell>
          <table:table-cell office:value-type="float" office:value="553339">
            <text:p>553339</text:p>
          </table:table-cell>
          <table:table-cell office:value-type="float" office:value="500776">
            <text:p>500776</text:p>
          </table:table-cell>
          <table:table-cell office:value-type="float" office:value="505901">
            <text:p>505901</text:p>
          </table:table-cell>
          <table:table-cell office:value-type="float" office:value="501193">
            <text:p>501193</text:p>
          </table:table-cell>
          <table:table-cell office:value-type="float" office:value="447560">
            <text:p>447560</text:p>
          </table:table-cell>
          <table:table-cell office:value-type="float" office:value="589303">
            <text:p>589303</text:p>
          </table:table-cell>
          <table:table-cell office:value-type="float" office:value="506222">
            <text:p>506222</text:p>
          </table:table-cell>
          <table:table-cell office:value-type="float" office:value="536750">
            <text:p>536750</text:p>
          </table:table-cell>
          <table:table-cell office:value-type="float" office:value="527675">
            <text:p>527675</text:p>
          </table:table-cell>
          <table:table-cell office:value-type="float" office:value="534228">
            <text:p>534228</text:p>
          </table:table-cell>
          <table:table-cell office:value-type="float" office:value="491742">
            <text:p>491742</text:p>
          </table:table-cell>
          <table:table-cell office:value-type="float" office:value="497095">
            <text:p>497095</text:p>
          </table:table-cell>
          <table:table-cell table:style-name="ce29" office:value-type="float" office:value="515867">
            <text:p>515867</text:p>
          </table:table-cell>
          <table:table-cell table:style-name="ce29" office:value-type="float" office:value="548964">
            <text:p>54896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13" office:value-type="string">
            <text:p>(data_size=30000, instret = 300507)</text:p>
          </table:table-cell>
          <table:table-cell table:style-name="ce25" table:formula="of:=MIN([.D91:.AD91])" office:value-type="float" office:value="447560">
            <text:p>447560</text:p>
          </table:table-cell>
          <table:table-cell table:style-name="ce40" table:formula="of:=[.D$91]/[.$C$92] * 100" office:value-type="float" office:value="149.614353382787">
            <text:p>149,61</text:p>
          </table:table-cell>
          <table:table-cell table:style-name="ce40" table:formula="of:=[.E$91]/[.$C$92] * 100" office:value-type="float" office:value="123.634596478684">
            <text:p>123,63</text:p>
          </table:table-cell>
          <table:table-cell table:style-name="ce40" table:formula="of:=[.F$91]/[.$C$92] * 100" office:value-type="float" office:value="111.890249352042">
            <text:p>111,89</text:p>
          </table:table-cell>
          <table:table-cell table:style-name="ce40" table:formula="of:=[.G$91]/[.$C$92] * 100" office:value-type="float" office:value="113.035347216016">
            <text:p>113,04</text:p>
          </table:table-cell>
          <table:table-cell table:style-name="ce40" table:formula="of:=[.H$91]/[.$C$92] * 100" office:value-type="float" office:value="111.983421217267">
            <text:p>111,98</text:p>
          </table:table-cell>
          <table:table-cell table:style-name="ce40" table:formula="of:=[.I$91]/[.$C$92] * 100" office:value-type="float" office:value="100">
            <text:p>100,00</text:p>
          </table:table-cell>
          <table:table-cell table:style-name="ce40" table:formula="of:=[.J$91]/[.$C$92] * 100" office:value-type="float" office:value="131.67016712843">
            <text:p>131,67</text:p>
          </table:table-cell>
          <table:table-cell table:style-name="ce40" table:formula="of:=[.K$91]/[.$C$92] * 100" office:value-type="float" office:value="113.107069443203">
            <text:p>113,11</text:p>
          </table:table-cell>
          <table:table-cell table:style-name="ce40" table:formula="of:=[.L$91]/[.$C$92] * 100" office:value-type="float" office:value="119.928054339083">
            <text:p>119,93</text:p>
          </table:table-cell>
          <table:table-cell table:style-name="ce40" table:formula="of:=[.M$91]/[.$C$92] * 100" office:value-type="float" office:value="117.900393243364">
            <text:p>117,90</text:p>
          </table:table-cell>
          <table:table-cell table:style-name="ce40" table:formula="of:=[.N$91]/[.$C$92] * 100" office:value-type="float" office:value="119.364554473143">
            <text:p>119,36</text:p>
          </table:table-cell>
          <table:table-cell table:style-name="ce40" table:formula="of:=[.O$91]/[.$C$92] * 100" office:value-type="float" office:value="109.871749039235">
            <text:p>109,87</text:p>
          </table:table-cell>
          <table:table-cell table:style-name="ce41" table:formula="of:=[.P$91]/[.$C$92] * 100" office:value-type="float" office:value="111.067789793547">
            <text:p>111,07</text:p>
          </table:table-cell>
          <table:table-cell table:style-name="ce41" table:formula="of:=[.Q$91]/[.$C$92] * 100" office:value-type="float" office:value="115.262087764769">
            <text:p>115,26</text:p>
          </table:table-cell>
          <table:table-cell table:style-name="ce41" table:formula="of:=[.R$91]/[.$C$92] * 100" office:value-type="float" office:value="122.657073911878">
            <text:p>122,66</text:p>
          </table:table-cell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29"/>
          <table:table-cell table:style-name="ce33" table:number-columns-repeated="12"/>
          <table:table-cell table:style-name="ce42"/>
          <table:table-cell table:style-name="ce29"/>
          <table:table-cell table:style-name="ce56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9"/>
          <table:table-cell table:style-name="ce8"/>
          <table:table-cell table:number-columns-repeated="13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 office:value-type="string">
            <text:p>qsort</text:p>
          </table:table-cell>
          <table:table-cell table:style-name="ce8" office:value-type="string">
            <text:p>cycle</text:p>
          </table:table-cell>
          <table:table-cell table:style-name="ce10" office:value-type="float" office:value="5747771">
            <text:p>5747771</text:p>
          </table:table-cell>
          <table:table-cell office:value-type="float" office:value="5102963">
            <text:p>5102963</text:p>
          </table:table-cell>
          <table:table-cell office:value-type="float" office:value="4442682">
            <text:p>4442682</text:p>
          </table:table-cell>
          <table:table-cell office:value-type="float" office:value="4437645">
            <text:p>4437645</text:p>
          </table:table-cell>
          <table:table-cell office:value-type="float" office:value="4225640">
            <text:p>4225640</text:p>
          </table:table-cell>
          <table:table-cell office:value-type="float" office:value="4013645">
            <text:p>4013645</text:p>
          </table:table-cell>
          <table:table-cell office:value-type="float" office:value="4954611">
            <text:p>4954611</text:p>
          </table:table-cell>
          <table:table-cell office:value-type="float" office:value="4438157">
            <text:p>4438157</text:p>
          </table:table-cell>
          <table:table-cell office:value-type="float" office:value="4099333">
            <text:p>4099333</text:p>
          </table:table-cell>
          <table:table-cell office:value-type="float" office:value="4088295">
            <text:p>4088295</text:p>
          </table:table-cell>
          <table:table-cell office:value-type="float" office:value="4093703">
            <text:p>4093703</text:p>
          </table:table-cell>
          <table:table-cell office:value-type="float" office:value="4014006">
            <text:p>4014006</text:p>
          </table:table-cell>
          <table:table-cell office:value-type="float" office:value="4240161">
            <text:p>4240161</text:p>
          </table:table-cell>
          <table:table-cell table:style-name="ce29" office:value-type="float" office:value="3913775">
            <text:p>3913775</text:p>
          </table:table-cell>
          <table:table-cell table:style-name="ce29" office:value-type="float" office:value="4613841">
            <text:p>4613841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13" office:value-type="string">
            <text:p>(data_size=30000, instret = 2361068)</text:p>
          </table:table-cell>
          <table:table-cell table:style-name="ce10" office:value-type="float" office:value="4013645">
            <text:p>4013645</text:p>
          </table:table-cell>
          <table:table-cell table:style-name="ce40" table:formula="of:=[.D$95] / [.$C$96] * 100" office:value-type="float" office:value="143.205764336407">
            <text:p>143,21</text:p>
          </table:table-cell>
          <table:table-cell table:style-name="ce40" table:formula="of:=[.E$95] / [.$C$96] * 100" office:value-type="float" office:value="127.140367421633">
            <text:p>127,14</text:p>
          </table:table-cell>
          <table:table-cell table:style-name="ce40" table:formula="of:=[.F$95] / [.$C$96] * 100" office:value-type="float" office:value="110.689460577605">
            <text:p>110,69</text:p>
          </table:table-cell>
          <table:table-cell table:style-name="ce40" table:formula="of:=[.G$95] / [.$C$96] * 100" office:value-type="float" office:value="110.5639636789">
            <text:p>110,56</text:p>
          </table:table-cell>
          <table:table-cell table:style-name="ce40" table:formula="of:=[.H$95] / [.$C$96] * 100" office:value-type="float" office:value="105.281857264407">
            <text:p>105,28</text:p>
          </table:table-cell>
          <table:table-cell table:style-name="ce40" table:formula="of:=[.I$95] / [.$C$96] * 100" office:value-type="float" office:value="100">
            <text:p>100,00</text:p>
          </table:table-cell>
          <table:table-cell table:style-name="ce40" table:formula="of:=[.J$95] / [.$C$96] * 100" office:value-type="float" office:value="123.444176054434">
            <text:p>123,44</text:p>
          </table:table-cell>
          <table:table-cell table:style-name="ce40" table:formula="of:=[.K$95] / [.$C$96] * 100" office:value-type="float" office:value="110.576720163343">
            <text:p>110,58</text:p>
          </table:table-cell>
          <table:table-cell table:style-name="ce40" table:formula="of:=[.L$95] / [.$C$96] * 100" office:value-type="float" office:value="102.134917263485">
            <text:p>102,13</text:p>
          </table:table-cell>
          <table:table-cell table:style-name="ce40" table:formula="of:=[.M$95] / [.$C$96] * 100" office:value-type="float" office:value="101.859905397712">
            <text:p>101,86</text:p>
          </table:table-cell>
          <table:table-cell table:style-name="ce40" table:formula="of:=[.N$95] / [.$C$96] * 100" office:value-type="float" office:value="101.994645764635">
            <text:p>101,99</text:p>
          </table:table-cell>
          <table:table-cell table:style-name="ce40" table:formula="of:=[.O$95] / [.$C$96] * 100" office:value-type="float" office:value="100.008994318132">
            <text:p>100,01</text:p>
          </table:table-cell>
          <table:table-cell table:style-name="ce40" table:formula="of:=[.P$95]/[.$C$96] * 100" office:value-type="float" office:value="105.6436481054">
            <text:p>105,64</text:p>
          </table:table-cell>
          <table:table-cell table:style-name="ce40" table:formula="of:=[.Q$95]/[.$C$96] * 100" office:value-type="float" office:value="97.5117380834628">
            <text:p>97,51</text:p>
          </table:table-cell>
          <table:table-cell table:style-name="ce40" table:formula="of:=[.R$95]/[.$C$96] * 100" office:value-type="float" office:value="114.953888547692">
            <text:p>114,95</text:p>
          </table:table-cell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29"/>
          <table:table-cell table:style-name="ce33" table:number-columns-repeated="13"/>
          <table:table-cell table:style-name="ce29"/>
          <table:table-cell table:style-name="ce56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9"/>
          <table:table-cell table:style-name="ce8"/>
          <table:table-cell table:number-columns-repeated="13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 office:value-type="string">
            <text:p>rsort</text:p>
          </table:table-cell>
          <table:table-cell table:style-name="ce8" office:value-type="string">
            <text:p>cycle</text:p>
          </table:table-cell>
          <table:table-cell table:style-name="ce10" office:value-type="float" office:value="14580255">
            <text:p>14580255</text:p>
          </table:table-cell>
          <table:table-cell office:value-type="float" office:value="10500931">
            <text:p>10500931</text:p>
          </table:table-cell>
          <table:table-cell office:value-type="float" office:value="4981994">
            <text:p>4981994</text:p>
          </table:table-cell>
          <table:table-cell office:value-type="float" office:value="4980437">
            <text:p>4980437</text:p>
          </table:table-cell>
          <table:table-cell office:value-type="float" office:value="3651189">
            <text:p>3651189</text:p>
          </table:table-cell>
          <table:table-cell office:value-type="float" office:value="3397052">
            <text:p>3397052</text:p>
          </table:table-cell>
          <table:table-cell office:value-type="float" office:value="9666626">
            <text:p>9666626</text:p>
          </table:table-cell>
          <table:table-cell office:value-type="float" office:value="4975893">
            <text:p>4975893</text:p>
          </table:table-cell>
          <table:table-cell office:value-type="float" office:value="4108437">
            <text:p>4108437</text:p>
          </table:table-cell>
          <table:table-cell office:value-type="float" office:value="4056885">
            <text:p>4056885</text:p>
          </table:table-cell>
          <table:table-cell office:value-type="float" office:value="4055072">
            <text:p>4055072</text:p>
          </table:table-cell>
          <table:table-cell office:value-type="float" office:value="3498988">
            <text:p>3498988</text:p>
          </table:table-cell>
          <table:table-cell office:value-type="float" office:value="3665366">
            <text:p>3665366</text:p>
          </table:table-cell>
          <table:table-cell table:style-name="ce29" office:value-type="float" office:value="2911520">
            <text:p>2911520</text:p>
          </table:table-cell>
          <table:table-cell table:style-name="ce29" office:value-type="float" office:value="5356538">
            <text:p>535653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13" office:value-type="string">
            <text:p>(data_size=30000, instret = 1927273)</text:p>
          </table:table-cell>
          <table:table-cell table:style-name="ce10" office:value-type="float" office:value="3397052">
            <text:p>3397052</text:p>
          </table:table-cell>
          <table:table-cell table:style-name="ce40" table:formula="of:=[.D$99] / [.$C$100] * 100" office:value-type="float" office:value="429.203173810704">
            <text:p>429,20</text:p>
          </table:table-cell>
          <table:table-cell table:style-name="ce40" table:formula="of:=[.E$99] / [.$C$100] * 100" office:value-type="float" office:value="309.118936065742">
            <text:p>309,12</text:p>
          </table:table-cell>
          <table:table-cell table:style-name="ce40" table:formula="of:=[.F$99] / [.$C$100] * 100" office:value-type="float" office:value="146.656395015443">
            <text:p>146,66</text:p>
          </table:table-cell>
          <table:table-cell table:style-name="ce40" table:formula="of:=[.G$99] / [.$C$100] * 100" office:value-type="float" office:value="146.610561157144">
            <text:p>146,61</text:p>
          </table:table-cell>
          <table:table-cell table:style-name="ce40" table:formula="of:=[.H$99] / [.$C$100] * 100" office:value-type="float" office:value="107.481104204469">
            <text:p>107,48</text:p>
          </table:table-cell>
          <table:table-cell table:style-name="ce40" table:formula="of:=[.I$99] / [.$C$100] * 100" office:value-type="float" office:value="100">
            <text:p>100,00</text:p>
          </table:table-cell>
          <table:table-cell table:style-name="ce40" table:formula="of:=[.J$99] / [.$C$100] * 100" office:value-type="float" office:value="284.559259028122">
            <text:p>284,56</text:p>
          </table:table-cell>
          <table:table-cell table:style-name="ce40" table:formula="of:=[.K$99] / [.$C$100] * 100" office:value-type="float" office:value="146.476798117898">
            <text:p>146,48</text:p>
          </table:table-cell>
          <table:table-cell table:style-name="ce40" table:formula="of:=[.L$99] / [.$C$100] * 100" office:value-type="float" office:value="120.941245527004">
            <text:p>120,94</text:p>
          </table:table-cell>
          <table:table-cell table:style-name="ce40" table:formula="of:=[.M$99] / [.$C$100] * 100" office:value-type="float" office:value="119.423694426815">
            <text:p>119,42</text:p>
          </table:table-cell>
          <table:table-cell table:style-name="ce40" table:formula="of:=[.N$99] / [.$C$100] * 100" office:value-type="float" office:value="119.370324622643">
            <text:p>119,37</text:p>
          </table:table-cell>
          <table:table-cell table:style-name="ce40" table:formula="of:=[.O$99] / [.$C$100] * 100" office:value-type="float" office:value="103.000719447333">
            <text:p>103,00</text:p>
          </table:table-cell>
          <table:table-cell table:style-name="ce40" table:formula="of:=[.P$99]/[.$C$100] * 100" office:value-type="float" office:value="107.898436644479">
            <text:p>107,90</text:p>
          </table:table-cell>
          <table:table-cell table:style-name="ce40" table:formula="of:=[.Q$99]/[.$C$100] * 100" office:value-type="float" office:value="85.7072544076452">
            <text:p>85,71</text:p>
          </table:table-cell>
          <table:table-cell table:style-name="ce40" table:formula="of:=[.R$99]/[.$C$100] * 100" office:value-type="float" office:value="157.681954824359">
            <text:p>157,68</text:p>
          </table:table-cell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29"/>
          <table:table-cell table:style-name="ce33" table:number-columns-repeated="13"/>
          <table:table-cell table:style-name="ce29"/>
          <table:table-cell table:style-name="ce56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9"/>
          <table:table-cell table:style-name="ce8"/>
          <table:table-cell table:number-columns-repeated="13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 office:value-type="string">
            <text:p>towers</text:p>
          </table:table-cell>
          <table:table-cell table:style-name="ce8" office:value-type="string">
            <text:p>cycle</text:p>
          </table:table-cell>
          <table:table-cell table:style-name="ce10" office:value-type="float" office:value="3445909">
            <text:p>3445909</text:p>
          </table:table-cell>
          <table:table-cell office:value-type="float" office:value="3199504">
            <text:p>3199504</text:p>
          </table:table-cell>
          <table:table-cell table:style-name="ce45" office:value-type="float" office:value="3172934">
            <text:p>3172934</text:p>
          </table:table-cell>
          <table:table-cell office:value-type="float" office:value="3173060">
            <text:p>3173060</text:p>
          </table:table-cell>
          <table:table-cell office:value-type="float" office:value="3171634">
            <text:p>3171634</text:p>
          </table:table-cell>
          <table:table-cell office:value-type="float" office:value="3171960">
            <text:p>3171960</text:p>
          </table:table-cell>
          <table:table-cell table:style-name="ce45" office:value-type="float" office:value="3445000">
            <text:p>3445000</text:p>
          </table:table-cell>
          <table:table-cell table:style-name="ce45" office:value-type="float" office:value="3173049">
            <text:p>3173049</text:p>
          </table:table-cell>
          <table:table-cell table:style-name="ce45" office:value-type="float" office:value="3172051">
            <text:p>3172051</text:p>
          </table:table-cell>
          <table:table-cell table:style-name="ce45" office:value-type="float" office:value="3171991">
            <text:p>3171991</text:p>
          </table:table-cell>
          <table:table-cell office:value-type="float" office:value="3171965">
            <text:p>3171965</text:p>
          </table:table-cell>
          <table:table-cell office:value-type="float" office:value="3171950">
            <text:p>3171950</text:p>
          </table:table-cell>
          <table:table-cell office:value-type="float" office:value="3172966">
            <text:p>3172966</text:p>
          </table:table-cell>
          <table:table-cell table:style-name="ce29" office:value-type="float" office:value="3171944">
            <text:p>3171944</text:p>
          </table:table-cell>
          <table:table-cell table:style-name="ce29" office:value-type="float" office:value="3199017">
            <text:p>3199017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13" office:value-type="string">
            <text:p>(NUM_DISCS=12, instret = 3146144)</text:p>
          </table:table-cell>
          <table:table-cell table:style-name="ce10" office:value-type="float" office:value="3171960">
            <text:p>3171960</text:p>
          </table:table-cell>
          <table:table-cell table:style-name="ce40" table:formula="of:=[.D$103] / [.$C$104] * 100" office:value-type="float" office:value="108.636584320105">
            <text:p>108,64</text:p>
          </table:table-cell>
          <table:table-cell table:style-name="ce40" table:formula="of:=[.E$103] / [.$C$104] * 100" office:value-type="float" office:value="100.8683589957">
            <text:p>100,87</text:p>
          </table:table-cell>
          <table:table-cell table:style-name="ce40" table:formula="of:=[.F$103] / [.$C$104] * 100" office:value-type="float" office:value="100.030706566287">
            <text:p>100,03</text:p>
          </table:table-cell>
          <table:table-cell table:style-name="ce40" table:formula="of:=[.G$103] / [.$C$104] * 100" office:value-type="float" office:value="100.03467887363">
            <text:p>100,03</text:p>
          </table:table-cell>
          <table:table-cell table:style-name="ce40" table:formula="of:=[.H$103] / [.$C$104] * 100" office:value-type="float" office:value="99.989722442906">
            <text:p>99,99</text:p>
          </table:table-cell>
          <table:table-cell table:style-name="ce40" table:formula="of:=[.I$103] / [.$C$104] * 100" office:value-type="float" office:value="100">
            <text:p>100,00</text:p>
          </table:table-cell>
          <table:table-cell table:style-name="ce40" table:formula="of:=[.J$103] / [.$C$104] * 100" office:value-type="float" office:value="108.607926959987">
            <text:p>108,61</text:p>
          </table:table-cell>
          <table:table-cell table:style-name="ce40" table:formula="of:=[.K$103] / [.$C$104] * 100" office:value-type="float" office:value="100.034332084894">
            <text:p>100,03</text:p>
          </table:table-cell>
          <table:table-cell table:style-name="ce40" table:formula="of:=[.L$103] / [.$C$104] * 100" office:value-type="float" office:value="100.002868888637">
            <text:p>100,00</text:p>
          </table:table-cell>
          <table:table-cell table:style-name="ce40" table:formula="of:=[.M$103] / [.$C$104] * 100" office:value-type="float" office:value="100.000977313711">
            <text:p>100,00</text:p>
          </table:table-cell>
          <table:table-cell table:style-name="ce40" table:formula="of:=[.N$103] / [.$C$104] * 100" office:value-type="float" office:value="100.000157631244">
            <text:p>100,00</text:p>
          </table:table-cell>
          <table:table-cell table:style-name="ce40" table:formula="of:=[.O$103] / [.$C$104] * 100" office:value-type="float" office:value="99.9996847375125">
            <text:p>100,00</text:p>
          </table:table-cell>
          <table:table-cell table:style-name="ce40" table:formula="of:=[.P$103]/[.$C$104] * 100" office:value-type="float" office:value="100.031715406247">
            <text:p>100,03</text:p>
          </table:table-cell>
          <table:table-cell table:style-name="ce40" table:formula="of:=[.Q$103]/[.$C$104] * 100" office:value-type="float" office:value="99.9994955800199">
            <text:p>100,00</text:p>
          </table:table-cell>
          <table:table-cell table:style-name="ce40" table:formula="of:=[.R$103]/[.$C$104] * 100" office:value-type="float" office:value="100.853005712556">
            <text:p>100,85</text:p>
          </table:table-cell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29"/>
          <table:table-cell table:style-name="ce33" table:number-columns-repeated="13"/>
          <table:table-cell table:style-name="ce29"/>
          <table:table-cell table:style-name="ce56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9"/>
          <table:table-cell table:style-name="ce8"/>
          <table:table-cell table:number-columns-repeated="13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 office:value-type="string">
            <text:p>vvadd</text:p>
          </table:table-cell>
          <table:table-cell table:style-name="ce8" office:value-type="string">
            <text:p>cycle</text:p>
          </table:table-cell>
          <table:table-cell table:style-name="ce10" office:value-type="float" office:value="4884096">
            <text:p>4884096</text:p>
          </table:table-cell>
          <table:table-cell office:value-type="float" office:value="3441195">
            <text:p>3441195</text:p>
          </table:table-cell>
          <table:table-cell office:value-type="float" office:value="384952">
            <text:p>384952</text:p>
          </table:table-cell>
          <table:table-cell office:value-type="float" office:value="476667">
            <text:p>476667</text:p>
          </table:table-cell>
          <table:table-cell office:value-type="float" office:value="387735">
            <text:p>387735</text:p>
          </table:table-cell>
          <table:table-cell office:value-type="float" office:value="338539">
            <text:p>338539</text:p>
          </table:table-cell>
          <table:table-cell office:value-type="float" office:value="3164963">
            <text:p>3164963</text:p>
          </table:table-cell>
          <table:table-cell office:value-type="float" office:value="476679">
            <text:p>476679</text:p>
          </table:table-cell>
          <table:table-cell office:value-type="float" office:value="537024">
            <text:p>537024</text:p>
          </table:table-cell>
          <table:table-cell office:value-type="float" office:value="539499">
            <text:p>539499</text:p>
          </table:table-cell>
          <table:table-cell office:value-type="float" office:value="455583">
            <text:p>455583</text:p>
          </table:table-cell>
          <table:table-cell office:value-type="float" office:value="441988">
            <text:p>441988</text:p>
          </table:table-cell>
          <table:table-cell office:value-type="float" office:value="382260">
            <text:p>382260</text:p>
          </table:table-cell>
          <table:table-cell table:style-name="ce29" office:value-type="float" office:value="445851">
            <text:p>445851</text:p>
          </table:table-cell>
          <table:table-cell table:style-name="ce29" office:value-type="float" office:value="406021">
            <text:p>406021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13" office:value-type="string">
            <text:p>(data_size=30000, instret = 240481)</text:p>
          </table:table-cell>
          <table:table-cell table:style-name="ce25" table:formula="of:=MIN([.D107:.AD107])" office:value-type="float" office:value="338539">
            <text:p>338539</text:p>
          </table:table-cell>
          <table:table-cell table:style-name="ce41" table:formula="of:=[.D$107] / [.$C$108] * 100" office:value-type="float" office:value="1442.69818248415">
            <text:p>1442,70</text:p>
          </table:table-cell>
          <table:table-cell table:style-name="ce41" table:formula="of:=[.E$107] / [.$C$108] * 100" office:value-type="float" office:value="1016.48406830528">
            <text:p>1016,48</text:p>
          </table:table-cell>
          <table:table-cell table:style-name="ce41" table:formula="of:=[.F$107] / [.$C$108] * 100" office:value-type="float" office:value="113.70979414484">
            <text:p>113,71</text:p>
          </table:table-cell>
          <table:table-cell table:style-name="ce41" table:formula="of:=[.G$107] / [.$C$108] * 100" office:value-type="float" office:value="140.801207541819">
            <text:p>140,80</text:p>
          </table:table-cell>
          <table:table-cell table:style-name="ce41" table:formula="of:=[.H$107] / [.$C$108] * 100" office:value-type="float" office:value="114.531856004773">
            <text:p>114,53</text:p>
          </table:table-cell>
          <table:table-cell table:style-name="ce41" table:formula="of:=[.I$107] / [.$C$108] * 100" office:value-type="float" office:value="100">
            <text:p>100,00</text:p>
          </table:table-cell>
          <table:table-cell table:style-name="ce41" table:formula="of:=[.J$107] / [.$C$108] * 100" office:value-type="float" office:value="934.888742508249">
            <text:p>934,89</text:p>
          </table:table-cell>
          <table:table-cell table:style-name="ce41" table:formula="of:=[.K$107] / [.$C$108] * 100" office:value-type="float" office:value="140.804752185125">
            <text:p>140,80</text:p>
          </table:table-cell>
          <table:table-cell table:style-name="ce41" table:formula="of:=[.L$107] / [.$C$108] * 100" office:value-type="float" office:value="158.629877207648">
            <text:p>158,63</text:p>
          </table:table-cell>
          <table:table-cell table:style-name="ce41" table:formula="of:=[.M$107] / [.$C$108] * 100" office:value-type="float" office:value="159.360959889407">
            <text:p>159,36</text:p>
          </table:table-cell>
          <table:table-cell table:style-name="ce41" table:formula="of:=[.N$107] / [.$C$108] * 100" office:value-type="float" office:value="134.573269254059">
            <text:p>134,57</text:p>
          </table:table-cell>
          <table:table-cell table:style-name="ce41" table:formula="of:=[.O$107] / [.$C$108] * 100" office:value-type="float" office:value="130.557483775872">
            <text:p>130,56</text:p>
          </table:table-cell>
          <table:table-cell table:style-name="ce40" table:formula="of:=[.P$107]/[.$C$108] * 100" office:value-type="float" office:value="112.91461249664">
            <text:p>112,91</text:p>
          </table:table-cell>
          <table:table-cell table:style-name="ce40" table:formula="of:=[.Q$107]/[.$C$108] * 100" office:value-type="float" office:value="131.6985635333">
            <text:p>131,70</text:p>
          </table:table-cell>
          <table:table-cell table:style-name="ce40" table:formula="of:=[.R$107]/[.$C$108] * 100" office:value-type="float" office:value="119.933301628468">
            <text:p>119,93</text:p>
          </table:table-cell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29"/>
          <table:table-cell table:style-name="ce42" table:number-columns-repeated="12"/>
          <table:table-cell table:style-name="ce33"/>
          <table:table-cell table:style-name="ce29"/>
          <table:table-cell table:style-name="ce56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9"/>
          <table:table-cell table:style-name="ce8"/>
          <table:table-cell table:number-columns-repeated="13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 office:value-type="string">
            <text:p>multiply</text:p>
          </table:table-cell>
          <table:table-cell table:style-name="ce8" office:value-type="string">
            <text:p>cycle</text:p>
          </table:table-cell>
          <table:table-cell table:style-name="ce10" office:value-type="float" office:value="9550673">
            <text:p>9550673</text:p>
          </table:table-cell>
          <table:table-cell office:value-type="float" office:value="8609333">
            <text:p>8609333</text:p>
          </table:table-cell>
          <table:table-cell office:value-type="float" office:value="6987714">
            <text:p>6987714</text:p>
          </table:table-cell>
          <table:table-cell office:value-type="float" office:value="7102680">
            <text:p>7102680</text:p>
          </table:table-cell>
          <table:table-cell office:value-type="float" office:value="6990905">
            <text:p>6990905</text:p>
          </table:table-cell>
          <table:table-cell office:value-type="float" office:value="6926593">
            <text:p>6926593</text:p>
          </table:table-cell>
          <table:table-cell office:value-type="float" office:value="8687091">
            <text:p>8687091</text:p>
          </table:table-cell>
          <table:table-cell office:value-type="float" office:value="7102858">
            <text:p>7102858</text:p>
          </table:table-cell>
          <table:table-cell office:value-type="float" office:value="7164393">
            <text:p>7164393</text:p>
          </table:table-cell>
          <table:table-cell office:value-type="float" office:value="7166465">
            <text:p>7166465</text:p>
          </table:table-cell>
          <table:table-cell office:value-type="float" office:value="7042652">
            <text:p>7042652</text:p>
          </table:table-cell>
          <table:table-cell office:value-type="float" office:value="7040576">
            <text:p>7040576</text:p>
          </table:table-cell>
          <table:table-cell office:value-type="float" office:value="6984884">
            <text:p>6984884</text:p>
          </table:table-cell>
          <table:table-cell table:style-name="ce29" office:value-type="float" office:value="7045807">
            <text:p>7045807</text:p>
          </table:table-cell>
          <table:table-cell table:style-name="ce29" office:value-type="float" office:value="7100927">
            <text:p>7100927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13" office:value-type="string">
            <text:p>(data_size=30000, instret=6268421)</text:p>
          </table:table-cell>
          <table:table-cell table:style-name="ce25" table:formula="of:=MIN([.D111:.AD111])" office:value-type="float" office:value="6926593">
            <text:p>6926593</text:p>
          </table:table-cell>
          <table:table-cell table:style-name="ce40" table:formula="of:=[.D$111] / [.$C$112] * 100" office:value-type="float" office:value="137.88413726633">
            <text:p>137,88</text:p>
          </table:table-cell>
          <table:table-cell table:style-name="ce40" table:formula="of:=[.E$111] / [.$C$112] * 100" office:value-type="float" office:value="124.293906109396">
            <text:p>124,29</text:p>
          </table:table-cell>
          <table:table-cell table:style-name="ce40" table:formula="of:=[.F$111] / [.$C$112] * 100" office:value-type="float" office:value="100.882410732087">
            <text:p>100,88</text:p>
          </table:table-cell>
          <table:table-cell table:style-name="ce40" table:formula="of:=[.G$111] / [.$C$112] * 100" office:value-type="float" office:value="102.542187768214">
            <text:p>102,54</text:p>
          </table:table-cell>
          <table:table-cell table:style-name="ce40" table:formula="of:=[.H$111] / [.$C$112] * 100" office:value-type="float" office:value="100.928479556977">
            <text:p>100,93</text:p>
          </table:table-cell>
          <table:table-cell table:style-name="ce40" table:formula="of:=[.I$111] / [.$C$112] * 100" office:value-type="float" office:value="100">
            <text:p>100,00</text:p>
          </table:table-cell>
          <table:table-cell table:style-name="ce40" table:formula="of:=[.J$111] / [.$C$112] * 100" office:value-type="float" office:value="125.416507076423">
            <text:p>125,42</text:p>
          </table:table-cell>
          <table:table-cell table:style-name="ce40" table:formula="of:=[.K$111] / [.$C$112] * 100" office:value-type="float" office:value="102.544757574178">
            <text:p>102,54</text:p>
          </table:table-cell>
          <table:table-cell table:style-name="ce40" table:formula="of:=[.L$111] / [.$C$112] * 100" office:value-type="float" office:value="103.433145270698">
            <text:p>103,43</text:p>
          </table:table-cell>
          <table:table-cell table:style-name="ce40" table:formula="of:=[.M$111] / [.$C$112] * 100" office:value-type="float" office:value="103.463058967085">
            <text:p>103,46</text:p>
          </table:table-cell>
          <table:table-cell table:style-name="ce40" table:formula="of:=[.N$111] / [.$C$112] * 100" office:value-type="float" office:value="101.675556799714">
            <text:p>101,68</text:p>
          </table:table-cell>
          <table:table-cell table:style-name="ce40" table:formula="of:=[.O$111] / [.$C$112] * 100" office:value-type="float" office:value="101.645585354878">
            <text:p>101,65</text:p>
          </table:table-cell>
          <table:table-cell table:style-name="ce41" table:formula="of:=[.P$111]/[.$C$112] * 100" office:value-type="float" office:value="100.841553704686">
            <text:p>100,84</text:p>
          </table:table-cell>
          <table:table-cell table:style-name="ce41" table:formula="of:=[.Q$111]/[.$C$112] * 100" office:value-type="float" office:value="101.721105888566">
            <text:p>101,72</text:p>
          </table:table-cell>
          <table:table-cell table:style-name="ce41" table:formula="of:=[.R$111]/[.$C$112] * 100" office:value-type="float" office:value="102.516879510605">
            <text:p>102,52</text:p>
          </table:table-cell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29"/>
          <table:table-cell table:style-name="ce33" table:number-columns-repeated="12"/>
          <table:table-cell table:style-name="ce42"/>
          <table:table-cell table:style-name="ce29"/>
          <table:table-cell table:style-name="ce56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9"/>
          <table:table-cell table:style-name="ce8"/>
          <table:table-cell table:number-columns-repeated="13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 office:value-type="string">
            <text:p>spmv</text:p>
          </table:table-cell>
          <table:table-cell table:style-name="ce8" office:value-type="string">
            <text:p>cycle</text:p>
          </table:table-cell>
          <table:table-cell office:value-type="string">
            <text:p>9444700</text:p>
          </table:table-cell>
          <table:table-cell office:value-type="float" office:value="8849453">
            <text:p>8849453</text:p>
          </table:table-cell>
          <table:table-cell office:value-type="float" office:value="234315">
            <text:p>234315</text:p>
          </table:table-cell>
          <table:table-cell office:value-type="float" office:value="4197426">
            <text:p>4197426</text:p>
          </table:table-cell>
          <table:table-cell office:value-type="float" office:value="4162923">
            <text:p>4162923</text:p>
          </table:table-cell>
          <table:table-cell office:value-type="float" office:value="180405">
            <text:p>180405</text:p>
          </table:table-cell>
          <table:table-cell office:value-type="float" office:value="6438401">
            <text:p>6438401</text:p>
          </table:table-cell>
          <table:table-cell office:value-type="float" office:value="6441267">
            <text:p>6441267</text:p>
          </table:table-cell>
          <table:table-cell office:value-type="float" office:value="4178394">
            <text:p>4178394</text:p>
          </table:table-cell>
          <table:table-cell office:value-type="float" office:value="4160986">
            <text:p>4160986</text:p>
          </table:table-cell>
          <table:table-cell office:value-type="float" office:value="201471">
            <text:p>201471</text:p>
          </table:table-cell>
          <table:table-cell office:value-type="float" office:value="179080">
            <text:p>179080</text:p>
          </table:table-cell>
          <table:table-cell office:value-type="float" office:value="214960">
            <text:p>214960</text:p>
          </table:table-cell>
          <table:table-cell table:style-name="ce29" office:value-type="float" office:value="169171">
            <text:p>169171</text:p>
          </table:table-cell>
          <table:table-cell table:style-name="ce29" office:value-type="float" office:value="258037">
            <text:p>258037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13" office:value-type="string">
            <text:p>(original config, instret = 3641033)</text:p>
          </table:table-cell>
          <table:table-cell table:style-name="ce25" table:formula="of:=MIN([.D115:.AD115])" office:value-type="float" office:value="169171">
            <text:p>169171</text:p>
          </table:table-cell>
          <table:table-cell table:style-name="ce40" table:formula="of:=[.D$115] / [.$C$116] * 100" office:value-type="float" office:value="5582.93088058828">
            <text:p>5582,93</text:p>
          </table:table-cell>
          <table:table-cell table:style-name="ce40" table:formula="of:=[.E$115] / [.$C$116] * 100" office:value-type="float" office:value="5231.06974599665">
            <text:p>5231,07</text:p>
          </table:table-cell>
          <table:table-cell table:style-name="ce40" table:formula="of:=[.F$115] / [.$C$116] * 100" office:value-type="float" office:value="138.507782066666">
            <text:p>138,51</text:p>
          </table:table-cell>
          <table:table-cell table:style-name="ce40" table:formula="of:=[.G$115] / [.$C$116] * 100" office:value-type="float" office:value="2481.17348718161">
            <text:p>2481,17</text:p>
          </table:table-cell>
          <table:table-cell table:style-name="ce40" table:formula="of:=[.H$115] / [.$C$116] * 100" office:value-type="float" office:value="2460.77814755484">
            <text:p>2460,78</text:p>
          </table:table-cell>
          <table:table-cell table:style-name="ce40" table:formula="of:=[.I$115] / [.$C$116] * 100" office:value-type="float" office:value="106.640618072838">
            <text:p>106,64</text:p>
          </table:table-cell>
          <table:table-cell table:style-name="ce40" table:formula="of:=[.J$115] / [.$C$116] * 100" office:value-type="float" office:value="3805.8538401972">
            <text:p>3805,85</text:p>
          </table:table-cell>
          <table:table-cell table:style-name="ce40" table:formula="of:=[.K$115] / [.$C$116] * 100" office:value-type="float" office:value="3807.54798399253">
            <text:p>3807,55</text:p>
          </table:table-cell>
          <table:table-cell table:style-name="ce40" table:formula="of:=[.L$115] / [.$C$116] * 100" office:value-type="float" office:value="2469.92333201317">
            <text:p>2469,92</text:p>
          </table:table-cell>
          <table:table-cell table:style-name="ce40" table:formula="of:=[.M$115] / [.$C$116] * 100" office:value-type="float" office:value="2459.63315225423">
            <text:p>2459,63</text:p>
          </table:table-cell>
          <table:table-cell table:style-name="ce40" table:formula="of:=[.N$115] / [.$C$116] * 100" office:value-type="float" office:value="119.0931069746">
            <text:p>119,09</text:p>
          </table:table-cell>
          <table:table-cell table:style-name="ce40" table:formula="of:=[.O$115] / [.$C$116] * 100" office:value-type="float" office:value="105.857386904375">
            <text:p>105,86</text:p>
          </table:table-cell>
          <table:table-cell table:style-name="ce41" table:formula="of:=[.P$115]/[.$C$116] * 100" office:value-type="float" office:value="127.066695828481">
            <text:p>127,07</text:p>
          </table:table-cell>
          <table:table-cell table:style-name="ce41" table:formula="of:=[.Q$115]/[.$C$116] * 100" office:value-type="float" office:value="100">
            <text:p>100,00</text:p>
          </table:table-cell>
          <table:table-cell table:style-name="ce41" table:formula="of:=[.R$115]/[.$C$116] * 100" office:value-type="float" office:value="152.530280012532">
            <text:p>152,53</text:p>
          </table:table-cell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1">
          <table:table-cell/>
          <table:table-cell office:value-type="string">
            <text:p>instret_G=105684</text:p>
          </table:table-cell>
          <table:table-cell table:number-columns-repeated="1022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2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ce10"/>
        <table:table-column table:style-name="co18" table:number-columns-repeated="1008" table:default-cell-style-name="Default"/>
        <table:table-row table:style-name="ro1">
          <table:table-cell office:value-type="string">
            <text:p>System clock</text:p>
          </table:table-cell>
          <table:table-cell office:value-type="string">
            <text:p>25MHz</text:p>
          </table:table-cell>
          <table:table-cell table:number-columns-repeated="1022"/>
        </table:table-row>
        <table:table-row table:style-name="ro1">
          <table:table-cell office:value-type="string">
            <text:p>OpenCV version</text:p>
          </table:table-cell>
          <table:table-cell table:style-name="ce6" office:value-type="string">
            <text:p>3.0.0</text:p>
          </table:table-cell>
          <table:table-cell table:number-columns-repeated="3"/>
          <table:table-cell table:style-name="ce7" office:value-type="string">
            <text:p><text:span text:style-name="T2">Default</text:span> = DefaultFPGAConfig</text:p>
          </table:table-cell>
          <table:table-cell/>
          <table:table-cell table:style-name="Default"/>
          <table:table-cell table:style-name="ce8" office:value-type="string">
            <text:p>RV64G</text:p>
          </table:table-cell>
          <table:table-cell table:number-columns-repeated="1015"/>
        </table:table-row>
        <table:table-row table:style-name="ro1">
          <table:table-cell office:value-type="string">
            <text:p>Accelerator</text:p>
          </table:table-cell>
          <table:table-cell office:value-type="string">
            <text:p>Present, but not used (maybe AXI interconnects will influence)</text:p>
          </table:table-cell>
          <table:table-cell table:number-columns-repeated="3"/>
          <table:table-cell table:style-name="ce7" office:value-type="string">
            <text:p><text:span text:style-name="T2">Small</text:span> = DefaultFPGASmallConfig</text:p>
          </table:table-cell>
          <table:table-cell/>
          <table:table-cell table:style-name="Default"/>
          <table:table-cell table:style-name="ce8" office:value-type="string">
            <text:p>RV64I</text:p>
          </table:table-cell>
          <table:table-cell table:number-columns-repeated="1015"/>
        </table:table-row>
        <table:table-row table:style-name="ro1">
          <table:table-cell office:value-type="string">
            <text:p>Linux version</text:p>
          </table:table-cell>
          <table:table-cell table:style-name="ce6" office:value-type="string">
            <text:p>4.1.17</text:p>
          </table:table-cell>
          <table:table-cell office:value-type="string">
            <text:p>Memory reserved (memmap=10M$512M)</text:p>
          </table:table-cell>
          <table:table-cell table:number-columns-repeated="2"/>
          <table:table-cell table:style-name="ce7" office:value-type="string">
            <text:p><text:span text:style-name="T2">DefaultNoFPU</text:span> = DefaultFPGASmallConfigNoFPU</text:p>
          </table:table-cell>
          <table:table-cell table:number-columns-repeated="2"/>
          <table:table-cell table:style-name="ce8" office:value-type="string">
            <text:p>RV64IM</text:p>
          </table:table-cell>
          <table:table-cell table:number-columns-repeated="1015"/>
        </table:table-row>
        <table:table-row table:style-name="ro1">
          <table:table-cell office:value-type="string">
            <text:p>RISCV Toolchain</text:p>
          </table:table-cell>
          <table:table-cell office:value-type="string">
            <text:p>RV64IMA or RV64G</text:p>
          </table:table-cell>
          <table:table-cell table:number-columns-repeated="1022"/>
        </table:table-row>
        <table:table-row table:style-name="ro1">
          <table:table-cell office:value-type="string">
            <text:p>RISCV-tools commit</text:p>
          </table:table-cell>
          <table:table-cell office:value-type="string">
            <text:p>3dbefbefd56546df175aabd264773f771956e268</text:p>
          </table:table-cell>
          <table:table-cell table:number-columns-repeated="1022"/>
        </table:table-row>
        <table:table-row table:style-name="ro1">
          <table:table-cell office:value-type="string">
            <text:p>RocketChip commit</text:p>
          </table:table-cell>
          <table:table-cell office:value-type="string">
            <text:p>f2ded2721d52ff933eef8a20ca9cb1a2a6b7a8f7</text:p>
          </table:table-cell>
          <table:table-cell table:number-columns-repeated="1022"/>
        </table:table-row>
        <table:table-row table:style-name="ro1">
          <table:table-cell office:value-type="string">
            <text:p>RISCV tests config</text:p>
          </table:table-cell>
          <table:table-cell office:value-type="string">
            <text:p>-DPREALLOCATE=0</text:p>
          </table:table-cell>
          <table:table-cell table:number-columns-repeated="1022"/>
        </table:table-row>
        <table:table-row table:style-name="ro3">
          <table:table-cell table:number-columns-repeated="5"/>
          <table:table-cell table:style-name="ce65" office:value-type="string" table:number-columns-spanned="3" table:number-rows-spanned="1">
            <text:p>ALL Configurations (+tests)</text:p>
          </table:table-cell>
          <table:covered-table-cell table:style-name="ce66"/>
          <table:covered-table-cell/>
          <table:table-cell table:number-columns-repeated="1016"/>
        </table:table-row>
        <table:table-row table:style-name="ro1">
          <table:table-cell office:value-type="string">
            <text:p>Image</text:p>
          </table:table-cell>
          <table:table-cell office:value-type="string">
            <text:p>lena_secret.bmp</text:p>
          </table:table-cell>
          <table:table-cell table:number-columns-repeated="1022"/>
        </table:table-row>
        <table:table-row table:style-name="ro1">
          <table:table-cell office:value-type="string">
            <text:p>Threshold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2"/>
          <table:table-cell table:style-name="ce30"/>
          <table:table-cell table:style-name="ce8" table:number-columns-repeated="12"/>
          <table:table-cell/>
          <table:table-cell table:style-name="ce8" table:number-columns-repeated="1008"/>
        </table:table-row>
        <table:table-row table:style-name="ro1">
          <table:table-cell table:style-name="ce8" table:number-columns-repeated="2"/>
          <table:table-cell table:style-name="ce30" office:value-type="string">
            <text:p>Small__AccPDC16</text:p>
          </table:table-cell>
          <table:table-cell table:style-name="ce8" office:value-type="string">
            <text:p>Small</text:p>
          </table:table-cell>
          <table:table-cell table:style-name="ce8" office:value-type="string">
            <text:p>Default</text:p>
          </table:table-cell>
          <table:table-cell table:style-name="ce8" office:value-type="string">
            <text:p>DefaultNoFPU</text:p>
          </table:table-cell>
          <table:table-cell table:style-name="ce8" office:value-type="string">
            <text:p>SmallFastMulDiv</text:p>
          </table:table-cell>
          <table:table-cell table:style-name="ce8" office:value-type="string">
            <text:p>SmallBigCache</text:p>
          </table:table-cell>
          <table:table-cell table:style-name="ce8" office:value-type="string">
            <text:p>NoFPU_L2_128_2</text:p>
          </table:table-cell>
          <table:table-cell table:style-name="ce8" office:value-type="string">
            <text:p>NoFPU_L2_128_2_LRU</text:p>
          </table:table-cell>
          <table:table-cell table:style-name="ce8" office:value-type="string">
            <text:p>Default_L2_128_2_LRU</text:p>
          </table:table-cell>
          <table:table-cell table:style-name="ce8" office:value-type="string">
            <text:p>Default_L2_256_4_LRU</text:p>
          </table:table-cell>
          <table:table-cell table:style-name="ce8"/>
          <table:table-cell table:number-columns-repeated="2"/>
          <table:table-cell table:style-name="ce8" office:value-type="string">
            <text:p>Default_L1_64K</text:p>
          </table:table-cell>
          <table:table-cell table:number-columns-repeated="5" table:style-name="ce8"/>
          <table:table-cell table:style-name="ce8" table:number-columns-repeated="1003"/>
        </table:table-row>
        <table:table-row table:style-name="ro2">
          <table:table-cell/>
          <table:table-cell table:style-name="ce9" office:value-type="string">
            <text:p>I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number-columns-repeated="2"/>
          <table:table-cell table:style-name="ce9" office:value-type="string">
            <text:p>ID</text:p>
          </table:table-cell>
          <table:table-cell table:style-name="ce8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9" office:value-type="string">
            <text:p>Post-Impl Utilization</text:p>
          </table:table-cell>
          <table:table-cell table:style-name="ce9" office:value-type="string">
            <text:p>LUT <text:s text:c="11"/><text:span text:style-name="T1">[% of 53200]</text:span></text:p>
          </table:table-cell>
          <table:table-cell table:style-name="ce10" office:value-type="string">
            <text:p>23850 [44,83]</text:p>
          </table:table-cell>
          <table:table-cell table:style-name="ce29" office:value-type="string">
            <text:p>14122 [26.55]</text:p>
          </table:table-cell>
          <table:table-cell office:value-type="string">
            <text:p>31528 [59.26]</text:p>
          </table:table-cell>
          <table:table-cell office:value-type="string">
            <text:p>18038 [33,91]</text:p>
          </table:table-cell>
          <table:table-cell office:value-type="string">
            <text:p>14658 [27,55]</text:p>
          </table:table-cell>
          <table:table-cell office:value-type="string">
            <text:p>17387 [32,68]</text:p>
          </table:table-cell>
          <table:table-cell office:value-type="string">
            <text:p>25368 [47,68]</text:p>
          </table:table-cell>
          <table:table-cell office:value-type="string">
            <text:p>25362 [47,6]</text:p>
          </table:table-cell>
          <table:table-cell office:value-type="string">
            <text:p>39122 [73,53]</text:p>
          </table:table-cell>
          <table:table-cell office:value-type="string">
            <text:p>39224 [73,73]</text:p>
          </table:table-cell>
          <table:table-cell/>
          <table:table-cell table:style-name="ce9" office:value-type="string">
            <text:p>Post-Impl Utilization</text:p>
          </table:table-cell>
          <table:table-cell table:style-name="ce9" office:value-type="string">
            <text:p>LUT <text:s text:c="11"/><text:span text:style-name="T1">[% of 53200]</text:span></text:p>
          </table:table-cell>
          <table:table-cell office:value-type="string">
            <text:p>33397 [62,78]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LUTRAM <text:s text:c="4"/><text:span text:style-name="T1">[% of 17400]</text:span></text:p>
          </table:table-cell>
          <table:table-cell table:style-name="ce10" office:value-type="string">
            <text:p>2447 [14]</text:p>
          </table:table-cell>
          <table:table-cell table:style-name="ce29" office:value-type="string">
            <text:p>1565 [9]</text:p>
          </table:table-cell>
          <table:table-cell office:value-type="string">
            <text:p>1573 [9]</text:p>
          </table:table-cell>
          <table:table-cell office:value-type="string">
            <text:p>1573 [9,04]</text:p>
          </table:table-cell>
          <table:table-cell office:value-type="string">
            <text:p>1565 [9]</text:p>
          </table:table-cell>
          <table:table-cell office:value-type="string">
            <text:p>1573 [9]</text:p>
          </table:table-cell>
          <table:table-cell office:value-type="string">
            <text:p>1586 [9,12]</text:p>
          </table:table-cell>
          <table:table-cell table:number-columns-repeated="3" office:value-type="string">
            <text:p>1585 [9,1]</text:p>
          </table:table-cell>
          <table:table-cell table:number-columns-repeated="2"/>
          <table:table-cell table:style-name="ce9" office:value-type="string">
            <text:p>LUTRAM <text:s text:c="4"/><text:span text:style-name="T1">[% of 17400]</text:span></text:p>
          </table:table-cell>
          <table:table-cell office:value-type="string">
            <text:p>1573 [9]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FF <text:s text:c="13"/><text:span text:style-name="T1">[% of 106400]</text:span></text:p>
          </table:table-cell>
          <table:table-cell table:style-name="ce10" office:value-type="string">
            <text:p>27237 [25.6]</text:p>
          </table:table-cell>
          <table:table-cell table:style-name="ce29" office:value-type="string">
            <text:p>10192 [9.58]</text:p>
          </table:table-cell>
          <table:table-cell office:value-type="string">
            <text:p>17400 [16,35]</text:p>
          </table:table-cell>
          <table:table-cell office:value-type="string">
            <text:p>13298 [12,5]</text:p>
          </table:table-cell>
          <table:table-cell office:value-type="string">
            <text:p>10010 [9,4]</text:p>
          </table:table-cell>
          <table:table-cell office:value-type="string">
            <text:p>13298 [12,5]</text:p>
          </table:table-cell>
          <table:table-cell office:value-type="string">
            <text:p>14470 [13,6]</text:p>
          </table:table-cell>
          <table:table-cell office:value-type="string">
            <text:p>14453 [13,58]</text:p>
          </table:table-cell>
          <table:table-cell office:value-type="string">
            <text:p>18555 [17,4]</text:p>
          </table:table-cell>
          <table:table-cell office:value-type="string">
            <text:p>18611 [17,49]</text:p>
          </table:table-cell>
          <table:table-cell table:number-columns-repeated="2"/>
          <table:table-cell table:style-name="ce9" office:value-type="string">
            <text:p>FF <text:s text:c="13"/><text:span text:style-name="T1">[% of 106400]</text:span></text:p>
          </table:table-cell>
          <table:table-cell office:value-type="string">
            <text:p>19182 [18,02]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BRAM <text:s text:c="7"/><text:span text:style-name="T1">[% of 140]</text:span></text:p>
          </table:table-cell>
          <table:table-cell table:style-name="ce10" office:value-type="string">
            <text:p>26 [18,57]</text:p>
          </table:table-cell>
          <table:table-cell table:style-name="ce29" office:value-type="string">
            <text:p>6 [4.29]</text:p>
          </table:table-cell>
          <table:table-cell table:number-columns-repeated="2" office:value-type="string">
            <text:p>21 [15]</text:p>
          </table:table-cell>
          <table:table-cell office:value-type="string">
            <text:p>6 [4,3]</text:p>
          </table:table-cell>
          <table:table-cell office:value-type="string">
            <text:p>21 [15]</text:p>
          </table:table-cell>
          <table:table-cell office:value-type="string">
            <text:p>55 [39,28]</text:p>
          </table:table-cell>
          <table:table-cell table:number-columns-repeated="2" office:value-type="string">
            <text:p>55.5 [39,6]</text:p>
          </table:table-cell>
          <table:table-cell office:value-type="string">
            <text:p>89.5 [63,9]</text:p>
          </table:table-cell>
          <table:table-cell table:number-columns-repeated="2"/>
          <table:table-cell table:style-name="ce9" office:value-type="string">
            <text:p>BRAM <text:s text:c="7"/><text:span text:style-name="T1">[% of 140]</text:span></text:p>
          </table:table-cell>
          <table:table-cell office:value-type="string">
            <text:p>41 [29,28]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<text:span text:style-name="T2">DSP</text:span> <text:s text:c="10"/>[% of 220]</text:p>
          </table:table-cell>
          <table:table-cell table:style-name="ce10" office:value-type="string">
            <text:p>0 [0]</text:p>
          </table:table-cell>
          <table:table-cell office:value-type="string">
            <text:p>0 [0]</text:p>
          </table:table-cell>
          <table:table-cell office:value-type="string">
            <text:p>24 [10.9]</text:p>
          </table:table-cell>
          <table:table-cell table:number-columns-repeated="2" office:value-type="string">
            <text:p>4 [1,81]</text:p>
          </table:table-cell>
          <table:table-cell office:value-type="string">
            <text:p>0 [0]</text:p>
          </table:table-cell>
          <table:table-cell table:number-columns-repeated="2" office:value-type="string">
            <text:p>4 [1,81]</text:p>
          </table:table-cell>
          <table:table-cell table:number-columns-repeated="2" office:value-type="string">
            <text:p>24 [10,9]</text:p>
          </table:table-cell>
          <table:table-cell table:number-columns-repeated="2"/>
          <table:table-cell office:value-type="string">
            <text:p><text:span text:style-name="T2">DSP</text:span> <text:s text:c="10"/>[% of 220]</text:p>
          </table:table-cell>
          <table:table-cell office:value-type="string">
            <text:p>24 [10,9]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IO <text:s text:c="13"/><text:span text:style-name="T1">[% of 200]</text:span></text:p>
          </table:table-cell>
          <table:table-cell table:style-name="ce10" office:value-type="string">
            <text:p>1 [0.5]</text:p>
          </table:table-cell>
          <table:table-cell table:style-name="ce29" office:value-type="string">
            <text:p>1 [0.5]</text:p>
          </table:table-cell>
          <table:table-cell office:value-type="string">
            <text:p>1 [0.5]</text:p>
          </table:table-cell>
          <table:table-cell table:number-columns-repeated="2" office:value-type="string">
            <text:p>1 [0,5]</text:p>
          </table:table-cell>
          <table:table-cell table:style-name="ce29" office:value-type="string">
            <text:p>1 [0.5]</text:p>
          </table:table-cell>
          <table:table-cell table:number-columns-repeated="4" office:value-type="string">
            <text:p>1 [0,5]</text:p>
          </table:table-cell>
          <table:table-cell table:number-columns-repeated="2"/>
          <table:table-cell table:style-name="ce9" office:value-type="string">
            <text:p>IO <text:s text:c="13"/><text:span text:style-name="T1">[% of 200]</text:span></text:p>
          </table:table-cell>
          <table:table-cell office:value-type="string">
            <text:p>1 [0,5]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BUFG <text:s text:c="7"/><text:span text:style-name="T1">[% of 32]</text:span></text:p>
          </table:table-cell>
          <table:table-cell table:style-name="ce10" office:value-type="string">
            <text:p>1 [3.12]</text:p>
          </table:table-cell>
          <table:table-cell table:style-name="ce29" office:value-type="string">
            <text:p>1 [3.12]</text:p>
          </table:table-cell>
          <table:table-cell table:number-columns-repeated="3" office:value-type="string">
            <text:p>1 [3,12]</text:p>
          </table:table-cell>
          <table:table-cell table:style-name="ce29" office:value-type="string">
            <text:p>1 [3.12]</text:p>
          </table:table-cell>
          <table:table-cell table:number-columns-repeated="4" office:value-type="string">
            <text:p>1 [3,12]</text:p>
          </table:table-cell>
          <table:table-cell table:number-columns-repeated="2"/>
          <table:table-cell table:style-name="ce9" office:value-type="string">
            <text:p>BUFG <text:s text:c="7"/><text:span text:style-name="T1">[% of 32]</text:span></text:p>
          </table:table-cell>
          <table:table-cell office:value-type="string">
            <text:p>1 [3,12]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MMCM <text:s text:c="6"/><text:span text:style-name="T1">[% of 4]</text:span></text:p>
          </table:table-cell>
          <table:table-cell table:style-name="ce10" office:value-type="string">
            <text:p>1 [25]</text:p>
          </table:table-cell>
          <table:table-cell table:style-name="ce29" office:value-type="string">
            <text:p>1 [25]</text:p>
          </table:table-cell>
          <table:table-cell table:number-columns-repeated="3" office:value-type="string">
            <text:p>1 [25]</text:p>
          </table:table-cell>
          <table:table-cell table:style-name="ce29" office:value-type="string">
            <text:p>1 [25]</text:p>
          </table:table-cell>
          <table:table-cell table:number-columns-repeated="4" office:value-type="string">
            <text:p>1 [25]</text:p>
          </table:table-cell>
          <table:table-cell table:number-columns-repeated="2"/>
          <table:table-cell table:style-name="ce9" office:value-type="string">
            <text:p>MMCM <text:s text:c="6"/><text:span text:style-name="T1">[% of 4]</text:span></text:p>
          </table:table-cell>
          <table:table-cell office:value-type="string">
            <text:p>1 [25]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Worst Negative Slack [ns]</text:p>
          </table:table-cell>
          <table:table-cell table:style-name="ce10"/>
          <table:table-cell table:style-name="ce29" office:value-type="float" office:value="17">
            <text:p>17</text:p>
          </table:table-cell>
          <table:table-cell office:value-type="float" office:value="0.86">
            <text:p>0,86</text:p>
          </table:table-cell>
          <table:table-cell office:value-type="float" office:value="13.341">
            <text:p>13,341</text:p>
          </table:table-cell>
          <table:table-cell office:value-type="float" office:value="18.9">
            <text:p>18,9</text:p>
          </table:table-cell>
          <table:table-cell office:value-type="float" office:value="16.96">
            <text:p>16,96</text:p>
          </table:table-cell>
          <table:table-cell office:value-type="float" office:value="15.44">
            <text:p>15,44</text:p>
          </table:table-cell>
          <table:table-cell office:value-type="float" office:value="12.24">
            <text:p>12,24</text:p>
          </table:table-cell>
          <table:table-cell office:value-type="float" office:value="1.241">
            <text:p>1,241</text:p>
          </table:table-cell>
          <table:table-cell office:value-type="float" office:value="1.104">
            <text:p>1,104</text:p>
          </table:table-cell>
          <table:table-cell table:number-columns-repeated="2"/>
          <table:table-cell table:style-name="ce9" office:value-type="string">
            <text:p>Worst Negative Slack [ns]</text:p>
          </table:table-cell>
          <table:table-cell office:value-type="float" office:value="1.417">
            <text:p>1,417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9" office:value-type="string">
            <text:p>Config.scala</text:p>
          </table:table-cell>
          <table:table-cell table:style-name="ce9" office:value-type="string">
            <text:p>N Tiles</text:p>
          </table:table-cell>
          <table:table-cell office:value-type="float" office:value="1">
            <text:p>1</text:p>
          </table:table-cell>
          <table:table-cell table:number-columns-repeated="9" office:value-type="float" office:value="1">
            <text:p>1</text:p>
          </table:table-cell>
          <table:table-cell/>
          <table:table-cell table:style-name="ce9" office:value-type="string">
            <text:p>Config.scala</text:p>
          </table:table-cell>
          <table:table-cell table:style-name="ce9" office:value-type="string">
            <text:p>N Tiles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>
            <text:p>L1D_SETS</text:p>
          </table:table-cell>
          <table:table-cell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number-columns-repeated="2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number-columns-repeated="5" office:value-type="float" office:value="64">
            <text:p>64</text:p>
          </table:table-cell>
          <table:table-cell table:number-columns-repeated="2"/>
          <table:table-cell table:style-name="ce9" office:value-type="string">
            <text:p>L1D_SETS</text:p>
          </table:table-cell>
          <table:table-cell office:value-type="float" office:value="64">
            <text:p>64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>
            <text:p>L1D_WAYS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number-columns-repeated="5" office:value-type="float" office:value="4">
            <text:p>4</text:p>
          </table:table-cell>
          <table:table-cell table:number-columns-repeated="2"/>
          <table:table-cell table:style-name="ce9" office:value-type="string">
            <text:p>L1D_WAYS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-&gt;L1D size [KByte]</text:p>
          </table:table-cell>
          <table:table-cell office:value-type="string">
            <text:p>8</text:p>
          </table:table-cell>
          <table:table-cell table:style-name="ce14" office:value-type="string">
            <text:p>8</text:p>
          </table:table-cell>
          <table:table-cell table:number-columns-repeated="2" office:value-type="float" office:value="32">
            <text:p>32</text:p>
          </table:table-cell>
          <table:table-cell table:style-name="ce14" office:value-type="string">
            <text:p>8</text:p>
          </table:table-cell>
          <table:table-cell table:number-columns-repeated="5" office:value-type="float" office:value="32">
            <text:p>32</text:p>
          </table:table-cell>
          <table:table-cell table:number-columns-repeated="2"/>
          <table:table-cell table:style-name="ce9" office:value-type="string">
            <text:p>-&gt;L1D size [KByte]</text:p>
          </table:table-cell>
          <table:table-cell office:value-type="float" office:value="64">
            <text:p>64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L1D_MSHRs</text:p>
          </table:table-cell>
          <table:table-cell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number-columns-repeated="5" office:value-type="float" office:value="2">
            <text:p>2</text:p>
          </table:table-cell>
          <table:table-cell table:number-columns-repeated="2"/>
          <table:table-cell table:style-name="ce9" office:value-type="string">
            <text:p>L1D_MSHRs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>
            <text:p>L1I_SETS</text:p>
          </table:table-cell>
          <table:table-cell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number-columns-repeated="2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number-columns-repeated="5" office:value-type="float" office:value="64">
            <text:p>64</text:p>
          </table:table-cell>
          <table:table-cell table:number-columns-repeated="2"/>
          <table:table-cell table:style-name="ce9" office:value-type="string">
            <text:p>L1I_SETS</text:p>
          </table:table-cell>
          <table:table-cell office:value-type="float" office:value="64">
            <text:p>64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>
            <text:p>L1I_WAYS</text:p>
          </table:table-cell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number-columns-repeated="5" office:value-type="float" office:value="4">
            <text:p>4</text:p>
          </table:table-cell>
          <table:table-cell table:number-columns-repeated="2"/>
          <table:table-cell table:style-name="ce9" office:value-type="string">
            <text:p>L1I_WAYS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-&gt;L1I size [KByte]</text:p>
          </table:table-cell>
          <table:table-cell office:value-type="string">
            <text:p>8</text:p>
          </table:table-cell>
          <table:table-cell table:style-name="ce14" office:value-type="string">
            <text:p>8</text:p>
          </table:table-cell>
          <table:table-cell table:number-columns-repeated="2" office:value-type="float" office:value="32">
            <text:p>32</text:p>
          </table:table-cell>
          <table:table-cell table:style-name="ce14" office:value-type="string">
            <text:p>8</text:p>
          </table:table-cell>
          <table:table-cell table:number-columns-repeated="5" office:value-type="float" office:value="32">
            <text:p>32</text:p>
          </table:table-cell>
          <table:table-cell table:number-columns-repeated="2"/>
          <table:table-cell table:style-name="ce9" office:value-type="string">
            <text:p>-&gt;L1I size [KByte]</text:p>
          </table:table-cell>
          <table:table-cell office:value-type="float" office:value="64">
            <text:p>64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TLB entries</text:p>
          </table:table-cell>
          <table:table-cell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style-name="ce14" office:value-type="float" office:value="4">
            <text:p>4</text:p>
          </table:table-cell>
          <table:table-cell table:number-columns-repeated="5" office:value-type="float" office:value="8">
            <text:p>8</text:p>
          </table:table-cell>
          <table:table-cell table:number-columns-repeated="2"/>
          <table:table-cell table:style-name="ce9" office:value-type="string">
            <text:p>TLB entries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BTB entries</text:p>
          </table:table-cell>
          <table:table-cell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2" office:value-type="float" office:value="62">
            <text:p>62</text:p>
          </table:table-cell>
          <table:table-cell table:style-name="ce14" office:value-type="float" office:value="4">
            <text:p>4</text:p>
          </table:table-cell>
          <table:table-cell table:number-columns-repeated="5" office:value-type="float" office:value="62">
            <text:p>62</text:p>
          </table:table-cell>
          <table:table-cell table:number-columns-repeated="2"/>
          <table:table-cell table:style-name="ce9" office:value-type="string">
            <text:p>BTB entries</text:p>
          </table:table-cell>
          <table:table-cell office:value-type="float" office:value="62">
            <text:p>62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UseFPU</text:p>
          </table:table-cell>
          <table:table-cell office:value-type="string">
            <text:p>false</text:p>
          </table:table-cell>
          <table:table-cell table:style-name="ce14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2" table:style-name="ce14" office:value-type="string">
            <text:p>false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table:number-columns-repeated="2"/>
          <table:table-cell table:style-name="ce9" office:value-type="string">
            <text:p>UseFPU</text:p>
          </table:table-cell>
          <table:table-cell office:value-type="string">
            <text:p>true</text:p>
          </table:table-cell>
          <table:table-cell table:number-columns-repeated="1008"/>
        </table:table-row>
        <table:table-row table:style-name="ro1">
          <table:table-cell table:style-name="ce10"/>
          <table:table-cell table:style-name="ce17" office:value-type="string">
            <text:p>FdivSqrt</text:p>
          </table:table-cell>
          <table:table-cell table:style-name="ce10" office:value-type="string">
            <text:p>/</text:p>
          </table:table-cell>
          <table:table-cell office:value-type="string">
            <text:p>/</text:p>
          </table:table-cell>
          <table:table-cell office:value-type="string">
            <text:p>true</text:p>
          </table:table-cell>
          <table:table-cell table:number-columns-repeated="5" office:value-type="string">
            <text:p>/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table:style-name="ce10" table:number-columns-repeated="2"/>
          <table:table-cell table:style-name="ce17" office:value-type="string">
            <text:p>FdivSqrt</text:p>
          </table:table-cell>
          <table:table-cell office:value-type="string">
            <text:p>true</text:p>
          </table:table-cell>
          <table:table-cell table:style-name="ce10" table:number-columns-repeated="1008"/>
        </table:table-row>
        <table:table-row table:style-name="ro1">
          <table:table-cell/>
          <table:table-cell table:style-name="ce9" office:value-type="string">
            <text:p>FastMulDiv</text:p>
          </table:table-cell>
          <table:table-cell office:value-type="string">
            <text:p>false</text:p>
          </table:table-cell>
          <table:table-cell table:style-name="ce14" office:value-type="string">
            <text:p>false</text:p>
          </table:table-cell>
          <table:table-cell office:value-type="string">
            <text:p>true</text:p>
          </table:table-cell>
          <table:table-cell table:style-name="ce8" office:value-type="string">
            <text:p>true</text:p>
          </table:table-cell>
          <table:table-cell table:style-name="ce30" office:value-type="string">
            <text:p>true</text:p>
          </table:table-cell>
          <table:table-cell table:style-name="ce14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true</text:p>
          </table:table-cell>
          <table:table-cell table:number-columns-repeated="2"/>
          <table:table-cell table:style-name="ce9" office:value-type="string">
            <text:p>FastMulDiv</text:p>
          </table:table-cell>
          <table:table-cell office:value-type="string">
            <text:p>true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UseVM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table:number-columns-repeated="2"/>
          <table:table-cell table:style-name="ce9" office:value-type="string">
            <text:p>UseVM</text:p>
          </table:table-cell>
          <table:table-cell office:value-type="string">
            <text:p>true</text:p>
          </table:table-cell>
          <table:table-cell table:number-columns-repeated="1008"/>
        </table:table-row>
        <table:table-row table:style-name="ro2" table:number-rows-repeated="2">
          <table:table-cell/>
          <table:table-cell table:style-name="ce9"/>
          <table:table-cell table:number-columns-repeated="12"/>
          <table:table-cell table:style-name="ce9"/>
          <table:table-cell table:number-columns-repeated="1009"/>
        </table:table-row>
        <table:table-row table:style-name="ro1">
          <table:table-cell/>
          <table:table-cell table:style-name="ce9" office:value-type="string">
            <text:p>L2 Capacity [Kbyte]</text:p>
          </table:table-cell>
          <table:table-cell office:value-type="string">
            <text:p>/</text:p>
          </table:table-cell>
          <table:table-cell table:number-columns-repeated="2" table:style-name="ce14" office:value-type="string">
            <text:p>/</text:p>
          </table:table-cell>
          <table:table-cell office:value-type="string">
            <text:p>/</text:p>
          </table:table-cell>
          <table:table-cell table:style-name="ce14" office:value-type="string">
            <text:p>/</text:p>
          </table:table-cell>
          <table:table-cell office:value-type="string">
            <text:p>/</text:p>
          </table:table-cell>
          <table:table-cell table:number-columns-repeated="3"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number-columns-repeated="2"/>
          <table:table-cell table:style-name="ce9" office:value-type="string">
            <text:p>L2 Capacity [Kbyte]</text:p>
          </table:table-cell>
          <table:table-cell office:value-type="string">
            <text:p>/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L2 Ways</text:p>
          </table:table-cell>
          <table:table-cell office:value-type="string">
            <text:p>/</text:p>
          </table:table-cell>
          <table:table-cell table:number-columns-repeated="2" table:style-name="ce14" office:value-type="string">
            <text:p>/</text:p>
          </table:table-cell>
          <table:table-cell office:value-type="string">
            <text:p>/</text:p>
          </table:table-cell>
          <table:table-cell table:style-name="ce14" office:value-type="string">
            <text:p>/</text:p>
          </table:table-cell>
          <table:table-cell office:value-type="string">
            <text:p>/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9" office:value-type="string">
            <text:p>L2 Ways</text:p>
          </table:table-cell>
          <table:table-cell office:value-type="string">
            <text:p>/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L2 Replacement Politic</text:p>
          </table:table-cell>
          <table:table-cell office:value-type="string">
            <text:p>/</text:p>
          </table:table-cell>
          <table:table-cell table:number-columns-repeated="2" table:style-name="ce14" office:value-type="string">
            <text:p>/</text:p>
          </table:table-cell>
          <table:table-cell office:value-type="string">
            <text:p>/</text:p>
          </table:table-cell>
          <table:table-cell table:style-name="ce14" office:value-type="string">
            <text:p>/</text:p>
          </table:table-cell>
          <table:table-cell office:value-type="string">
            <text:p>/</text:p>
          </table:table-cell>
          <table:table-cell office:value-type="string">
            <text:p>Random</text:p>
          </table:table-cell>
          <table:table-cell table:number-columns-repeated="3" office:value-type="string">
            <text:p>LRU</text:p>
          </table:table-cell>
          <table:table-cell table:number-columns-repeated="2"/>
          <table:table-cell table:style-name="ce9" office:value-type="string">
            <text:p>L2 Replacement Politic</text:p>
          </table:table-cell>
          <table:table-cell office:value-type="string">
            <text:p>/</text:p>
          </table:table-cell>
          <table:table-cell table:number-columns-repeated="1008"/>
        </table:table-row>
        <table:table-row table:style-name="ro2" table:number-rows-repeated="2">
          <table:table-cell/>
          <table:table-cell table:style-name="ce9"/>
          <table:table-cell table:number-columns-repeated="12"/>
          <table:table-cell table:style-name="ce9"/>
          <table:table-cell table:number-columns-repeated="1009"/>
        </table:table-row>
        <table:table-row table:style-name="ro2">
          <table:table-cell table:style-name="ce4"/>
          <table:table-cell table:style-name="ce23"/>
          <table:table-cell table:style-name="ce38"/>
          <table:table-cell table:style-name="ce48" table:number-columns-repeated="9"/>
          <table:table-cell table:style-name="ce4" table:number-columns-repeated="2"/>
          <table:table-cell table:style-name="ce23"/>
          <table:table-cell table:style-name="ce48"/>
          <table:table-cell table:style-name="ce4" table:number-columns-repeated="1008"/>
        </table:table-row>
        <table:table-row table:style-name="ro2">
          <table:table-cell table:style-name="ce8" table:number-columns-repeated="2"/>
          <table:table-cell table:style-name="ce8" table:formula="of:=CONCATENATE([.C$14])" office:value-type="string" office:string-value="Small__AccPDC16">
            <text:p>Small__AccPDC16</text:p>
          </table:table-cell>
          <table:table-cell table:style-name="ce8" table:formula="of:=CONCATENATE([.D$14])" office:value-type="string" office:string-value="Small">
            <text:p>Small</text:p>
          </table:table-cell>
          <table:table-cell table:style-name="ce8" table:formula="of:=CONCATENATE([.E$14])" office:value-type="string" office:string-value="Default">
            <text:p>Default</text:p>
          </table:table-cell>
          <table:table-cell table:style-name="ce8" table:formula="of:=CONCATENATE([.F$14])" office:value-type="string" office:string-value="DefaultNoFPU">
            <text:p>DefaultNoFPU</text:p>
          </table:table-cell>
          <table:table-cell table:style-name="ce8" table:formula="of:=CONCATENATE([.G$14])" office:value-type="string" office:string-value="SmallFastMulDiv">
            <text:p>SmallFastMulDiv</text:p>
          </table:table-cell>
          <table:table-cell table:style-name="ce8" table:formula="of:=CONCATENATE([.H$14])" office:value-type="string" office:string-value="SmallBigCache">
            <text:p>SmallBigCache</text:p>
          </table:table-cell>
          <table:table-cell table:style-name="ce8" table:formula="of:=CONCATENATE([.I$14])" office:value-type="string" office:string-value="NoFPU_L2_128_2">
            <text:p>NoFPU_L2_128_2</text:p>
          </table:table-cell>
          <table:table-cell table:style-name="ce8" table:formula="of:=CONCATENATE([.J$14])" office:value-type="string" office:string-value="NoFPU_L2_128_2_LRU">
            <text:p>NoFPU_L2_128_2_LRU</text:p>
          </table:table-cell>
          <table:table-cell table:style-name="ce8" table:formula="of:=CONCATENATE([.K$14])" office:value-type="string" office:string-value="Default_L2_128_2_LRU">
            <text:p>Default_L2_128_2_LRU</text:p>
          </table:table-cell>
          <table:table-cell table:style-name="ce8" table:formula="of:=CONCATENATE([.L$14])" office:value-type="string" office:string-value="Default_L2_256_4_LRU">
            <text:p>Default_L2_256_4_LRU</text:p>
          </table:table-cell>
          <table:table-cell table:style-name="ce8" table:formula="of:=CONCATENATE([.M$14])">
            <text:p/>
          </table:table-cell>
          <table:table-cell table:style-name="ce8" table:number-columns-repeated="2"/>
          <table:table-cell table:style-name="ce8" table:formula="of:=CONCATENATE([.P$14])" office:value-type="string" office:string-value="Default_L1_64K">
            <text:p>Default_L1_64K</text:p>
          </table:table-cell>
          <table:table-cell table:style-name="ce8" table:formula="of:=CONCATENATE([.Q$14])">
            <text:p/>
          </table:table-cell>
          <table:table-cell table:style-name="ce8" table:formula="of:=CONCATENATE([.R$14])">
            <text:p/>
          </table:table-cell>
          <table:table-cell table:style-name="ce8" table:formula="of:=CONCATENATE([.S$14])">
            <text:p/>
          </table:table-cell>
          <table:table-cell table:style-name="ce8" table:formula="of:=CONCATENATE([.T$14])">
            <text:p/>
          </table:table-cell>
          <table:table-cell table:style-name="ce8" table:formula="of:=CONCATENATE([.U$14])">
            <text:p/>
          </table:table-cell>
          <table:table-cell table:style-name="ce8" table:number-columns-repeated="1003"/>
        </table:table-row>
        <table:table-row table:style-name="ro2">
          <table:table-cell table:style-name="ce8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table:number-columns-repeated="3"/>
          <table:table-cell table:style-name="ce8" table:formula="of:=CONCATENATE([.P$15])" office:value-type="string" office:string-value="10">
            <text:p>10</text:p>
          </table:table-cell>
          <table:table-cell table:style-name="ce8" table:number-columns-repeated="1008"/>
        </table:table-row>
        <table:table-row table:style-name="ro1">
          <table:table-cell table:style-name="ce9" office:value-type="string">
            <text:p>Canny_detector</text:p>
          </table:table-cell>
          <table:table-cell table:style-name="ce9" office:value-type="string">
            <text:p>CvtColor [s]</text:p>
          </table:table-cell>
          <table:table-cell table:style-name="ce33" office:value-type="float" office:value="1.84">
            <text:p>1,84</text:p>
          </table:table-cell>
          <table:table-cell office:value-type="float" office:value="1.492">
            <text:p>1,492</text:p>
          </table:table-cell>
          <table:table-cell office:value-type="float" office:value="0.33">
            <text:p>0,33</text:p>
          </table:table-cell>
          <table:table-cell office:value-type="float" office:value="0.92">
            <text:p>0,92</text:p>
          </table:table-cell>
          <table:table-cell office:value-type="float" office:value="1.396">
            <text:p>1,396</text:p>
          </table:table-cell>
          <table:table-cell office:value-type="float" office:value="0.92">
            <text:p>0,92</text:p>
          </table:table-cell>
          <table:table-cell office:value-type="float" office:value="0.89">
            <text:p>0,89</text:p>
          </table:table-cell>
          <table:table-cell office:value-type="float" office:value="0.885">
            <text:p>0,885</text:p>
          </table:table-cell>
          <table:table-cell office:value-type="float" office:value="0.32">
            <text:p>0,32</text:p>
          </table:table-cell>
          <table:table-cell office:value-type="float" office:value="0.31">
            <text:p>0,31</text:p>
          </table:table-cell>
          <table:table-cell table:formula="of:=CONCATENATE([.M$14])">
            <text:p/>
          </table:table-cell>
          <table:table-cell table:style-name="ce9" office:value-type="string">
            <text:p>Canny_detector</text:p>
          </table:table-cell>
          <table:table-cell table:style-name="ce9" office:value-type="string">
            <text:p>CvtColor [s]</text:p>
          </table:table-cell>
          <table:table-cell office:value-type="float" office:value="0.3">
            <text:p>0,3</text:p>
          </table:table-cell>
          <table:table-cell table:number-columns-repeated="1008"/>
        </table:table-row>
        <table:table-row table:style-name="ro1">
          <table:table-cell office:value-type="string">
            <text:p>(img=lena_secret.bmp,</text:p>
          </table:table-cell>
          <table:table-cell table:style-name="ce9" office:value-type="string">
            <text:p>Blur [s]</text:p>
          </table:table-cell>
          <table:table-cell table:style-name="ce33" office:value-type="float" office:value="36.99">
            <text:p>36,99</text:p>
          </table:table-cell>
          <table:table-cell office:value-type="float" office:value="32.025">
            <text:p>32,025</text:p>
          </table:table-cell>
          <table:table-cell office:value-type="float" office:value="1.09376">
            <text:p>1,09376</text:p>
          </table:table-cell>
          <table:table-cell office:value-type="float" office:value="13.47">
            <text:p>13,47</text:p>
          </table:table-cell>
          <table:table-cell office:value-type="float" office:value="26.58">
            <text:p>26,58</text:p>
          </table:table-cell>
          <table:table-cell office:value-type="float" office:value="15.8">
            <text:p>15,8</text:p>
          </table:table-cell>
          <table:table-cell office:value-type="float" office:value="13.45">
            <text:p>13,45</text:p>
          </table:table-cell>
          <table:table-cell office:value-type="float" office:value="13.4">
            <text:p>13,4</text:p>
          </table:table-cell>
          <table:table-cell table:number-columns-repeated="2" office:value-type="float" office:value="1.05">
            <text:p>1,05</text:p>
          </table:table-cell>
          <table:table-cell/>
          <table:table-cell office:value-type="string">
            <text:p>(img=lena_secret.bmp,</text:p>
          </table:table-cell>
          <table:table-cell table:style-name="ce9" office:value-type="string">
            <text:p>Blur [s]</text:p>
          </table:table-cell>
          <table:table-cell office:value-type="float" office:value="1.029">
            <text:p>1,029</text:p>
          </table:table-cell>
          <table:table-cell table:number-columns-repeated="1008"/>
        </table:table-row>
        <table:table-row table:style-name="ro1">
          <table:table-cell office:value-type="string">
            <text:p><text:s/>threshold=50)</text:p>
          </table:table-cell>
          <table:table-cell table:style-name="ce9" office:value-type="string">
            <text:p>Gaussian Blur [s]</text:p>
          </table:table-cell>
          <table:table-cell table:style-name="ce33" office:value-type="float" office:value="12.11">
            <text:p>12,11</text:p>
          </table:table-cell>
          <table:table-cell office:value-type="float" office:value="10.494">
            <text:p>10,494</text:p>
          </table:table-cell>
          <table:table-cell office:value-type="float" office:value="0.87144">
            <text:p>0,87144</text:p>
          </table:table-cell>
          <table:table-cell office:value-type="float" office:value="2.65">
            <text:p>2,65</text:p>
          </table:table-cell>
          <table:table-cell office:value-type="float" office:value="6.5">
            <text:p>6,5</text:p>
          </table:table-cell>
          <table:table-cell office:value-type="float" office:value="6.36">
            <text:p>6,36</text:p>
          </table:table-cell>
          <table:table-cell office:value-type="float" office:value="2.62">
            <text:p>2,62</text:p>
          </table:table-cell>
          <table:table-cell office:value-type="float" office:value="2.58">
            <text:p>2,58</text:p>
          </table:table-cell>
          <table:table-cell table:number-columns-repeated="2" office:value-type="float" office:value="0.84">
            <text:p>0,84</text:p>
          </table:table-cell>
          <table:table-cell/>
          <table:table-cell office:value-type="string">
            <text:p><text:s/>threshold=50)</text:p>
          </table:table-cell>
          <table:table-cell table:style-name="ce9" office:value-type="string">
            <text:p>Gaussian Blur [s]</text:p>
          </table:table-cell>
          <table:table-cell office:value-type="float" office:value="0.8">
            <text:p>0,8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Canny [s]</text:p>
          </table:table-cell>
          <table:table-cell table:style-name="ce33" office:value-type="float" office:value="11.34">
            <text:p>11,34</text:p>
          </table:table-cell>
          <table:table-cell office:value-type="float" office:value="9.31">
            <text:p>9,31</text:p>
          </table:table-cell>
          <table:table-cell office:value-type="float" office:value="1.44732">
            <text:p>1,44732</text:p>
          </table:table-cell>
          <table:table-cell office:value-type="float" office:value="4.19">
            <text:p>4,19</text:p>
          </table:table-cell>
          <table:table-cell office:value-type="float" office:value="8.89">
            <text:p>8,89</text:p>
          </table:table-cell>
          <table:table-cell office:value-type="float" office:value="4.37">
            <text:p>4,37</text:p>
          </table:table-cell>
          <table:table-cell office:value-type="float" office:value="4.13">
            <text:p>4,13</text:p>
          </table:table-cell>
          <table:table-cell office:value-type="float" office:value="4.1">
            <text:p>4,1</text:p>
          </table:table-cell>
          <table:table-cell office:value-type="float" office:value="1.4">
            <text:p>1,4</text:p>
          </table:table-cell>
          <table:table-cell office:value-type="float" office:value="1.39">
            <text:p>1,39</text:p>
          </table:table-cell>
          <table:table-cell table:number-columns-repeated="2"/>
          <table:table-cell table:style-name="ce9" office:value-type="string">
            <text:p>Canny [s]</text:p>
          </table:table-cell>
          <table:table-cell office:value-type="float" office:value="1.32">
            <text:p>1,32</text:p>
          </table:table-cell>
          <table:table-cell table:number-columns-repeated="1008"/>
        </table:table-row>
        <table:table-row table:style-name="ro1">
          <table:table-cell/>
          <table:table-cell table:style-name="ce9" office:value-type="string">
            <text:p>ImgWrite [s]</text:p>
          </table:table-cell>
          <table:table-cell table:style-name="ce33" office:value-type="float" office:value="0.816">
            <text:p>0,82</text:p>
          </table:table-cell>
          <table:table-cell office:value-type="float" office:value="0.634">
            <text:p>0,634</text:p>
          </table:table-cell>
          <table:table-cell office:value-type="float" office:value="0.21">
            <text:p>0,21</text:p>
          </table:table-cell>
          <table:table-cell office:value-type="float" office:value="0.22">
            <text:p>0,22</text:p>
          </table:table-cell>
          <table:table-cell office:value-type="float" office:value="0.605">
            <text:p>0,605</text:p>
          </table:table-cell>
          <table:table-cell office:value-type="float" office:value="0.23">
            <text:p>0,23</text:p>
          </table:table-cell>
          <table:table-cell office:value-type="float" office:value="0.199">
            <text:p>0,199</text:p>
          </table:table-cell>
          <table:table-cell office:value-type="float" office:value="0.19">
            <text:p>0,19</text:p>
          </table:table-cell>
          <table:table-cell office:value-type="float" office:value="0.18">
            <text:p>0,18</text:p>
          </table:table-cell>
          <table:table-cell office:value-type="float" office:value="0.17">
            <text:p>0,17</text:p>
          </table:table-cell>
          <table:table-cell table:number-columns-repeated="2"/>
          <table:table-cell table:style-name="ce9" office:value-type="string">
            <text:p>ImgWrite [s]</text:p>
          </table:table-cell>
          <table:table-cell office:value-type="float" office:value="0.164">
            <text:p>0,164</text:p>
          </table:table-cell>
          <table:table-cell table:number-columns-repeated="1008"/>
        </table:table-row>
        <table:table-row table:style-name="ro2">
          <table:table-cell/>
          <table:table-cell table:style-name="ce60" office:value-type="string">
            <text:p>Tot [s]</text:p>
          </table:table-cell>
          <table:table-cell table:style-name="ce62" table:formula="of:=SUM([.C50:.C54])" office:value-type="float" office:value="63.096">
            <text:p>63,10</text:p>
          </table:table-cell>
          <table:table-cell table:style-name="ce62" table:formula="of:=SUM([.D50:.D54])" office:value-type="float" office:value="53.955">
            <text:p>53,96</text:p>
          </table:table-cell>
          <table:table-cell table:style-name="ce62" table:formula="of:=SUM([.E50:.E54])" office:value-type="float" office:value="3.95252">
            <text:p>3,95</text:p>
          </table:table-cell>
          <table:table-cell table:style-name="ce62" table:formula="of:=SUM([.F50:.F54])" office:value-type="float" office:value="21.45">
            <text:p>21,45</text:p>
          </table:table-cell>
          <table:table-cell table:style-name="ce62" table:formula="of:=SUM([.G50:.G54])" office:value-type="float" office:value="43.971">
            <text:p>43,97</text:p>
          </table:table-cell>
          <table:table-cell table:style-name="ce62" table:formula="of:=SUM([.H50:.H54])" office:value-type="float" office:value="27.68">
            <text:p>27,68</text:p>
          </table:table-cell>
          <table:table-cell table:style-name="ce62" table:formula="of:=SUM([.I50:.I54])" office:value-type="float" office:value="21.289">
            <text:p>21,29</text:p>
          </table:table-cell>
          <table:table-cell table:style-name="ce62" table:formula="of:=SUM([.J50:.J54])" office:value-type="float" office:value="21.155">
            <text:p>21,16</text:p>
          </table:table-cell>
          <table:table-cell table:style-name="ce62" table:formula="of:=SUM([.K50:.K54])" office:value-type="float" office:value="3.79">
            <text:p>3,79</text:p>
          </table:table-cell>
          <table:table-cell table:style-name="ce62" table:formula="of:=SUM([.L50:.L54])" office:value-type="float" office:value="3.76">
            <text:p>3,76</text:p>
          </table:table-cell>
          <table:table-cell table:number-columns-repeated="2"/>
          <table:table-cell table:style-name="ce60" office:value-type="string">
            <text:p>Tot [s]</text:p>
          </table:table-cell>
          <table:table-cell table:style-name="ce57" table:formula="of:=SUM([.P50:.P54])" office:value-type="float" office:value="3.613">
            <text:p>3,613</text:p>
          </table:table-cell>
          <table:table-cell table:style-name="ce57" table:formula="of:=SUM([.Q50:.Q54])" office:value-type="float" office:value="0">
            <text:p>0</text:p>
          </table:table-cell>
          <table:table-cell table:style-name="ce57" table:formula="of:=SUM([.R50:.R54])" office:value-type="float" office:value="0">
            <text:p>0</text:p>
          </table:table-cell>
          <table:table-cell table:style-name="ce57" table:formula="of:=SUM([.S50:.S54])" office:value-type="float" office:value="0">
            <text:p>0</text:p>
          </table:table-cell>
          <table:table-cell table:number-columns-repeated="1005"/>
        </table:table-row>
        <table:table-row table:style-name="ro2">
          <table:table-cell/>
          <table:table-cell table:style-name="ce9"/>
          <table:table-cell table:number-columns-repeated="12"/>
          <table:table-cell table:style-name="ce9"/>
          <table:table-cell table:number-columns-repeated="1009"/>
        </table:table-row>
        <table:table-row table:style-name="ro2">
          <table:table-cell table:style-name="ce59"/>
          <table:table-cell table:style-name="ce61"/>
          <table:table-cell table:style-name="ce63"/>
          <table:table-cell table:style-name="ce64" table:number-columns-repeated="9"/>
          <table:table-cell table:style-name="ce59" table:number-columns-repeated="2"/>
          <table:table-cell table:style-name="ce61"/>
          <table:table-cell table:style-name="ce64"/>
          <table:table-cell table:style-name="ce59" table:number-columns-repeated="1008"/>
        </table:table-row>
        <table:table-row table:style-name="ro1">
          <table:table-cell table:style-name="ce9" office:value-type="string">
            <text:p>Dhrystone_mod</text:p>
          </table:table-cell>
          <table:table-cell table:style-name="ce8" office:value-type="string">
            <text:p>us / dhry</text:p>
          </table:table-cell>
          <table:table-cell table:style-name="ce10" office:value-type="float" office:value="83.76">
            <text:p>83,76</text:p>
          </table:table-cell>
          <table:table-cell office:value-type="float" office:value="77.69">
            <text:p>77,69</text:p>
          </table:table-cell>
          <table:table-cell office:value-type="float" office:value="34.04">
            <text:p>34,04</text:p>
          </table:table-cell>
          <table:table-cell office:value-type="float" office:value="34.16">
            <text:p>34,16</text:p>
          </table:table-cell>
          <table:table-cell office:value-type="float" office:value="59.78">
            <text:p>59,78</text:p>
          </table:table-cell>
          <table:table-cell office:value-type="float" office:value="51.24">
            <text:p>51,24</text:p>
          </table:table-cell>
          <table:table-cell table:number-columns-repeated="2" office:value-type="float" office:value="34.16">
            <text:p>34,16</text:p>
          </table:table-cell>
          <table:table-cell table:number-columns-repeated="2" office:value-type="float" office:value="34.04">
            <text:p>34,04</text:p>
          </table:table-cell>
          <table:table-cell/>
          <table:table-cell table:style-name="ce9" office:value-type="string">
            <text:p>Dhrystone_mod</text:p>
          </table:table-cell>
          <table:table-cell table:style-name="ce8" office:value-type="string">
            <text:p>us / dhry</text:p>
          </table:table-cell>
          <table:table-cell office:value-type="float" office:value="34.04">
            <text:p>34,04</text:p>
          </table:table-cell>
          <table:table-cell table:number-columns-repeated="1008"/>
        </table:table-row>
        <table:table-row table:style-name="ro1">
          <table:table-cell office:value-type="string">
            <text:p>(runs = 1000000)</text:p>
          </table:table-cell>
          <table:table-cell table:style-name="ce8" office:value-type="string">
            <text:p>dhry / sec</text:p>
          </table:table-cell>
          <table:table-cell table:style-name="ce10" office:value-type="float" office:value="11939.07">
            <text:p>11939,07</text:p>
          </table:table-cell>
          <table:table-cell office:value-type="float" office:value="12871.99">
            <text:p>12871,99</text:p>
          </table:table-cell>
          <table:table-cell office:value-type="float" office:value="29375.55">
            <text:p>29375,55</text:p>
          </table:table-cell>
          <table:table-cell office:value-type="float" office:value="29270.61">
            <text:p>29270,61</text:p>
          </table:table-cell>
          <table:table-cell office:value-type="float" office:value="16729.37">
            <text:p>16729,37</text:p>
          </table:table-cell>
          <table:table-cell office:value-type="float" office:value="19514.46">
            <text:p>19514,46</text:p>
          </table:table-cell>
          <table:table-cell office:value-type="float" office:value="29270.75">
            <text:p>29270,75</text:p>
          </table:table-cell>
          <table:table-cell office:value-type="float" office:value="29270.85">
            <text:p>29270,85</text:p>
          </table:table-cell>
          <table:table-cell office:value-type="float" office:value="29375.72">
            <text:p>29375,72</text:p>
          </table:table-cell>
          <table:table-cell office:value-type="float" office:value="29375.79">
            <text:p>29375,79</text:p>
          </table:table-cell>
          <table:table-cell/>
          <table:table-cell office:value-type="string">
            <text:p>(runs = 1000000)</text:p>
          </table:table-cell>
          <table:table-cell table:style-name="ce8" office:value-type="string">
            <text:p>dhry / sec</text:p>
          </table:table-cell>
          <table:table-cell office:value-type="float" office:value="29375.65">
            <text:p>29375,65</text:p>
          </table:table-cell>
          <table:table-cell table:number-columns-repeated="1008"/>
        </table:table-row>
        <table:table-row table:style-name="ro2">
          <table:table-cell table:style-name="ce9"/>
          <table:table-cell table:style-name="ce8" office:value-type="string">
            <text:p>DMIPS</text:p>
          </table:table-cell>
          <table:table-cell table:style-name="ce10" office:value-type="float" office:value="6.795">
            <text:p>6,795</text:p>
          </table:table-cell>
          <table:table-cell office:value-type="float" office:value="7.326">
            <text:p>7,326</text:p>
          </table:table-cell>
          <table:table-cell office:value-type="float" office:value="16.719">
            <text:p>16,719</text:p>
          </table:table-cell>
          <table:table-cell office:value-type="float" office:value="16.659">
            <text:p>16,659</text:p>
          </table:table-cell>
          <table:table-cell office:value-type="float" office:value="9.52">
            <text:p>9,52</text:p>
          </table:table-cell>
          <table:table-cell office:value-type="float" office:value="11.11">
            <text:p>11,11</text:p>
          </table:table-cell>
          <table:table-cell table:number-columns-repeated="2" office:value-type="float" office:value="16.659">
            <text:p>16,659</text:p>
          </table:table-cell>
          <table:table-cell office:value-type="float" office:value="16.719">
            <text:p>16,719</text:p>
          </table:table-cell>
          <table:table-cell office:value-type="float" office:value="16.7192">
            <text:p>16,7192</text:p>
          </table:table-cell>
          <table:table-cell/>
          <table:table-cell table:style-name="ce9"/>
          <table:table-cell table:style-name="ce8" office:value-type="string">
            <text:p>DMIPS</text:p>
          </table:table-cell>
          <table:table-cell office:value-type="float" office:value="16.71921">
            <text:p>16,71921</text:p>
          </table:table-cell>
          <table:table-cell table:number-columns-repeated="1008"/>
        </table:table-row>
        <table:table-row table:style-name="ro2">
          <table:table-cell table:style-name="ce9"/>
          <table:table-cell table:style-name="ce8"/>
          <table:table-cell table:number-columns-repeated="11"/>
          <table:table-cell table:style-name="ce9"/>
          <table:table-cell table:style-name="ce8"/>
          <table:table-cell table:number-columns-repeated="1009"/>
        </table:table-row>
        <table:table-row table:style-name="ro1">
          <table:table-cell table:style-name="ce9" office:value-type="string">
            <text:p>Whetstone</text:p>
          </table:table-cell>
          <table:table-cell table:style-name="ce8" office:value-type="string">
            <text:p>DP MIPS</text:p>
          </table:table-cell>
          <table:table-cell table:style-name="ce10" office:value-type="float" office:value="0.362367">
            <text:p>0,362367</text:p>
          </table:table-cell>
          <table:table-cell office:value-type="float" office:value="0.376533">
            <text:p>0,376533</text:p>
          </table:table-cell>
          <table:table-cell office:value-type="float" office:value="7.542">
            <text:p>7,542</text:p>
          </table:table-cell>
          <table:table-cell office:value-type="float" office:value="0.648">
            <text:p>0,648</text:p>
          </table:table-cell>
          <table:table-cell office:value-type="float" office:value="0.486499">
            <text:p>0,486499</text:p>
          </table:table-cell>
          <table:table-cell office:value-type="float" office:value="0.472728">
            <text:p>0,472728</text:p>
          </table:table-cell>
          <table:table-cell office:value-type="float" office:value="0.64864">
            <text:p>0,64864</text:p>
          </table:table-cell>
          <table:table-cell office:value-type="float" office:value="0.648647">
            <text:p>0,648647</text:p>
          </table:table-cell>
          <table:table-cell office:value-type="float" office:value="7.542">
            <text:p>7,542</text:p>
          </table:table-cell>
          <table:table-cell office:value-type="float" office:value="7.5428">
            <text:p>7,5428</text:p>
          </table:table-cell>
          <table:table-cell/>
          <table:table-cell table:style-name="ce9" office:value-type="string">
            <text:p>Whetstone</text:p>
          </table:table-cell>
          <table:table-cell table:style-name="ce8" office:value-type="string">
            <text:p>DP MIPS</text:p>
          </table:table-cell>
          <table:table-cell office:value-type="float" office:value="7.54048">
            <text:p>7,54048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(loops = 1000, it=1)</text:p>
          </table:table-cell>
          <table:table-cell table:style-name="ce10" table:number-columns-repeated="2"/>
          <table:table-cell table:number-columns-repeated="10"/>
          <table:table-cell table:style-name="ce13" office:value-type="string">
            <text:p>(loops = 1000, it=1)</text:p>
          </table:table-cell>
          <table:table-cell table:style-name="ce10"/>
          <table:table-cell table:number-columns-repeated="1009"/>
        </table:table-row>
        <table:table-row table:style-name="ro2">
          <table:table-cell table:style-name="ce9"/>
          <table:table-cell table:style-name="ce8"/>
          <table:table-cell table:number-columns-repeated="11"/>
          <table:table-cell table:style-name="ce9"/>
          <table:table-cell table:style-name="ce8"/>
          <table:table-cell table:number-columns-repeated="1009"/>
        </table:table-row>
        <table:table-row table:style-name="ro1">
          <table:table-cell table:style-name="ce9" office:value-type="string">
            <text:p>Linpack</text:p>
          </table:table-cell>
          <table:table-cell table:style-name="ce8" office:value-type="string">
            <text:p>KFLOPS</text:p>
          </table:table-cell>
          <table:table-cell table:style-name="ce10" office:value-type="float" office:value="94.889">
            <text:p>94,889</text:p>
          </table:table-cell>
          <table:table-cell office:value-type="float" office:value="96.886">
            <text:p>96,886</text:p>
          </table:table-cell>
          <table:table-cell office:value-type="float" office:value="989.334">
            <text:p>989,334</text:p>
          </table:table-cell>
          <table:table-cell office:value-type="float" office:value="139.316">
            <text:p>139,316</text:p>
          </table:table-cell>
          <table:table-cell office:value-type="float" office:value="110.517">
            <text:p>110,517</text:p>
          </table:table-cell>
          <table:table-cell office:value-type="float" office:value="118.99">
            <text:p>118,99</text:p>
          </table:table-cell>
          <table:table-cell office:value-type="float" office:value="139.729">
            <text:p>139,729</text:p>
          </table:table-cell>
          <table:table-cell office:value-type="float" office:value="139.731">
            <text:p>139,731</text:p>
          </table:table-cell>
          <table:table-cell office:value-type="float" office:value="1035.416">
            <text:p>1035,416</text:p>
          </table:table-cell>
          <table:table-cell office:value-type="float" office:value="1035.413">
            <text:p>1035,413</text:p>
          </table:table-cell>
          <table:table-cell/>
          <table:table-cell table:style-name="ce9" office:value-type="string">
            <text:p>Linpack</text:p>
          </table:table-cell>
          <table:table-cell table:style-name="ce8" office:value-type="string">
            <text:p>KFLOPS</text:p>
          </table:table-cell>
          <table:table-cell office:value-type="float" office:value="1042.097">
            <text:p>1042,097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(ntimes = 10, sp, rolled)</text:p>
          </table:table-cell>
          <table:table-cell table:style-name="ce10" table:number-columns-repeated="2"/>
          <table:table-cell table:number-columns-repeated="10"/>
          <table:table-cell table:style-name="ce13" office:value-type="string">
            <text:p>(ntimes = 10, sp, rolled)</text:p>
          </table:table-cell>
          <table:table-cell table:style-name="ce10"/>
          <table:table-cell table:number-columns-repeated="1009"/>
        </table:table-row>
        <table:table-row table:style-name="ro2">
          <table:table-cell table:style-name="ce9"/>
          <table:table-cell table:style-name="ce8"/>
          <table:table-cell table:number-columns-repeated="11"/>
          <table:table-cell table:style-name="ce9"/>
          <table:table-cell table:style-name="ce8"/>
          <table:table-cell table:number-columns-repeated="1009"/>
        </table:table-row>
        <table:table-row table:style-name="ro1">
          <table:table-cell table:style-name="ce9" office:value-type="string">
            <text:p>Dhrystone_riscv</text:p>
          </table:table-cell>
          <table:table-cell table:style-name="ce8" office:value-type="string">
            <text:p>us / dhry</text:p>
          </table:table-cell>
          <table:table-cell office:value-type="string">
            <text:p>78</text:p>
          </table:table-cell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2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/>
          <table:table-cell table:style-name="ce9" office:value-type="string">
            <text:p>Dhrystone_riscv</text:p>
          </table:table-cell>
          <table:table-cell table:style-name="ce8" office:value-type="string">
            <text:p>us / dhry</text:p>
          </table:table-cell>
          <table:table-cell office:value-type="float" office:value="12">
            <text:p>12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(original config)</text:p>
          </table:table-cell>
          <table:table-cell table:style-name="ce8" office:value-type="string">
            <text:p>dhry / sec</text:p>
          </table:table-cell>
          <table:table-cell office:value-type="string">
            <text:p>NA (-393)</text:p>
          </table:table-cell>
          <table:table-cell office:value-type="string">
            <text:p>NA (-466)</text:p>
          </table:table-cell>
          <table:table-cell office:value-type="string">
            <text:p>NA (-2381)</text:p>
          </table:table-cell>
          <table:table-cell office:value-type="float" office:value="-2280">
            <text:p>-2280</text:p>
          </table:table-cell>
          <table:table-cell office:value-type="float" office:value="-556">
            <text:p>-556</text:p>
          </table:table-cell>
          <table:table-cell office:value-type="float" office:value="-1484">
            <text:p>-1484</text:p>
          </table:table-cell>
          <table:table-cell table:number-columns-repeated="2" office:value-type="float" office:value="-2290">
            <text:p>-2290</text:p>
          </table:table-cell>
          <table:table-cell table:number-columns-repeated="2" office:value-type="float" office:value="-2390">
            <text:p>-2390</text:p>
          </table:table-cell>
          <table:table-cell/>
          <table:table-cell table:style-name="ce13" office:value-type="string">
            <text:p>(original config)</text:p>
          </table:table-cell>
          <table:table-cell table:style-name="ce8" office:value-type="string">
            <text:p>dhry / sec</text:p>
          </table:table-cell>
          <table:table-cell table:number-columns-repeated="1009"/>
        </table:table-row>
        <table:table-row table:style-name="ro2">
          <table:table-cell table:style-name="ce9"/>
          <table:table-cell table:style-name="ce8" office:value-type="string">
            <text:p>DMIPS</text:p>
          </table:table-cell>
          <table:table-cell table:number-columns-repeated="2" office:value-type="string">
            <text:p>NA (0)</text:p>
          </table:table-cell>
          <table:table-cell office:value-type="string">
            <text:p>NA (-1)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0 [0]</text:p>
          </table:table-cell>
          <table:table-cell table:number-columns-repeated="4" office:value-type="float" office:value="-1">
            <text:p>-1</text:p>
          </table:table-cell>
          <table:table-cell/>
          <table:table-cell table:style-name="ce9"/>
          <table:table-cell table:style-name="ce8" office:value-type="string">
            <text:p>DMIPS</text:p>
          </table:table-cell>
          <table:table-cell table:number-columns-repeated="1009"/>
        </table:table-row>
        <table:table-row table:style-name="ro2">
          <table:table-cell table:style-name="ce9"/>
          <table:table-cell table:style-name="ce8"/>
          <table:table-cell table:number-columns-repeated="11"/>
          <table:table-cell table:style-name="ce9"/>
          <table:table-cell table:style-name="ce8"/>
          <table:table-cell table:number-columns-repeated="1009"/>
        </table:table-row>
        <table:table-row table:style-name="ro1">
          <table:table-cell table:style-name="ce9" office:value-type="string">
            <text:p>Median</text:p>
          </table:table-cell>
          <table:table-cell table:style-name="ce8" office:value-type="string">
            <text:p>cycle</text:p>
          </table:table-cell>
          <table:table-cell table:style-name="ce10" office:value-type="float" office:value="669614">
            <text:p>669614</text:p>
          </table:table-cell>
          <table:table-cell office:value-type="float" office:value="553339">
            <text:p>553339</text:p>
          </table:table-cell>
          <table:table-cell office:value-type="float" office:value="500776">
            <text:p>500776</text:p>
          </table:table-cell>
          <table:table-cell office:value-type="float" office:value="505901">
            <text:p>505901</text:p>
          </table:table-cell>
          <table:table-cell office:value-type="float" office:value="589303">
            <text:p>589303</text:p>
          </table:table-cell>
          <table:table-cell office:value-type="float" office:value="506222">
            <text:p>506222</text:p>
          </table:table-cell>
          <table:table-cell office:value-type="float" office:value="536750">
            <text:p>536750</text:p>
          </table:table-cell>
          <table:table-cell office:value-type="float" office:value="527675">
            <text:p>527675</text:p>
          </table:table-cell>
          <table:table-cell office:value-type="float" office:value="534228">
            <text:p>534228</text:p>
          </table:table-cell>
          <table:table-cell office:value-type="float" office:value="491742">
            <text:p>491742</text:p>
          </table:table-cell>
          <table:table-cell/>
          <table:table-cell table:style-name="ce9" office:value-type="string">
            <text:p>Median</text:p>
          </table:table-cell>
          <table:table-cell table:style-name="ce8" office:value-type="string">
            <text:p>cycle</text:p>
          </table:table-cell>
          <table:table-cell office:value-type="float" office:value="497095">
            <text:p>497095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(data_size=30000, instret = 300507)</text:p>
          </table:table-cell>
          <table:table-cell table:style-name="ce29" table:formula="of:=MIN([.C72:.Z72])" office:value-type="float" office:value="491742">
            <text:p>491742</text:p>
          </table:table-cell>
          <table:table-cell table:style-name="ce33" table:formula="of:=[.C$72]/[.$B$73] * 100" office:value-type="float" office:value="136.171813674651">
            <text:p>136,17</text:p>
          </table:table-cell>
          <table:table-cell table:style-name="ce33" table:formula="of:=[.D$72]/[.$B$73] * 100" office:value-type="float" office:value="112.526284108333">
            <text:p>112,53</text:p>
          </table:table-cell>
          <table:table-cell table:style-name="ce33" table:formula="of:=[.E$72]/[.$B$73] * 100" office:value-type="float" office:value="101.837142241257">
            <text:p>101,84</text:p>
          </table:table-cell>
          <table:table-cell table:style-name="ce33" table:formula="of:=[.F$72]/[.$B$73] * 100" office:value-type="float" office:value="102.879355434354">
            <text:p>102,88</text:p>
          </table:table-cell>
          <table:table-cell table:style-name="ce33" table:formula="of:=[.G$72]/[.$B$73] * 100" office:value-type="float" office:value="119.839875381806">
            <text:p>119,84</text:p>
          </table:table-cell>
          <table:table-cell table:style-name="ce33" table:formula="of:=[.H$72]/[.$B$73] * 100" office:value-type="float" office:value="102.944633568009">
            <text:p>102,94</text:p>
          </table:table-cell>
          <table:table-cell table:style-name="ce33" table:formula="of:=[.I$72]/[.$B$73] * 100" office:value-type="float" office:value="109.152767101448">
            <text:p>109,15</text:p>
          </table:table-cell>
          <table:table-cell table:style-name="ce33" table:formula="of:=[.J$72]/[.$B$73] * 100" office:value-type="float" office:value="107.307287154646">
            <text:p>107,31</text:p>
          </table:table-cell>
          <table:table-cell table:style-name="ce33" table:formula="of:=[.K$72]/[.$B$73] * 100" office:value-type="float" office:value="108.639896531108">
            <text:p>108,64</text:p>
          </table:table-cell>
          <table:table-cell table:style-name="ce33" table:formula="of:=[.L$72]/[.$B$73] * 100" office:value-type="float" office:value="100">
            <text:p>100,00</text:p>
          </table:table-cell>
          <table:table-cell/>
          <table:table-cell table:style-name="ce13" office:value-type="string">
            <text:p>(data_size=30000, instret = 300507)</text:p>
          </table:table-cell>
          <table:table-cell table:style-name="ce56" table:formula="of:=MIN([.C72:.Z72])" office:value-type="float" office:value="491742">
            <text:p>491742</text:p>
          </table:table-cell>
          <table:table-cell table:style-name="ce42" table:formula="of:=[.P$72]/[.$B$73] * 100" office:value-type="float" office:value="101.088578970273">
            <text:p>101,09</text:p>
          </table:table-cell>
          <table:table-cell table:style-name="ce58" table:number-columns-repeated="9"/>
          <table:table-cell table:number-columns-repeated="999"/>
        </table:table-row>
        <table:table-row table:style-name="ro2">
          <table:table-cell table:style-name="ce9"/>
          <table:table-cell table:style-name="ce8"/>
          <table:table-cell table:number-columns-repeated="11"/>
          <table:table-cell table:style-name="ce9"/>
          <table:table-cell table:style-name="ce8"/>
          <table:table-cell table:number-columns-repeated="1009"/>
        </table:table-row>
        <table:table-row table:style-name="ro1">
          <table:table-cell table:style-name="ce9" office:value-type="string">
            <text:p>qsort</text:p>
          </table:table-cell>
          <table:table-cell table:style-name="ce8" office:value-type="string">
            <text:p>cycle</text:p>
          </table:table-cell>
          <table:table-cell table:style-name="ce10" office:value-type="float" office:value="5747771">
            <text:p>5747771</text:p>
          </table:table-cell>
          <table:table-cell office:value-type="float" office:value="5102963">
            <text:p>5102963</text:p>
          </table:table-cell>
          <table:table-cell office:value-type="float" office:value="4442682">
            <text:p>4442682</text:p>
          </table:table-cell>
          <table:table-cell office:value-type="float" office:value="4437645">
            <text:p>4437645</text:p>
          </table:table-cell>
          <table:table-cell office:value-type="float" office:value="4954611">
            <text:p>4954611</text:p>
          </table:table-cell>
          <table:table-cell office:value-type="float" office:value="4438157">
            <text:p>4438157</text:p>
          </table:table-cell>
          <table:table-cell office:value-type="float" office:value="4099333">
            <text:p>4099333</text:p>
          </table:table-cell>
          <table:table-cell office:value-type="float" office:value="4088295">
            <text:p>4088295</text:p>
          </table:table-cell>
          <table:table-cell office:value-type="float" office:value="4093703">
            <text:p>4093703</text:p>
          </table:table-cell>
          <table:table-cell office:value-type="float" office:value="4014006">
            <text:p>4014006</text:p>
          </table:table-cell>
          <table:table-cell/>
          <table:table-cell table:style-name="ce9" office:value-type="string">
            <text:p>qsort</text:p>
          </table:table-cell>
          <table:table-cell table:style-name="ce8" office:value-type="string">
            <text:p>cycle</text:p>
          </table:table-cell>
          <table:table-cell office:value-type="float" office:value="4240161">
            <text:p>4240161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(data_size=30000, instret = 2361068)</text:p>
          </table:table-cell>
          <table:table-cell table:style-name="ce29" table:formula="of:=MIN([.C75:.Z75])" office:value-type="float" office:value="4014006">
            <text:p>4014006</text:p>
          </table:table-cell>
          <table:table-cell table:style-name="ce33" table:formula="of:=[.C$75] / [.$B$76] * 100" office:value-type="float" office:value="143.192885112778">
            <text:p>143,19</text:p>
          </table:table-cell>
          <table:table-cell table:style-name="ce33" table:formula="of:=[.D$75] / [.$B$76] * 100" office:value-type="float" office:value="127.128933040957">
            <text:p>127,13</text:p>
          </table:table-cell>
          <table:table-cell table:style-name="ce33" table:formula="of:=[.E$75] / [.$B$76] * 100" office:value-type="float" office:value="110.679505710754">
            <text:p>110,68</text:p>
          </table:table-cell>
          <table:table-cell table:style-name="ce33" table:formula="of:=[.F$75] / [.$B$76] * 100" office:value-type="float" office:value="110.554020098625">
            <text:p>110,55</text:p>
          </table:table-cell>
          <table:table-cell table:style-name="ce33" table:formula="of:=[.G$75] / [.$B$76] * 100" office:value-type="float" office:value="123.43307409107">
            <text:p>123,43</text:p>
          </table:table-cell>
          <table:table-cell table:style-name="ce33" table:formula="of:=[.H$75] / [.$B$76] * 100" office:value-type="float" office:value="110.566775435812">
            <text:p>110,57</text:p>
          </table:table-cell>
          <table:table-cell table:style-name="ce33" table:formula="of:=[.I$75] / [.$B$76] * 100" office:value-type="float" office:value="102.125731750276">
            <text:p>102,13</text:p>
          </table:table-cell>
          <table:table-cell table:style-name="ce33" table:formula="of:=[.J$75] / [.$B$76] * 100" office:value-type="float" office:value="101.850744617721">
            <text:p>101,85</text:p>
          </table:table-cell>
          <table:table-cell table:style-name="ce33" table:formula="of:=[.K$75] / [.$B$76] * 100" office:value-type="float" office:value="101.985472866757">
            <text:p>101,99</text:p>
          </table:table-cell>
          <table:table-cell table:style-name="ce33" table:formula="of:=[.L$75] / [.$B$76] * 100" office:value-type="float" office:value="100">
            <text:p>100,00</text:p>
          </table:table-cell>
          <table:table-cell/>
          <table:table-cell table:style-name="ce13" office:value-type="string">
            <text:p>(data_size=30000, instret = 2361068)</text:p>
          </table:table-cell>
          <table:table-cell table:style-name="ce56" table:formula="of:=MIN([.C75:.Z75])" office:value-type="float" office:value="4014006">
            <text:p>4014006</text:p>
          </table:table-cell>
          <table:table-cell table:style-name="ce33" table:formula="of:=[.P$75]/[.$B$76] * 100" office:value-type="float" office:value="105.63414703416">
            <text:p>105,63</text:p>
          </table:table-cell>
          <table:table-cell table:style-name="ce58" table:number-columns-repeated="9"/>
          <table:table-cell table:number-columns-repeated="999"/>
        </table:table-row>
        <table:table-row table:style-name="ro2">
          <table:table-cell table:style-name="ce9"/>
          <table:table-cell table:style-name="ce8"/>
          <table:table-cell table:number-columns-repeated="11"/>
          <table:table-cell table:style-name="ce9"/>
          <table:table-cell table:style-name="ce8"/>
          <table:table-cell table:number-columns-repeated="1009"/>
        </table:table-row>
        <table:table-row table:style-name="ro1">
          <table:table-cell table:style-name="ce9" office:value-type="string">
            <text:p>rsort</text:p>
          </table:table-cell>
          <table:table-cell table:style-name="ce8" office:value-type="string">
            <text:p>cycle</text:p>
          </table:table-cell>
          <table:table-cell table:style-name="ce10" office:value-type="float" office:value="14580255">
            <text:p>14580255</text:p>
          </table:table-cell>
          <table:table-cell office:value-type="float" office:value="10500931">
            <text:p>10500931</text:p>
          </table:table-cell>
          <table:table-cell office:value-type="float" office:value="4981994">
            <text:p>4981994</text:p>
          </table:table-cell>
          <table:table-cell office:value-type="float" office:value="4980437">
            <text:p>4980437</text:p>
          </table:table-cell>
          <table:table-cell office:value-type="float" office:value="9666626">
            <text:p>9666626</text:p>
          </table:table-cell>
          <table:table-cell office:value-type="float" office:value="4975893">
            <text:p>4975893</text:p>
          </table:table-cell>
          <table:table-cell office:value-type="float" office:value="4108437">
            <text:p>4108437</text:p>
          </table:table-cell>
          <table:table-cell office:value-type="float" office:value="4056885">
            <text:p>4056885</text:p>
          </table:table-cell>
          <table:table-cell office:value-type="float" office:value="4055072">
            <text:p>4055072</text:p>
          </table:table-cell>
          <table:table-cell office:value-type="float" office:value="3498988">
            <text:p>3498988</text:p>
          </table:table-cell>
          <table:table-cell/>
          <table:table-cell table:style-name="ce9" office:value-type="string">
            <text:p>rsort</text:p>
          </table:table-cell>
          <table:table-cell table:style-name="ce8" office:value-type="string">
            <text:p>cycle</text:p>
          </table:table-cell>
          <table:table-cell office:value-type="float" office:value="3665366">
            <text:p>3665366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(data_size=30000, instret = 1927273)</text:p>
          </table:table-cell>
          <table:table-cell table:style-name="ce29" table:formula="of:=MIN([.C78:.Z78])" office:value-type="float" office:value="3498988">
            <text:p>3498988</text:p>
          </table:table-cell>
          <table:table-cell table:style-name="ce33" table:formula="of:=[.C$78] / [.$B$79] * 100" office:value-type="float" office:value="416.699199882938">
            <text:p>416,70</text:p>
          </table:table-cell>
          <table:table-cell table:style-name="ce33" table:formula="of:=[.D$78] / [.$B$79] * 100" office:value-type="float" office:value="300.113375638899">
            <text:p>300,11</text:p>
          </table:table-cell>
          <table:table-cell table:style-name="ce33" table:formula="of:=[.E$78] / [.$B$79] * 100" office:value-type="float" office:value="142.383854988928">
            <text:p>142,38</text:p>
          </table:table-cell>
          <table:table-cell table:style-name="ce33" table:formula="of:=[.F$78] / [.$B$79] * 100" office:value-type="float" office:value="142.339356408196">
            <text:p>142,34</text:p>
          </table:table-cell>
          <table:table-cell table:style-name="ce33" table:formula="of:=[.G$78] / [.$B$79] * 100" office:value-type="float" office:value="276.269195550256">
            <text:p>276,27</text:p>
          </table:table-cell>
          <table:table-cell table:style-name="ce33" table:formula="of:=[.H$78] / [.$B$79] * 100" office:value-type="float" office:value="142.209490286906">
            <text:p>142,21</text:p>
          </table:table-cell>
          <table:table-cell table:style-name="ce33" table:formula="of:=[.I$78] / [.$B$79] * 100" office:value-type="float" office:value="117.417864822629">
            <text:p>117,42</text:p>
          </table:table-cell>
          <table:table-cell table:style-name="ce33" table:formula="of:=[.J$78] / [.$B$79] * 100" office:value-type="float" office:value="115.944524531093">
            <text:p>115,94</text:p>
          </table:table-cell>
          <table:table-cell table:style-name="ce33" table:formula="of:=[.K$78] / [.$B$79] * 100" office:value-type="float" office:value="115.892709549161">
            <text:p>115,89</text:p>
          </table:table-cell>
          <table:table-cell table:style-name="ce33" table:formula="of:=[.L$78] / [.$B$79] * 100" office:value-type="float" office:value="100">
            <text:p>100,00</text:p>
          </table:table-cell>
          <table:table-cell/>
          <table:table-cell table:style-name="ce13" office:value-type="string">
            <text:p>(data_size=30000, instret = 1927273)</text:p>
          </table:table-cell>
          <table:table-cell table:style-name="ce56" table:formula="of:=MIN([.C78:.Z78])" office:value-type="float" office:value="3498988">
            <text:p>3498988</text:p>
          </table:table-cell>
          <table:table-cell table:style-name="ce33" table:formula="of:=[.P$78]/[.$B$79] * 100" office:value-type="float" office:value="104.755032026403">
            <text:p>104,76</text:p>
          </table:table-cell>
          <table:table-cell table:style-name="ce58" table:number-columns-repeated="9"/>
          <table:table-cell table:number-columns-repeated="999"/>
        </table:table-row>
        <table:table-row table:style-name="ro2">
          <table:table-cell table:style-name="ce9"/>
          <table:table-cell table:style-name="ce8"/>
          <table:table-cell table:number-columns-repeated="11"/>
          <table:table-cell table:style-name="ce9"/>
          <table:table-cell table:style-name="ce8"/>
          <table:table-cell table:number-columns-repeated="1009"/>
        </table:table-row>
        <table:table-row table:style-name="ro1">
          <table:table-cell table:style-name="ce9" office:value-type="string">
            <text:p>towers</text:p>
          </table:table-cell>
          <table:table-cell table:style-name="ce8" office:value-type="string">
            <text:p>cycle</text:p>
          </table:table-cell>
          <table:table-cell table:style-name="ce10" office:value-type="float" office:value="220303083">
            <text:p>220303083</text:p>
          </table:table-cell>
          <table:table-cell office:value-type="float" office:value="204573721">
            <text:p>204573721</text:p>
          </table:table-cell>
          <table:table-cell office:value-type="float" office:value="202914195">
            <text:p>202914195</text:p>
          </table:table-cell>
          <table:table-cell office:value-type="float" office:value="202914322">
            <text:p>202914322</text:p>
          </table:table-cell>
          <table:table-cell office:value-type="float" office:value="220302124">
            <text:p>220302124</text:p>
          </table:table-cell>
          <table:table-cell office:value-type="float" office:value="202914364">
            <text:p>202914364</text:p>
          </table:table-cell>
          <table:table-cell office:value-type="float" office:value="202913509">
            <text:p>202913509</text:p>
          </table:table-cell>
          <table:table-cell office:value-type="float" office:value="202913316">
            <text:p>202913316</text:p>
          </table:table-cell>
          <table:table-cell office:value-type="float" office:value="202913211">
            <text:p>202913211</text:p>
          </table:table-cell>
          <table:table-cell office:value-type="float" office:value="202913235">
            <text:p>202913235</text:p>
          </table:table-cell>
          <table:table-cell/>
          <table:table-cell table:style-name="ce9" office:value-type="string">
            <text:p>towers</text:p>
          </table:table-cell>
          <table:table-cell table:style-name="ce8" office:value-type="string">
            <text:p>cycle</text:p>
          </table:table-cell>
          <table:table-cell office:value-type="float" office:value="202914176">
            <text:p>202914176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(NUM_DISCS=22, instret = 201327008)</text:p>
          </table:table-cell>
          <table:table-cell table:style-name="ce29" table:formula="of:=MIN([.C81:.Z81])" office:value-type="float" office:value="202913211">
            <text:p>202913211</text:p>
          </table:table-cell>
          <table:table-cell table:style-name="ce33" table:formula="of:=[.C$81] / [.$B$82] * 100" office:value-type="float" office:value="108.570103402484">
            <text:p>108,57</text:p>
          </table:table-cell>
          <table:table-cell table:style-name="ce33" table:formula="of:=[.D$81] / [.$B$82] * 100" office:value-type="float" office:value="100.818335086127">
            <text:p>100,82</text:p>
          </table:table-cell>
          <table:table-cell table:style-name="ce33" table:formula="of:=[.E$81] / [.$B$82] * 100" office:value-type="float" office:value="100.00048493639">
            <text:p>100,00</text:p>
          </table:table-cell>
          <table:table-cell table:style-name="ce33" table:formula="of:=[.F$81] / [.$B$82] * 100" office:value-type="float" office:value="100.000547524725">
            <text:p>100,00</text:p>
          </table:table-cell>
          <table:table-cell table:style-name="ce33" table:formula="of:=[.G$81] / [.$B$82] * 100" office:value-type="float" office:value="108.569630786632">
            <text:p>108,57</text:p>
          </table:table-cell>
          <table:table-cell table:style-name="ce33" table:formula="of:=[.H$81] / [.$B$82] * 100" office:value-type="float" office:value="100.000568223229">
            <text:p>100,00</text:p>
          </table:table-cell>
          <table:table-cell table:style-name="ce33" table:formula="of:=[.I$81] / [.$B$82] * 100" office:value-type="float" office:value="100.000146860817">
            <text:p>100,00</text:p>
          </table:table-cell>
          <table:table-cell table:style-name="ce33" table:formula="of:=[.J$81] / [.$B$82] * 100" office:value-type="float" office:value="100.000051746261">
            <text:p>100,00</text:p>
          </table:table-cell>
          <table:table-cell table:style-name="ce33" table:formula="of:=[.K$81] / [.$B$82] * 100" office:value-type="float" office:value="100">
            <text:p>100,00</text:p>
          </table:table-cell>
          <table:table-cell table:style-name="ce33" table:formula="of:=[.L$81] / [.$B$82] * 100" office:value-type="float" office:value="100.000011827717">
            <text:p>100,00</text:p>
          </table:table-cell>
          <table:table-cell/>
          <table:table-cell table:style-name="ce13" office:value-type="string">
            <text:p>(NUM_DISCS=22, instret = 201327008)</text:p>
          </table:table-cell>
          <table:table-cell table:style-name="ce56" table:formula="of:=MIN([.C81:.Z81])" office:value-type="float" office:value="202913211">
            <text:p>202913211</text:p>
          </table:table-cell>
          <table:table-cell table:style-name="ce33" table:formula="of:=[.P$81]/[.$B$82] * 100" office:value-type="float" office:value="100.000475572781">
            <text:p>100,00</text:p>
          </table:table-cell>
          <table:table-cell table:style-name="ce58" table:number-columns-repeated="9"/>
          <table:table-cell table:number-columns-repeated="999"/>
        </table:table-row>
        <table:table-row table:style-name="ro2">
          <table:table-cell table:style-name="ce9"/>
          <table:table-cell table:style-name="ce8"/>
          <table:table-cell table:number-columns-repeated="11"/>
          <table:table-cell table:style-name="ce9"/>
          <table:table-cell table:style-name="ce8"/>
          <table:table-cell table:number-columns-repeated="1009"/>
        </table:table-row>
        <table:table-row table:style-name="ro1">
          <table:table-cell table:style-name="ce9" office:value-type="string">
            <text:p>vvadd</text:p>
          </table:table-cell>
          <table:table-cell table:style-name="ce8" office:value-type="string">
            <text:p>cycle</text:p>
          </table:table-cell>
          <table:table-cell table:style-name="ce10" office:value-type="float" office:value="4884096">
            <text:p>4884096</text:p>
          </table:table-cell>
          <table:table-cell office:value-type="float" office:value="3441195">
            <text:p>3441195</text:p>
          </table:table-cell>
          <table:table-cell office:value-type="float" office:value="384952">
            <text:p>384952</text:p>
          </table:table-cell>
          <table:table-cell office:value-type="float" office:value="476667">
            <text:p>476667</text:p>
          </table:table-cell>
          <table:table-cell office:value-type="float" office:value="3164963">
            <text:p>3164963</text:p>
          </table:table-cell>
          <table:table-cell office:value-type="float" office:value="476679">
            <text:p>476679</text:p>
          </table:table-cell>
          <table:table-cell office:value-type="float" office:value="537024">
            <text:p>537024</text:p>
          </table:table-cell>
          <table:table-cell office:value-type="float" office:value="539499">
            <text:p>539499</text:p>
          </table:table-cell>
          <table:table-cell office:value-type="float" office:value="455583">
            <text:p>455583</text:p>
          </table:table-cell>
          <table:table-cell office:value-type="float" office:value="441988">
            <text:p>441988</text:p>
          </table:table-cell>
          <table:table-cell/>
          <table:table-cell table:style-name="ce9" office:value-type="string">
            <text:p>vvadd</text:p>
          </table:table-cell>
          <table:table-cell table:style-name="ce8" office:value-type="string">
            <text:p>cycle</text:p>
          </table:table-cell>
          <table:table-cell office:value-type="float" office:value="382260">
            <text:p>382260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(data_size=30000, instret = 240481)</text:p>
          </table:table-cell>
          <table:table-cell table:style-name="ce29" table:formula="of:=MIN([.C84:.Z84])" office:value-type="float" office:value="382260">
            <text:p>382260</text:p>
          </table:table-cell>
          <table:table-cell table:style-name="ce42" table:formula="of:=[.C$84] / [.$B$85] * 100" office:value-type="float" office:value="1277.68953068592">
            <text:p>1277,69</text:p>
          </table:table-cell>
          <table:table-cell table:style-name="ce42" table:formula="of:=[.D$84] / [.$B$85] * 100" office:value-type="float" office:value="900.223669753571">
            <text:p>900,22</text:p>
          </table:table-cell>
          <table:table-cell table:style-name="ce42" table:formula="of:=[.E$84] / [.$B$85] * 100" office:value-type="float" office:value="100.704232721185">
            <text:p>100,70</text:p>
          </table:table-cell>
          <table:table-cell table:style-name="ce42" table:formula="of:=[.F$84] / [.$B$85] * 100" office:value-type="float" office:value="124.697064824988">
            <text:p>124,70</text:p>
          </table:table-cell>
          <table:table-cell table:style-name="ce42" table:formula="of:=[.G$84] / [.$B$85] * 100" office:value-type="float" office:value="827.960812012766">
            <text:p>827,96</text:p>
          </table:table-cell>
          <table:table-cell table:style-name="ce42" table:formula="of:=[.H$84] / [.$B$85] * 100" office:value-type="float" office:value="124.7002040496">
            <text:p>124,70</text:p>
          </table:table-cell>
          <table:table-cell table:style-name="ce42" table:formula="of:=[.I$84] / [.$B$85] * 100" office:value-type="float" office:value="140.486579814786">
            <text:p>140,49</text:p>
          </table:table-cell>
          <table:table-cell table:style-name="ce42" table:formula="of:=[.J$84] / [.$B$85] * 100" office:value-type="float" office:value="141.134044890912">
            <text:p>141,13</text:p>
          </table:table-cell>
          <table:table-cell table:style-name="ce42" table:formula="of:=[.K$84] / [.$B$85] * 100" office:value-type="float" office:value="119.181447182546">
            <text:p>119,18</text:p>
          </table:table-cell>
          <table:table-cell table:style-name="ce42" table:formula="of:=[.L$84] / [.$B$85] * 100" office:value-type="float" office:value="115.624967299744">
            <text:p>115,62</text:p>
          </table:table-cell>
          <table:table-cell/>
          <table:table-cell table:style-name="ce13" office:value-type="string">
            <text:p>(data_size=30000, instret = 240481)</text:p>
          </table:table-cell>
          <table:table-cell table:style-name="ce56" table:formula="of:=MIN([.C84:.Z84])" office:value-type="float" office:value="382260">
            <text:p>382260</text:p>
          </table:table-cell>
          <table:table-cell table:style-name="ce33" table:formula="of:=[.P$84]/[.$B$85] * 100" office:value-type="float" office:value="100">
            <text:p>100,00</text:p>
          </table:table-cell>
          <table:table-cell table:style-name="ce58" table:number-columns-repeated="9"/>
          <table:table-cell table:number-columns-repeated="999"/>
        </table:table-row>
        <table:table-row table:style-name="ro2">
          <table:table-cell table:style-name="ce9"/>
          <table:table-cell table:style-name="ce8"/>
          <table:table-cell table:number-columns-repeated="11"/>
          <table:table-cell table:style-name="ce9"/>
          <table:table-cell table:style-name="ce8"/>
          <table:table-cell table:number-columns-repeated="1009"/>
        </table:table-row>
        <table:table-row table:style-name="ro1">
          <table:table-cell table:style-name="ce9" office:value-type="string">
            <text:p>multiply</text:p>
          </table:table-cell>
          <table:table-cell table:style-name="ce8" office:value-type="string">
            <text:p>cycle</text:p>
          </table:table-cell>
          <table:table-cell table:style-name="ce10" office:value-type="float" office:value="9550673">
            <text:p>9550673</text:p>
          </table:table-cell>
          <table:table-cell office:value-type="float" office:value="8609333">
            <text:p>8609333</text:p>
          </table:table-cell>
          <table:table-cell office:value-type="float" office:value="6987714">
            <text:p>6987714</text:p>
          </table:table-cell>
          <table:table-cell office:value-type="float" office:value="7102680">
            <text:p>7102680</text:p>
          </table:table-cell>
          <table:table-cell office:value-type="float" office:value="8687091">
            <text:p>8687091</text:p>
          </table:table-cell>
          <table:table-cell office:value-type="float" office:value="7102858">
            <text:p>7102858</text:p>
          </table:table-cell>
          <table:table-cell office:value-type="float" office:value="7164393">
            <text:p>7164393</text:p>
          </table:table-cell>
          <table:table-cell office:value-type="float" office:value="7166465">
            <text:p>7166465</text:p>
          </table:table-cell>
          <table:table-cell office:value-type="float" office:value="7042652">
            <text:p>7042652</text:p>
          </table:table-cell>
          <table:table-cell office:value-type="float" office:value="7040576">
            <text:p>7040576</text:p>
          </table:table-cell>
          <table:table-cell/>
          <table:table-cell table:style-name="ce9" office:value-type="string">
            <text:p>multiply</text:p>
          </table:table-cell>
          <table:table-cell table:style-name="ce8" office:value-type="string">
            <text:p>cycle</text:p>
          </table:table-cell>
          <table:table-cell office:value-type="float" office:value="6984884">
            <text:p>6984884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(data_size=30000, instret=6268421)</text:p>
          </table:table-cell>
          <table:table-cell table:style-name="ce29" table:formula="of:=MIN([.C87:.Z87])" office:value-type="float" office:value="6984884">
            <text:p>6984884</text:p>
          </table:table-cell>
          <table:table-cell table:style-name="ce33" table:formula="of:=[.C$87] / [.$B$88] * 100" office:value-type="float" office:value="136.733451836852">
            <text:p>136,73</text:p>
          </table:table-cell>
          <table:table-cell table:style-name="ce33" table:formula="of:=[.D$87] / [.$B$88] * 100" office:value-type="float" office:value="123.256635328518">
            <text:p>123,26</text:p>
          </table:table-cell>
          <table:table-cell table:style-name="ce33" table:formula="of:=[.E$87] / [.$B$88] * 100" office:value-type="float" office:value="100.040516062973">
            <text:p>100,04</text:p>
          </table:table-cell>
          <table:table-cell table:style-name="ce33" table:formula="of:=[.F$87] / [.$B$88] * 100" office:value-type="float" office:value="101.6864417505">
            <text:p>101,69</text:p>
          </table:table-cell>
          <table:table-cell table:style-name="ce33" table:formula="of:=[.G$87] / [.$B$88] * 100" office:value-type="float" office:value="124.369867846052">
            <text:p>124,37</text:p>
          </table:table-cell>
          <table:table-cell table:style-name="ce33" table:formula="of:=[.H$87] / [.$B$88] * 100" office:value-type="float" office:value="101.688990110645">
            <text:p>101,69</text:p>
          </table:table-cell>
          <table:table-cell table:style-name="ce33" table:formula="of:=[.I$87] / [.$B$88] * 100" office:value-type="float" office:value="102.569963939272">
            <text:p>102,57</text:p>
          </table:table-cell>
          <table:table-cell table:style-name="ce33" table:formula="of:=[.J$87] / [.$B$88] * 100" office:value-type="float" office:value="102.599627996685">
            <text:p>102,60</text:p>
          </table:table-cell>
          <table:table-cell table:style-name="ce33" table:formula="of:=[.K$87] / [.$B$88] * 100" office:value-type="float" office:value="100.827043083321">
            <text:p>100,83</text:p>
          </table:table-cell>
          <table:table-cell table:style-name="ce33" table:formula="of:=[.L$87] / [.$B$88] * 100" office:value-type="float" office:value="100.797321759388">
            <text:p>100,80</text:p>
          </table:table-cell>
          <table:table-cell/>
          <table:table-cell table:style-name="ce13" office:value-type="string">
            <text:p>(data_size=30000, instret=6268421)</text:p>
          </table:table-cell>
          <table:table-cell table:style-name="ce56" table:formula="of:=MIN([.C87:.Z87])" office:value-type="float" office:value="6984884">
            <text:p>6984884</text:p>
          </table:table-cell>
          <table:table-cell table:style-name="ce42" table:formula="of:=[.P$87]/[.$B$88] * 100" office:value-type="float" office:value="100">
            <text:p>100,00</text:p>
          </table:table-cell>
          <table:table-cell table:style-name="ce58" table:number-columns-repeated="9"/>
          <table:table-cell table:number-columns-repeated="999"/>
        </table:table-row>
        <table:table-row table:style-name="ro2">
          <table:table-cell table:style-name="ce9"/>
          <table:table-cell table:style-name="ce8"/>
          <table:table-cell table:number-columns-repeated="11"/>
          <table:table-cell table:style-name="ce9"/>
          <table:table-cell table:style-name="ce8"/>
          <table:table-cell table:number-columns-repeated="1009"/>
        </table:table-row>
        <table:table-row table:style-name="ro1">
          <table:table-cell table:style-name="ce9" office:value-type="string">
            <text:p>spmv</text:p>
          </table:table-cell>
          <table:table-cell table:style-name="ce8" office:value-type="string">
            <text:p>cycle</text:p>
          </table:table-cell>
          <table:table-cell office:value-type="string">
            <text:p>9444700</text:p>
          </table:table-cell>
          <table:table-cell office:value-type="float" office:value="8849453">
            <text:p>8849453</text:p>
          </table:table-cell>
          <table:table-cell office:value-type="float" office:value="234315">
            <text:p>234315</text:p>
          </table:table-cell>
          <table:table-cell office:value-type="float" office:value="4197426">
            <text:p>4197426</text:p>
          </table:table-cell>
          <table:table-cell office:value-type="float" office:value="6438401">
            <text:p>6438401</text:p>
          </table:table-cell>
          <table:table-cell office:value-type="float" office:value="6441267">
            <text:p>6441267</text:p>
          </table:table-cell>
          <table:table-cell office:value-type="float" office:value="4178394">
            <text:p>4178394</text:p>
          </table:table-cell>
          <table:table-cell office:value-type="float" office:value="4160986">
            <text:p>4160986</text:p>
          </table:table-cell>
          <table:table-cell office:value-type="float" office:value="201471">
            <text:p>201471</text:p>
          </table:table-cell>
          <table:table-cell office:value-type="float" office:value="179080">
            <text:p>179080</text:p>
          </table:table-cell>
          <table:table-cell/>
          <table:table-cell table:style-name="ce9" office:value-type="string">
            <text:p>spmv</text:p>
          </table:table-cell>
          <table:table-cell table:style-name="ce8" office:value-type="string">
            <text:p>cycle</text:p>
          </table:table-cell>
          <table:table-cell office:value-type="float" office:value="214960">
            <text:p>214960</text:p>
          </table:table-cell>
          <table:table-cell table:number-columns-repeated="1008"/>
        </table:table-row>
        <table:table-row table:style-name="ro1">
          <table:table-cell table:style-name="ce13" office:value-type="string">
            <text:p>(original config, instret = 3641033)</text:p>
          </table:table-cell>
          <table:table-cell table:style-name="ce29" table:formula="of:=MIN([.C90:.Z90])" office:value-type="float" office:value="179080">
            <text:p>179080</text:p>
          </table:table-cell>
          <table:table-cell table:style-name="ce33" table:formula="of:=[.C$90] / [.$B$91] * 100" office:value-type="float" office:value="5274.01161492071">
            <text:p>5274,01</text:p>
          </table:table-cell>
          <table:table-cell table:style-name="ce33" table:formula="of:=[.D$90] / [.$B$91] * 100" office:value-type="float" office:value="4941.61994639267">
            <text:p>4941,62</text:p>
          </table:table-cell>
          <table:table-cell table:style-name="ce33" table:formula="of:=[.E$90] / [.$B$91] * 100" office:value-type="float" office:value="130.843756980121">
            <text:p>130,84</text:p>
          </table:table-cell>
          <table:table-cell table:style-name="ce33" table:formula="of:=[.F$90] / [.$B$91] * 100" office:value-type="float" office:value="2343.88318070136">
            <text:p>2343,88</text:p>
          </table:table-cell>
          <table:table-cell table:style-name="ce33" table:formula="of:=[.G$90] / [.$B$91] * 100" office:value-type="float" office:value="3595.26524458343">
            <text:p>3595,27</text:p>
          </table:table-cell>
          <table:table-cell table:style-name="ce33" table:formula="of:=[.H$90] / [.$B$91] * 100" office:value-type="float" office:value="3596.86564663837">
            <text:p>3596,87</text:p>
          </table:table-cell>
          <table:table-cell table:style-name="ce33" table:formula="of:=[.I$90] / [.$B$91] * 100" office:value-type="float" office:value="2333.25552825553">
            <text:p>2333,26</text:p>
          </table:table-cell>
          <table:table-cell table:style-name="ce33" table:formula="of:=[.J$90] / [.$B$91] * 100" office:value-type="float" office:value="2323.53473308019">
            <text:p>2323,53</text:p>
          </table:table-cell>
          <table:table-cell table:style-name="ce33" table:formula="of:=[.K$90] / [.$B$91] * 100" office:value-type="float" office:value="112.503350457896">
            <text:p>112,50</text:p>
          </table:table-cell>
          <table:table-cell table:style-name="ce33" table:formula="of:=[.L$90] / [.$B$91] * 100" office:value-type="float" office:value="100">
            <text:p>100,00</text:p>
          </table:table-cell>
          <table:table-cell/>
          <table:table-cell table:style-name="ce13" office:value-type="string">
            <text:p>(original config, instret = 3641033)</text:p>
          </table:table-cell>
          <table:table-cell table:style-name="ce56" table:formula="of:=MIN([.C90:.Z90])" office:value-type="float" office:value="179080">
            <text:p>179080</text:p>
          </table:table-cell>
          <table:table-cell table:style-name="ce42" table:formula="of:=[.P$90]/[.$B$91] * 100" office:value-type="float" office:value="120.035738217556">
            <text:p>120,04</text:p>
          </table:table-cell>
          <table:table-cell table:style-name="ce58" table:number-columns-repeated="9"/>
          <table:table-cell table:number-columns-repeated="999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3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3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Default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number-columns-repeated="1004" table:default-cell-style-name="Default"/>
        <table:table-row table:style-name="ro4">
          <table:table-cell office:value-type="string">
            <text:p>System clock [Mhz]</text:p>
          </table:table-cell>
          <table:table-cell office:value-type="float" office:value="25">
            <text:p>25</text:p>
          </table:table-cell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1012"/>
        </table:table-row>
        <table:table-row table:style-name="ro4">
          <table:table-cell office:value-type="string">
            <text:p>System period [ns]</text:p>
          </table:table-cell>
          <table:table-cell table:formula="of:=1/[.B1]*1000" office:value-type="float" office:value="40">
            <text:p>40</text:p>
          </table:table-cell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1012"/>
        </table:table-row>
        <table:table-row table:style-name="ro4">
          <table:table-cell office:value-type="string">
            <text:p>OpenCV version</text:p>
          </table:table-cell>
          <table:table-cell table:style-name="ce6" office:value-type="string">
            <text:p>3.0.0</text:p>
          </table:table-cell>
          <table:table-cell table:style-name="ce14"/>
          <table:table-cell table:style-name="ce10"/>
          <table:table-cell/>
          <table:table-cell table:style-name="ce7" office:value-type="string">
            <text:p><text:span text:style-name="T2">Default</text:span> = DefaultFPGAConfig</text:p>
          </table:table-cell>
          <table:table-cell table:number-columns-repeated="3"/>
          <table:table-cell table:style-name="Default"/>
          <table:table-cell table:style-name="ce8"/>
          <table:table-cell table:style-name="Default"/>
          <table:table-cell table:number-columns-repeated="1012"/>
        </table:table-row>
        <table:table-row table:style-name="ro4">
          <table:table-cell office:value-type="string">
            <text:p>Accelerator</text:p>
          </table:table-cell>
          <table:table-cell office:value-type="string">
            <text:p>Only for config 0</text:p>
          </table:table-cell>
          <table:table-cell table:style-name="ce14"/>
          <table:table-cell table:style-name="ce10"/>
          <table:table-cell/>
          <table:table-cell table:style-name="ce7" office:value-type="string">
            <text:p><text:span text:style-name="T2">Small</text:span> = DefaultFPGASmallConfig</text:p>
          </table:table-cell>
          <table:table-cell table:number-columns-repeated="3"/>
          <table:table-cell table:style-name="Default"/>
          <table:table-cell table:style-name="ce8"/>
          <table:table-cell table:style-name="Default"/>
          <table:table-cell table:number-columns-repeated="1012"/>
        </table:table-row>
        <table:table-row table:style-name="ro4">
          <table:table-cell office:value-type="string">
            <text:p>Linux version</text:p>
          </table:table-cell>
          <table:table-cell table:style-name="ce6" office:value-type="string">
            <text:p>4.1.17</text:p>
          </table:table-cell>
          <table:table-cell table:style-name="ce15" office:value-type="string">
            <text:p>Memory reserved (memmap=10M$512M)</text:p>
          </table:table-cell>
          <table:table-cell table:style-name="ce10"/>
          <table:table-cell/>
          <table:table-cell table:style-name="ce7" office:value-type="string">
            <text:p><text:span text:style-name="T2">DefaultNoFPU</text:span> = DefaultFPGASmallConfigNoFPU</text:p>
          </table:table-cell>
          <table:table-cell table:number-columns-repeated="4"/>
          <table:table-cell table:style-name="ce8"/>
          <table:table-cell table:style-name="Default"/>
          <table:table-cell table:number-columns-repeated="5"/>
          <table:table-cell table:style-name="Default"/>
          <table:table-cell table:number-columns-repeated="1006"/>
        </table:table-row>
        <table:table-row table:style-name="ro4">
          <table:table-cell office:value-type="string">
            <text:p>RISCV Toolchain</text:p>
          </table:table-cell>
          <table:table-cell office:value-type="string">
            <text:p>RV64IMA or RV64G</text:p>
          </table:table-cell>
          <table:table-cell table:style-name="ce14"/>
          <table:table-cell table:style-name="Default"/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1006"/>
        </table:table-row>
        <table:table-row table:style-name="ro4">
          <table:table-cell office:value-type="string">
            <text:p>RISCV-tools commit</text:p>
          </table:table-cell>
          <table:table-cell office:value-type="string">
            <text:p>3dbefbefd56546df175aabd264773f771956e268</text:p>
          </table:table-cell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1006"/>
        </table:table-row>
        <table:table-row table:style-name="ro4">
          <table:table-cell office:value-type="string">
            <text:p>RocketChip commit</text:p>
          </table:table-cell>
          <table:table-cell office:value-type="string">
            <text:p>f2ded2721d52ff933eef8a20ca9cb1a2a6b7a8f7</text:p>
          </table:table-cell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1006"/>
        </table:table-row>
        <table:table-row table:style-name="ro4">
          <table:table-cell office:value-type="string">
            <text:p>RISCV tests config</text:p>
          </table:table-cell>
          <table:table-cell office:value-type="string">
            <text:p>-DPREALLOCATE=0</text:p>
          </table:table-cell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1006"/>
        </table:table-row>
        <table:table-row table:style-name="ro2">
          <table:table-cell table:number-columns-repeated="2"/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1012"/>
        </table:table-row>
        <table:table-row table:style-name="ro4">
          <table:table-cell office:value-type="string">
            <text:p>Image</text:p>
          </table:table-cell>
          <table:table-cell table:style-name="ce7" office:value-type="string">
            <text:p>lena_secret.bmp</text:p>
          </table:table-cell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1012"/>
        </table:table-row>
        <table:table-row table:style-name="ro4">
          <table:table-cell office:value-type="string">
            <text:p>Threshold</text:p>
          </table:table-cell>
          <table:table-cell table:style-name="ce7" office:value-type="float" office:value="50">
            <text:p>50</text:p>
          </table:table-cell>
          <table:table-cell table:style-name="ce14"/>
          <table:table-cell table:style-name="ce10"/>
          <table:table-cell table:number-columns-repeated="7"/>
          <table:table-cell table:style-name="Default"/>
          <table:table-cell table:number-columns-repeated="1012"/>
        </table:table-row>
        <table:table-row table:style-name="ro2">
          <table:table-cell table:number-columns-repeated="8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8" table:number-columns-repeated="2"/>
          <table:table-cell table:number-columns-repeated="5" table:style-name="ce8" office:value-type="string">
            <text:p>X</text:p>
          </table:table-cell>
          <table:table-cell table:style-name="Default"/>
          <table:table-cell table:style-name="ce8" table:number-columns-repeated="6"/>
          <table:table-cell table:style-name="Default"/>
          <table:table-cell table:style-name="ce8" table:number-columns-repeated="3"/>
          <table:table-cell/>
          <table:table-cell table:style-name="ce8" table:number-columns-repeated="1004"/>
        </table:table-row>
        <table:table-row table:style-name="ro1">
          <table:table-cell/>
          <table:table-cell table:style-name="ce8" table:number-columns-repeated="2"/>
          <table:table-cell table:style-name="ce8" office:value-type="string">
            <text:p>Default</text:p>
          </table:table-cell>
          <table:table-cell table:style-name="ce8" office:value-type="string">
            <text:p>Default_L2_512_8_LRU</text:p>
          </table:table-cell>
          <table:table-cell table:style-name="ce8" office:value-type="string">
            <text:p>Small</text:p>
          </table:table-cell>
          <table:table-cell table:style-name="ce8" office:value-type="string">
            <text:p>DefaultNoFPU</text:p>
          </table:table-cell>
          <table:table-cell table:style-name="ce8" office:value-type="string">
            <text:p>NoFPU_L1_64K</text:p>
          </table:table-cell>
          <table:table-cell table:style-name="Default"/>
          <table:table-cell table:style-name="ce8" table:number-columns-repeated="3"/>
          <table:table-cell table:style-name="ce8" office:value-type="string">
            <text:p>NoFPU_L2_128_2_LRU</text:p>
          </table:table-cell>
          <table:table-cell table:style-name="ce8" office:value-type="string">
            <text:p>Default_L2_128_2_LRU</text:p>
          </table:table-cell>
          <table:table-cell table:style-name="ce8" office:value-type="string">
            <text:p>Default_L2_256_4_LRU</text:p>
          </table:table-cell>
          <table:table-cell table:style-name="ce8" office:value-type="string">
            <text:p>Default_L1_64K</text:p>
          </table:table-cell>
          <table:table-cell table:style-name="ce8" office:value-type="string">
            <text:p>Default_L1_64_L2_256</text:p>
          </table:table-cell>
          <table:table-cell table:style-name="ce8" office:value-type="string">
            <text:p>DefaultSmallCache2cores</text:p>
          </table:table-cell>
          <table:table-cell table:style-name="Default"/>
          <table:table-cell table:style-name="ce9"/>
          <table:table-cell table:number-columns-repeated="5" table:style-name="ce8"/>
          <table:table-cell table:style-name="ce8" table:number-columns-repeated="999"/>
        </table:table-row>
        <table:table-row table:style-name="ro2">
          <table:table-cell/>
          <table:table-cell table:style-name="ce9"/>
          <table:table-cell table:style-name="ce9" office:value-type="string">
            <text:p>ID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4">
            <text:p>14</text:p>
          </table:table-cell>
          <table:table-cell table:style-name="Default"/>
          <table:table-cell table:style-name="ce8" table:number-columns-repeated="3"/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Default"/>
          <table:table-cell table:number-columns-repeated="3" table:style-name="ce9"/>
          <table:table-cell table:style-name="ce9" table:number-columns-repeated="1002"/>
        </table:table-row>
        <table:table-row table:style-name="ro1">
          <table:table-cell/>
          <table:table-cell table:style-name="ce9" office:value-type="string">
            <text:p>Post-Impl Utilization</text:p>
          </table:table-cell>
          <table:table-cell table:style-name="ce9" office:value-type="string">
            <text:p>LUT <text:s text:c="11"/><text:span text:style-name="T1">[% of 53200]</text:span></text:p>
          </table:table-cell>
          <table:table-cell table:style-name="ce10" office:value-type="string">
            <text:p>31528 [59.26]</text:p>
          </table:table-cell>
          <table:table-cell office:value-type="string">
            <text:p>45977 [86,4]</text:p>
          </table:table-cell>
          <table:table-cell table:style-name="ce29" office:value-type="string">
            <text:p>14122 [26.55]</text:p>
          </table:table-cell>
          <table:table-cell office:value-type="string">
            <text:p>20016 [37,62]</text:p>
          </table:table-cell>
          <table:table-cell office:value-type="string">
            <text:p>21616 [40,62]</text:p>
          </table:table-cell>
          <table:table-cell table:style-name="Default"/>
          <table:table-cell table:number-columns-repeated="3"/>
          <table:table-cell office:value-type="string">
            <text:p>25362 [47,6]</text:p>
          </table:table-cell>
          <table:table-cell office:value-type="string">
            <text:p>39122 [73,53]</text:p>
          </table:table-cell>
          <table:table-cell office:value-type="string">
            <text:p>39224 [73,73]</text:p>
          </table:table-cell>
          <table:table-cell office:value-type="string">
            <text:p>33397 [62,78]</text:p>
          </table:table-cell>
          <table:table-cell table:style-name="ce10" office:value-type="string">
            <text:p>40670 [76,4]</text:p>
          </table:table-cell>
          <table:table-cell office:value-type="string">
            <text:p>49519 [93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LUTRAM <text:s text:c="4"/><text:span text:style-name="T1">[% of 17400]</text:span></text:p>
          </table:table-cell>
          <table:table-cell table:style-name="ce10" office:value-type="string">
            <text:p>1573 [9]</text:p>
          </table:table-cell>
          <table:table-cell office:value-type="string">
            <text:p>7597 [43,65]</text:p>
          </table:table-cell>
          <table:table-cell table:style-name="ce29" office:value-type="string">
            <text:p>1565 [9]</text:p>
          </table:table-cell>
          <table:table-cell table:number-columns-repeated="2" office:value-type="string">
            <text:p>1557 [8,95]</text:p>
          </table:table-cell>
          <table:table-cell table:style-name="Default"/>
          <table:table-cell table:number-columns-repeated="3"/>
          <table:table-cell table:number-columns-repeated="3" office:value-type="string">
            <text:p>1585 [9,1]</text:p>
          </table:table-cell>
          <table:table-cell office:value-type="string">
            <text:p>1573 [9]</text:p>
          </table:table-cell>
          <table:table-cell table:style-name="ce10" office:value-type="string">
            <text:p>1585 [9,1]</text:p>
          </table:table-cell>
          <table:table-cell office:value-type="string">
            <text:p>2303 [13,2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FF <text:s text:c="13"/><text:span text:style-name="T1">[% of 106400]</text:span></text:p>
          </table:table-cell>
          <table:table-cell table:style-name="ce10" office:value-type="string">
            <text:p>17400 [16,35]</text:p>
          </table:table-cell>
          <table:table-cell office:value-type="string">
            <text:p>18924 [17,79]</text:p>
          </table:table-cell>
          <table:table-cell table:style-name="ce29" office:value-type="string">
            <text:p>10192 [9.58]</text:p>
          </table:table-cell>
          <table:table-cell office:value-type="string">
            <text:p>13301 [12,5]</text:p>
          </table:table-cell>
          <table:table-cell office:value-type="string">
            <text:p>14215 [13,36]</text:p>
          </table:table-cell>
          <table:table-cell table:style-name="Default"/>
          <table:table-cell table:number-columns-repeated="3"/>
          <table:table-cell office:value-type="string">
            <text:p>14453 [13,58]</text:p>
          </table:table-cell>
          <table:table-cell office:value-type="string">
            <text:p>18555 [17,4]</text:p>
          </table:table-cell>
          <table:table-cell office:value-type="string">
            <text:p>18611 [17,49]</text:p>
          </table:table-cell>
          <table:table-cell office:value-type="string">
            <text:p>19182 [18,02]</text:p>
          </table:table-cell>
          <table:table-cell table:style-name="ce10" office:value-type="string">
            <text:p>19669 [18,49]</text:p>
          </table:table-cell>
          <table:table-cell office:value-type="string">
            <text:p>22970 [21,6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BRAM <text:s text:c="7"/><text:span text:style-name="T1">[% of 140]</text:span></text:p>
          </table:table-cell>
          <table:table-cell table:style-name="ce10" office:value-type="string">
            <text:p>21 [15]</text:p>
          </table:table-cell>
          <table:table-cell office:value-type="string">
            <text:p>140 [100]</text:p>
          </table:table-cell>
          <table:table-cell table:style-name="ce29" office:value-type="string">
            <text:p>6 [4.29]</text:p>
          </table:table-cell>
          <table:table-cell office:value-type="string">
            <text:p>21 [15]</text:p>
          </table:table-cell>
          <table:table-cell office:value-type="string">
            <text:p>41 [29,29]</text:p>
          </table:table-cell>
          <table:table-cell table:style-name="Default"/>
          <table:table-cell table:number-columns-repeated="3"/>
          <table:table-cell table:number-columns-repeated="2" office:value-type="string">
            <text:p>55.5 [39,6]</text:p>
          </table:table-cell>
          <table:table-cell office:value-type="string">
            <text:p>89.5 [63,9]</text:p>
          </table:table-cell>
          <table:table-cell office:value-type="string">
            <text:p>41 [29,28]</text:p>
          </table:table-cell>
          <table:table-cell table:style-name="ce10" office:value-type="string">
            <text:p>109.5 [78,2]</text:p>
          </table:table-cell>
          <table:table-cell office:value-type="string">
            <text:p>42 [30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office:value-type="string">
            <text:p><text:span text:style-name="T2">DSP</text:span> <text:s text:c="10"/>[% of 220]</text:p>
          </table:table-cell>
          <table:table-cell table:style-name="ce10" office:value-type="string">
            <text:p>24 [10.9]</text:p>
          </table:table-cell>
          <table:table-cell office:value-type="string">
            <text:p>24 [10,9]</text:p>
          </table:table-cell>
          <table:table-cell office:value-type="string">
            <text:p>0 [0]</text:p>
          </table:table-cell>
          <table:table-cell office:value-type="string">
            <text:p>4 [1,81]</text:p>
          </table:table-cell>
          <table:table-cell office:value-type="string">
            <text:p>4 [1,82]</text:p>
          </table:table-cell>
          <table:table-cell table:style-name="Default"/>
          <table:table-cell table:number-columns-repeated="3"/>
          <table:table-cell office:value-type="string">
            <text:p>4 [1,81]</text:p>
          </table:table-cell>
          <table:table-cell table:number-columns-repeated="3" office:value-type="string">
            <text:p>24 [10,9]</text:p>
          </table:table-cell>
          <table:table-cell table:style-name="ce10" office:value-type="string">
            <text:p>24 [10,9]</text:p>
          </table:table-cell>
          <table:table-cell office:value-type="string">
            <text:p>30 [13,6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IO <text:s text:c="13"/><text:span text:style-name="T1">[% of 200]</text:span></text:p>
          </table:table-cell>
          <table:table-cell table:style-name="ce10" office:value-type="string">
            <text:p>1 [0.5]</text:p>
          </table:table-cell>
          <table:table-cell office:value-type="string">
            <text:p>1 [0,5]</text:p>
          </table:table-cell>
          <table:table-cell table:style-name="ce29" office:value-type="string">
            <text:p>1 [0.5]</text:p>
          </table:table-cell>
          <table:table-cell table:number-columns-repeated="2" office:value-type="string">
            <text:p>1 [0,5]</text:p>
          </table:table-cell>
          <table:table-cell table:style-name="Default"/>
          <table:table-cell/>
          <table:table-cell table:style-name="ce29"/>
          <table:table-cell/>
          <table:table-cell table:number-columns-repeated="4" office:value-type="string">
            <text:p>1 [0,5]</text:p>
          </table:table-cell>
          <table:table-cell table:style-name="ce10" office:value-type="string">
            <text:p>1 [0,5]</text:p>
          </table:table-cell>
          <table:table-cell office:value-type="string">
            <text:p>1 [0,5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BUFG <text:s text:c="7"/><text:span text:style-name="T1">[% of 32]</text:span></text:p>
          </table:table-cell>
          <table:table-cell table:style-name="ce10" office:value-type="string">
            <text:p>1 [3,12]</text:p>
          </table:table-cell>
          <table:table-cell office:value-type="string">
            <text:p>1 [3,12]</text:p>
          </table:table-cell>
          <table:table-cell table:style-name="ce29" office:value-type="string">
            <text:p>1 [3.12]</text:p>
          </table:table-cell>
          <table:table-cell table:number-columns-repeated="2" office:value-type="string">
            <text:p>1 [3,12]</text:p>
          </table:table-cell>
          <table:table-cell table:style-name="Default"/>
          <table:table-cell/>
          <table:table-cell table:style-name="ce29"/>
          <table:table-cell/>
          <table:table-cell table:number-columns-repeated="4" office:value-type="string">
            <text:p>1 [3,12]</text:p>
          </table:table-cell>
          <table:table-cell table:style-name="ce10" office:value-type="string">
            <text:p>1 [3,12]</text:p>
          </table:table-cell>
          <table:table-cell office:value-type="string">
            <text:p>1 [3,12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MMCM <text:s text:c="6"/><text:span text:style-name="T1">[% of 4]</text:span></text:p>
          </table:table-cell>
          <table:table-cell table:style-name="ce10" office:value-type="string">
            <text:p>1 [25]</text:p>
          </table:table-cell>
          <table:table-cell office:value-type="string">
            <text:p>1 [25]</text:p>
          </table:table-cell>
          <table:table-cell table:style-name="ce29" office:value-type="string">
            <text:p>1 [25]</text:p>
          </table:table-cell>
          <table:table-cell table:number-columns-repeated="2" office:value-type="string">
            <text:p>1 [25]</text:p>
          </table:table-cell>
          <table:table-cell table:style-name="Default"/>
          <table:table-cell/>
          <table:table-cell table:style-name="ce29"/>
          <table:table-cell/>
          <table:table-cell table:number-columns-repeated="4" office:value-type="string">
            <text:p>1 [25]</text:p>
          </table:table-cell>
          <table:table-cell table:style-name="ce10" office:value-type="string">
            <text:p>1 [25]</text:p>
          </table:table-cell>
          <table:table-cell office:value-type="string">
            <text:p>1 [25]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16" office:value-type="string">
            <text:p>Worst Negative Slack [ns]</text:p>
          </table:table-cell>
          <table:table-cell table:style-name="ce26" office:value-type="float" office:value="0.86">
            <text:p>0,86</text:p>
          </table:table-cell>
          <table:table-cell table:style-name="ce26" office:value-type="float" office:value="0.9">
            <text:p>0,9</text:p>
          </table:table-cell>
          <table:table-cell table:style-name="ce25" office:value-type="float" office:value="17">
            <text:p>17</text:p>
          </table:table-cell>
          <table:table-cell table:style-name="ce26" office:value-type="float" office:value="15.2">
            <text:p>15,2</text:p>
          </table:table-cell>
          <table:table-cell table:style-name="ce26" office:value-type="float" office:value="15.8">
            <text:p>15,8</text:p>
          </table:table-cell>
          <table:table-cell table:style-name="Default"/>
          <table:table-cell table:style-name="ce26" table:number-columns-repeated="3"/>
          <table:table-cell table:style-name="ce26" office:value-type="float" office:value="12.24">
            <text:p>12,24</text:p>
          </table:table-cell>
          <table:table-cell table:style-name="ce26" office:value-type="float" office:value="1.241">
            <text:p>1,241</text:p>
          </table:table-cell>
          <table:table-cell table:style-name="ce26" office:value-type="float" office:value="1.104">
            <text:p>1,104</text:p>
          </table:table-cell>
          <table:table-cell table:style-name="ce26" office:value-type="float" office:value="1.417">
            <text:p>1,417</text:p>
          </table:table-cell>
          <table:table-cell table:style-name="ce25" office:value-type="float" office:value="1.104">
            <text:p>1,104</text:p>
          </table:table-cell>
          <table:table-cell table:style-name="ce26" office:value-type="float" office:value="0.338">
            <text:p>0,33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16" office:value-type="string">
            <text:p>Fmax [Mhz]</text:p>
          </table:table-cell>
          <table:table-cell table:style-name="ce31" table:formula="of:=1/([.$B$2]-[.D$25]) * 1000" office:value-type="float" office:value="25.5493101686254">
            <text:p>25,55</text:p>
          </table:table-cell>
          <table:table-cell table:style-name="ce31" table:formula="of:=1/([.$B$2]-[.E$25]) * 1000" office:value-type="float" office:value="25.5754475703325">
            <text:p>25,58</text:p>
          </table:table-cell>
          <table:table-cell table:style-name="ce31" table:formula="of:=1/([.$B$2]-[.F$25]) * 1000" office:value-type="float" office:value="43.4782608695652">
            <text:p>43,48</text:p>
          </table:table-cell>
          <table:table-cell table:style-name="ce31" table:formula="of:=1/([.$B$2]-[.G$25]) * 1000" office:value-type="float" office:value="40.3225806451613">
            <text:p>40,32</text:p>
          </table:table-cell>
          <table:table-cell table:style-name="ce31" table:formula="of:=1/([.$B$2]-[.H$25]) * 1000" office:value-type="float" office:value="41.3223140495868">
            <text:p>41,32</text:p>
          </table:table-cell>
          <table:table-cell table:style-name="Default"/>
          <table:table-cell table:style-name="ce31" table:number-columns-repeated="3"/>
          <table:table-cell table:style-name="ce31" table:formula="of:=1/([.$B$2]-[.M$25]) * 1000" office:value-type="float" office:value="36.0230547550432">
            <text:p>36,02</text:p>
          </table:table-cell>
          <table:table-cell table:style-name="ce31" table:formula="of:=1/([.$B$2]-[.N$25]) * 1000" office:value-type="float" office:value="25.8004592481746">
            <text:p>25,80</text:p>
          </table:table-cell>
          <table:table-cell table:style-name="ce31" table:formula="of:=1/([.$B$2]-[.O$25]) * 1000" office:value-type="float" office:value="25.7095845331139">
            <text:p>25,71</text:p>
          </table:table-cell>
          <table:table-cell table:style-name="ce31" table:formula="of:=1/([.$B$2]-[.P$25]) * 1000" office:value-type="float" office:value="25.9181504807817">
            <text:p>25,92</text:p>
          </table:table-cell>
          <table:table-cell table:style-name="ce31" table:formula="of:=1/([.$B$2]-[.Q$25]) * 1000" office:value-type="float" office:value="25.7095845331139">
            <text:p>25,71</text:p>
          </table:table-cell>
          <table:table-cell table:style-name="ce31" table:formula="of:=1/([.$B$2]-[.R$25]) * 1000" office:value-type="float" office:value="25.2130502748222">
            <text:p>25,21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3"/>
          <table:table-cell table:style-name="ce10"/>
          <table:table-cell/>
          <table:table-cell table:style-name="Default"/>
          <table:table-cell table:number-columns-repeated="2"/>
          <table:table-cell table:style-name="Default"/>
          <table:table-cell table:number-columns-repeated="7"/>
          <table:table-cell table:style-name="ce10"/>
          <table:table-cell/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 office:value-type="string">
            <text:p>Config.scala</text:p>
          </table:table-cell>
          <table:table-cell table:style-name="ce9" office:value-type="string">
            <text:p>N Tiles</text:p>
          </table:table-cell>
          <table:table-cell table:style-name="ce10" office:value-type="float" office:value="1">
            <text:p>1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 table:number-columns-repeated="3"/>
          <table:table-cell table:number-columns-repeated="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L1D_MSHRs</text:p>
          </table:table-cell>
          <table:table-cell table:style-name="ce10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4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Default"/>
          <table:table-cell table:style-name="ce14"/>
          <table:table-cell table:number-columns-repeated="2"/>
          <table:table-cell table:number-columns-repeated="4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9" office:value-type="string">
            <text:p>L1D_SETS</text:p>
          </table:table-cell>
          <table:table-cell table:style-name="ce10" office:value-type="float" office:value="64">
            <text:p>64</text:p>
          </table:table-cell>
          <table:table-cell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number-columns-repeated="2" office:value-type="float" office:value="64">
            <text:p>64</text:p>
          </table:table-cell>
          <table:table-cell table:style-name="Default"/>
          <table:table-cell table:style-name="ce14"/>
          <table:table-cell table:number-columns-repeated="2"/>
          <table:table-cell table:number-columns-repeated="4" office:value-type="float" office:value="64">
            <text:p>64</text:p>
          </table:table-cell>
          <table:table-cell table:style-name="ce10" office:value-type="float" office:value="64">
            <text:p>64</text:p>
          </table:table-cell>
          <table:table-cell office:value-type="float" office:value="64">
            <text:p>64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9" office:value-type="string">
            <text:p>L1D_WAYS</text:p>
          </table:table-cell>
          <table:table-cell table:style-name="ce10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Default"/>
          <table:table-cell table:style-name="ce14"/>
          <table:table-cell table:number-columns-repeated="2"/>
          <table:table-cell table:number-columns-repeated="3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-&gt;L1D size [KByte]</text:p>
          </table:table-cell>
          <table:table-cell table:number-columns-repeated="2" table:style-name="ce8" office:value-type="float" office:value="32">
            <text:p>32</text:p>
          </table:table-cell>
          <table:table-cell table:style-name="ce30" office:value-type="string">
            <text:p>8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64">
            <text:p>64</text:p>
          </table:table-cell>
          <table:table-cell table:style-name="Default"/>
          <table:table-cell table:style-name="ce30"/>
          <table:table-cell table:style-name="ce8" table:number-columns-repeated="2"/>
          <table:table-cell table:number-columns-repeated="3" table:style-name="ce8" office:value-type="float" office:value="32">
            <text:p>32</text:p>
          </table:table-cell>
          <table:table-cell table:number-columns-repeated="2" table:style-name="ce8" office:value-type="float" office:value="64">
            <text:p>64</text:p>
          </table:table-cell>
          <table:table-cell office:value-type="float" office:value="32">
            <text:p>32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9" office:value-type="string">
            <text:p>L1I_SETS</text:p>
          </table:table-cell>
          <table:table-cell table:style-name="ce10" office:value-type="float" office:value="64">
            <text:p>64</text:p>
          </table:table-cell>
          <table:table-cell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number-columns-repeated="2" office:value-type="float" office:value="64">
            <text:p>64</text:p>
          </table:table-cell>
          <table:table-cell table:style-name="Default"/>
          <table:table-cell table:style-name="ce14"/>
          <table:table-cell table:number-columns-repeated="2"/>
          <table:table-cell table:number-columns-repeated="4" office:value-type="float" office:value="64">
            <text:p>64</text:p>
          </table:table-cell>
          <table:table-cell table:style-name="ce10" office:value-type="float" office:value="64">
            <text:p>64</text:p>
          </table:table-cell>
          <table:table-cell office:value-type="float" office:value="64">
            <text:p>64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9" office:value-type="string">
            <text:p>L1I_WAYS</text:p>
          </table:table-cell>
          <table:table-cell table:style-name="ce10" office:value-type="float" office:value="4">
            <text:p>4</text:p>
          </table:table-cell>
          <table:table-cell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Default"/>
          <table:table-cell table:style-name="ce14"/>
          <table:table-cell table:number-columns-repeated="2"/>
          <table:table-cell table:number-columns-repeated="3" office:value-type="float" office:value="4">
            <text:p>4</text:p>
          </table:table-cell>
          <table:table-cell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/>
          <table:table-cell table:style-name="ce9" office:value-type="string">
            <text:p>-&gt;L1I size [KByte]</text:p>
          </table:table-cell>
          <table:table-cell table:number-columns-repeated="2" table:style-name="ce8" office:value-type="float" office:value="32">
            <text:p>32</text:p>
          </table:table-cell>
          <table:table-cell table:style-name="ce30" office:value-type="string">
            <text:p>8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64">
            <text:p>64</text:p>
          </table:table-cell>
          <table:table-cell table:style-name="Default"/>
          <table:table-cell table:style-name="ce30"/>
          <table:table-cell table:style-name="ce8" table:number-columns-repeated="2"/>
          <table:table-cell table:number-columns-repeated="3" table:style-name="ce8" office:value-type="float" office:value="32">
            <text:p>32</text:p>
          </table:table-cell>
          <table:table-cell table:number-columns-repeated="2" table:style-name="ce8" office:value-type="float" office:value="64">
            <text:p>64</text:p>
          </table:table-cell>
          <table:table-cell office:value-type="float" office:value="32">
            <text:p>32</text:p>
          </table:table-cell>
          <table:table-cell table:style-name="Default"/>
          <table:table-cell table:style-name="ce9" table:number-columns-repeated="1005"/>
        </table:table-row>
        <table:table-row table:style-name="ro1">
          <table:table-cell table:number-columns-repeated="2"/>
          <table:table-cell table:style-name="ce9" office:value-type="string">
            <text:p>TLB entries</text:p>
          </table:table-cell>
          <table:table-cell table:style-name="ce10" office:value-type="float" office:value="8">
            <text:p>8</text:p>
          </table:table-cell>
          <table:table-cell office:value-type="float" office:value="8">
            <text:p>8</text:p>
          </table:table-cell>
          <table:table-cell table:style-name="ce14"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table:style-name="Default"/>
          <table:table-cell table:style-name="ce14"/>
          <table:table-cell table:number-columns-repeated="2"/>
          <table:table-cell table:number-columns-repeated="4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office:value-type="float" office:value="4">
            <text:p>4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BTB entries</text:p>
          </table:table-cell>
          <table:table-cell table:style-name="ce10" office:value-type="float" office:value="62">
            <text:p>62</text:p>
          </table:table-cell>
          <table:table-cell office:value-type="float" office:value="62">
            <text:p>62</text:p>
          </table:table-cell>
          <table:table-cell table:style-name="ce14" office:value-type="float" office:value="4">
            <text:p>4</text:p>
          </table:table-cell>
          <table:table-cell table:number-columns-repeated="2" office:value-type="float" office:value="62">
            <text:p>62</text:p>
          </table:table-cell>
          <table:table-cell table:style-name="Default"/>
          <table:table-cell table:style-name="ce14"/>
          <table:table-cell table:number-columns-repeated="2"/>
          <table:table-cell table:number-columns-repeated="4" office:value-type="float" office:value="62">
            <text:p>62</text:p>
          </table:table-cell>
          <table:table-cell table:style-name="ce10" office:value-type="float" office:value="62">
            <text:p>62</text:p>
          </table:table-cell>
          <table:table-cell office:value-type="float" office:value="8">
            <text:p>8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UseFPU</text:p>
          </table:table-cell>
          <table:table-cell table:style-name="ce10" office:value-type="string">
            <text:p>true</text:p>
          </table:table-cell>
          <table:table-cell office:value-type="string">
            <text:p>true</text:p>
          </table:table-cell>
          <table:table-cell table:style-name="ce14" office:value-type="string">
            <text:p>false</text:p>
          </table:table-cell>
          <table:table-cell table:number-columns-repeated="2" office:value-type="string">
            <text:p>false</text:p>
          </table:table-cell>
          <table:table-cell table:style-name="Default"/>
          <table:table-cell table:style-name="ce14" table:number-columns-repeated="2"/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table:style-name="ce10" office:value-type="string">
            <text:p>true</text:p>
          </table:table-cell>
          <table:table-cell office:value-type="string">
            <text:p>true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10"/>
          <table:table-cell table:style-name="ce17" office:value-type="string">
            <text:p>FdivSqrt</text:p>
          </table:table-cell>
          <table:table-cell table:style-name="ce10" office:value-type="string">
            <text:p>true</text:p>
          </table:table-cell>
          <table:table-cell office:value-type="string">
            <text:p>true</text:p>
          </table:table-cell>
          <table:table-cell table:number-columns-repeated="3" office:value-type="string">
            <text:p>/</text:p>
          </table:table-cell>
          <table:table-cell table:style-name="Default"/>
          <table:table-cell table:number-columns-repeated="3"/>
          <table:table-cell office:value-type="string">
            <text:p>/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table:style-name="ce10" office:value-type="string">
            <text:p>true</text:p>
          </table:table-cell>
          <table:table-cell table:style-name="ce8" office:value-type="string">
            <text:p>false</text:p>
          </table:table-cell>
          <table:table-cell table:style-name="Default" table:number-columns-repeated="2"/>
          <table:table-cell table:style-name="ce10" table:number-columns-repeated="1004"/>
        </table:table-row>
        <table:table-row table:style-name="ro1">
          <table:table-cell table:number-columns-repeated="2"/>
          <table:table-cell table:style-name="ce9" office:value-type="string">
            <text:p>FastMulDiv</text:p>
          </table:table-cell>
          <table:table-cell table:style-name="ce10" office:value-type="string">
            <text:p>true</text:p>
          </table:table-cell>
          <table:table-cell table:style-name="ce29" office:value-type="string">
            <text:p>true</text:p>
          </table:table-cell>
          <table:table-cell table:style-name="ce14" office:value-type="string">
            <text:p>false</text:p>
          </table:table-cell>
          <table:table-cell table:style-name="ce8" office:value-type="string">
            <text:p>true</text:p>
          </table:table-cell>
          <table:table-cell table:style-name="ce8" office:value-type="string">
            <text:p>true</text:p>
          </table:table-cell>
          <table:table-cell table:style-name="Default"/>
          <table:table-cell table:style-name="ce30"/>
          <table:table-cell table:style-name="ce14"/>
          <table:table-cell table:style-name="ce29"/>
          <table:table-cell table:style-name="ce29" office:value-type="string">
            <text:p>tru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true</text:p>
          </table:table-cell>
          <table:table-cell office:value-type="string">
            <text:p>true</text:p>
          </table:table-cell>
          <table:table-cell table:style-name="ce10" office:value-type="string">
            <text:p>true</text:p>
          </table:table-cell>
          <table:table-cell office:value-type="string">
            <text:p>true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UseVM</text:p>
          </table:table-cell>
          <table:table-cell table:style-name="ce10"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table:style-name="Default"/>
          <table:table-cell table:number-columns-repeated="3"/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table:style-name="ce10" office:value-type="string">
            <text:p>true</text:p>
          </table:table-cell>
          <table:table-cell office:value-type="string">
            <text:p>true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9" office:value-type="string">
            <text:p>N_MEMORY_CHANNELS</text:p>
          </table:table-cell>
          <table:table-cell table:style-name="ce1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14" office:value-type="string">
            <text:p>1</text:p>
          </table:table-cell>
          <table:table-cell table:style-name="Default"/>
          <table:table-cell table:number-columns-repeated="2"/>
          <table:table-cell table:style-name="ce14"/>
          <table:table-cell table:number-columns-repeated="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9"/>
          <table:table-cell table:number-columns-repeated="5"/>
          <table:table-cell table:style-name="Default"/>
          <table:table-cell table:number-columns-repeated="7"/>
          <table:table-cell table:style-name="ce10"/>
          <table:table-cell/>
          <table:table-cell table:style-name="Default" table:number-columns-repeated="2"/>
          <table:table-cell table:number-columns-repeated="1004"/>
        </table:table-row>
        <table:table-row table:style-name="ro1">
          <table:table-cell/>
          <table:table-cell table:style-name="ce9"/>
          <table:table-cell table:style-name="ce9" office:value-type="string">
            <text:p>L2 Capacity [Kbyte]</text:p>
          </table:table-cell>
          <table:table-cell table:style-name="ce30"/>
          <table:table-cell table:style-name="ce8" office:value-type="float" office:value="512">
            <text:p>512</text:p>
          </table:table-cell>
          <table:table-cell table:style-name="ce30" office:value-type="string">
            <text:p>/</text:p>
          </table:table-cell>
          <table:table-cell table:number-columns-repeated="2" table:style-name="ce8" office:value-type="string">
            <text:p>/</text:p>
          </table:table-cell>
          <table:table-cell table:style-name="Default"/>
          <table:table-cell table:style-name="ce30"/>
          <table:table-cell table:style-name="ce8" table:number-columns-repeated="2"/>
          <table:table-cell table:number-columns-repeated="2" table:style-name="ce8" office:value-type="float" office:value="128">
            <text:p>128</text:p>
          </table:table-cell>
          <table:table-cell table:style-name="ce8" office:value-type="float" office:value="256">
            <text:p>256</text:p>
          </table:table-cell>
          <table:table-cell table:style-name="ce8" office:value-type="string">
            <text:p>/</text:p>
          </table:table-cell>
          <table:table-cell table:style-name="ce8" office:value-type="float" office:value="256">
            <text:p>256</text:p>
          </table:table-cell>
          <table:table-cell office:value-type="string">
            <text:p>/</text:p>
          </table:table-cell>
          <table:table-cell table:style-name="Default"/>
          <table:table-cell table:style-name="ce9" table:number-columns-repeated="1005"/>
        </table:table-row>
        <table:table-row table:style-name="ro1">
          <table:table-cell table:number-columns-repeated="2"/>
          <table:table-cell table:style-name="ce9" office:value-type="string">
            <text:p>L2 Ways</text:p>
          </table:table-cell>
          <table:table-cell/>
          <table:table-cell office:value-type="float" office:value="8">
            <text:p>8</text:p>
          </table:table-cell>
          <table:table-cell table:style-name="ce14" office:value-type="string">
            <text:p>/</text:p>
          </table:table-cell>
          <table:table-cell table:number-columns-repeated="2" office:value-type="string">
            <text:p>/</text:p>
          </table:table-cell>
          <table:table-cell table:style-name="Default"/>
          <table:table-cell table:style-name="ce14"/>
          <table:table-cell table:number-columns-repeated="2"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/</text:p>
          </table:table-cell>
          <table:table-cell table:style-name="ce10" office:value-type="float" office:value="8">
            <text:p>8</text:p>
          </table:table-cell>
          <table:table-cell office:value-type="string">
            <text:p>/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table:number-columns-repeated="2"/>
          <table:table-cell table:style-name="ce9" office:value-type="string">
            <text:p>L2 Replacement Politic</text:p>
          </table:table-cell>
          <table:table-cell/>
          <table:table-cell office:value-type="string">
            <text:p>LRU</text:p>
          </table:table-cell>
          <table:table-cell table:style-name="ce14" office:value-type="string">
            <text:p>/</text:p>
          </table:table-cell>
          <table:table-cell table:number-columns-repeated="2" office:value-type="string">
            <text:p>/</text:p>
          </table:table-cell>
          <table:table-cell table:style-name="Default"/>
          <table:table-cell table:style-name="ce14"/>
          <table:table-cell table:number-columns-repeated="2"/>
          <table:table-cell table:number-columns-repeated="3" office:value-type="string">
            <text:p>LRU</text:p>
          </table:table-cell>
          <table:table-cell office:value-type="string">
            <text:p>/</text:p>
          </table:table-cell>
          <table:table-cell table:style-name="ce10" office:value-type="string">
            <text:p>LRU</text:p>
          </table:table-cell>
          <table:table-cell office:value-type="string">
            <text:p>/</text:p>
          </table:table-cell>
          <table:table-cell table:style-name="Default" table:number-columns-repeated="2"/>
          <table:table-cell table:number-columns-repeated="1004"/>
        </table:table-row>
        <table:table-row table:style-name="ro2" table:number-rows-repeated="2">
          <table:table-cell table:number-columns-repeated="2"/>
          <table:table-cell table:style-name="ce9"/>
          <table:table-cell table:number-columns-repeated="13"/>
          <table:table-cell table:style-name="ce10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1" table:number-columns-repeated="2"/>
          <table:table-cell table:style-name="ce18"/>
          <table:table-cell table:style-name="ce32"/>
          <table:table-cell table:style-name="ce43" table:number-columns-repeated="13"/>
          <table:table-cell table:style-name="ce52"/>
          <table:table-cell table:style-name="Default"/>
          <table:table-cell table:style-name="ce18"/>
          <table:table-cell table:style-name="ce1" table:number-columns-repeated="1004"/>
        </table:table-row>
        <table:table-row table:style-name="ro4">
          <table:table-cell/>
          <table:table-cell table:style-name="ce8" table:number-columns-repeated="3"/>
          <table:table-cell table:style-name="ce8" table:formula="of:=CONCATENATE([.F$15])" office:value-type="string" office:string-value="Small">
            <text:p>Small</text:p>
          </table:table-cell>
          <table:table-cell table:style-name="ce8" table:formula="of:=CONCATENATE([.D$15])" office:value-type="string" office:string-value="Default">
            <text:p>Default</text:p>
          </table:table-cell>
          <table:table-cell table:style-name="ce8" table:formula="of:=CONCATENATE([.G$15])" office:value-type="string" office:string-value="DefaultNoFPU">
            <text:p>DefaultNoFPU</text:p>
          </table:table-cell>
          <table:table-cell table:style-name="ce8" office:value-type="string">
            <text:p>NoFPU_L1_64K</text:p>
          </table:table-cell>
          <table:table-cell table:style-name="ce8" table:formula="of:=CONCATENATE([.E$15])" office:value-type="string" office:string-value="Default_L2_512_8_LRU">
            <text:p>Default_L2_512_8_LRU</text:p>
          </table:table-cell>
          <table:table-cell table:style-name="ce8" table:number-columns-repeated="3"/>
          <table:table-cell table:style-name="ce8" table:formula="of:=CONCATENATE([.M$15])" office:value-type="string" office:string-value="NoFPU_L2_128_2_LRU">
            <text:p>NoFPU_L2_128_2_LRU</text:p>
          </table:table-cell>
          <table:table-cell table:style-name="ce8" table:formula="of:=CONCATENATE([.N$15])" office:value-type="string" office:string-value="Default_L2_128_2_LRU">
            <text:p>Default_L2_128_2_LRU</text:p>
          </table:table-cell>
          <table:table-cell table:style-name="ce8" table:formula="of:=CONCATENATE([.O$15])" office:value-type="string" office:string-value="Default_L2_256_4_LRU">
            <text:p>Default_L2_256_4_LRU</text:p>
          </table:table-cell>
          <table:table-cell table:style-name="ce8" table:formula="of:=CONCATENATE([.P$15])" office:value-type="string" office:string-value="Default_L1_64K">
            <text:p>Default_L1_64K</text:p>
          </table:table-cell>
          <table:table-cell table:style-name="ce8" table:formula="of:=CONCATENATE([.Q$15])" office:value-type="string" office:string-value="Default_L1_64_L2_256">
            <text:p>Default_L1_64_L2_256</text:p>
          </table:table-cell>
          <table:table-cell table:style-name="ce8" table:formula="of:=CONCATENATE([.R$15])" office:value-type="string" office:string-value="DefaultSmallCache2cores">
            <text:p>DefaultSmallCache2cores</text:p>
          </table:table-cell>
          <table:table-cell table:style-name="Default"/>
          <table:table-cell table:style-name="ce8" table:formula="of:=CONCATENATE([.T$15])">
            <text:p/>
          </table:table-cell>
          <table:table-cell table:style-name="ce8" table:formula="of:=CONCATENATE([.U$15])">
            <text:p/>
          </table:table-cell>
          <table:table-cell table:style-name="ce8" table:formula="of:=CONCATENATE([.V$15])">
            <text:p/>
          </table:table-cell>
          <table:table-cell table:style-name="ce8" table:formula="of:=CONCATENATE([.W$15])">
            <text:p/>
          </table:table-cell>
          <table:table-cell table:style-name="ce8" table:formula="of:=CONCATENATE([.X$15])">
            <text:p/>
          </table:table-cell>
          <table:table-cell table:style-name="ce8" table:formula="of:=CONCATENATE([.Y$15])">
            <text:p/>
          </table:table-cell>
          <table:table-cell table:style-name="ce8" table:number-columns-repeated="999"/>
        </table:table-row>
        <table:table-row table:style-name="ro2">
          <table:table-cell/>
          <table:table-cell table:style-name="ce8" table:number-columns-repeated="3"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/>
          <table:table-cell table:style-name="ce8" office:value-type="float" office:value="13">
            <text:p>13</text:p>
          </table:table-cell>
          <table:table-cell table:style-name="ce8" table:number-columns-repeated="3"/>
          <table:table-cell table:style-name="ce8" office:value-type="float" office:value="7">
            <text:p>7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9">
            <text:p>9</text:p>
          </table:table-cell>
          <table:table-cell table:style-name="ce8" table:formula="of:=CONCATENATE([.P$16])" office:value-type="string" office:string-value="10">
            <text:p>10</text:p>
          </table:table-cell>
          <table:table-cell table:style-name="ce8" table:formula="of:=CONCATENATE([.Q$16])" office:value-type="string" office:string-value="11">
            <text:p>11</text:p>
          </table:table-cell>
          <table:table-cell table:style-name="ce8" table:formula="of:=CONCATENATE([.R$16])" office:value-type="string" office:string-value="12">
            <text:p>12</text:p>
          </table:table-cell>
          <table:table-cell table:style-name="Default"/>
          <table:table-cell table:style-name="ce8" table:formula="of:=CONCATENATE([.T$16])">
            <text:p/>
          </table:table-cell>
          <table:table-cell table:style-name="ce8" table:formula="of:=CONCATENATE([.U$16])">
            <text:p/>
          </table:table-cell>
          <table:table-cell table:style-name="ce8" table:formula="of:=CONCATENATE([.V$16])">
            <text:p/>
          </table:table-cell>
          <table:table-cell table:style-name="ce8" table:number-columns-repeated="1002"/>
        </table:table-row>
        <table:table-row table:style-name="ro4">
          <table:table-cell/>
          <table:table-cell table:style-name="ce9" office:value-type="string">
            <text:p>Canny_detector</text:p>
          </table:table-cell>
          <table:table-cell table:style-name="ce8" office:value-type="string">
            <text:p>CvtColor [s]</text:p>
          </table:table-cell>
          <table:table-cell table:style-name="ce33"/>
          <table:table-cell office:value-type="float" office:value="1.492">
            <text:p>1,492</text:p>
          </table:table-cell>
          <table:table-cell office:value-type="float" office:value="0.33">
            <text:p>0,33</text:p>
          </table:table-cell>
          <table:table-cell office:value-type="float" office:value="0.92">
            <text:p>0,92</text:p>
          </table:table-cell>
          <table:table-cell/>
          <table:table-cell office:value-type="float" office:value="0.315">
            <text:p>0,315</text:p>
          </table:table-cell>
          <table:table-cell table:number-columns-repeated="3"/>
          <table:table-cell office:value-type="float" office:value="0.885">
            <text:p>0,885</text:p>
          </table:table-cell>
          <table:table-cell office:value-type="float" office:value="0.32">
            <text:p>0,32</text:p>
          </table:table-cell>
          <table:table-cell office:value-type="float" office:value="0.31">
            <text:p>0,31</text:p>
          </table:table-cell>
          <table:table-cell office:value-type="float" office:value="0.3">
            <text:p>0,3</text:p>
          </table:table-cell>
          <table:table-cell table:style-name="ce29" office:value-type="float" office:value="0.36">
            <text:p>0,36</text:p>
          </table:table-cell>
          <table:table-cell table:style-name="ce29" office:value-type="float" office:value="0.21">
            <text:p>0,21</text:p>
          </table:table-cell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(img=lena_secret.bmp,</text:p>
          </table:table-cell>
          <table:table-cell table:style-name="ce8" office:value-type="string">
            <text:p>Blur [s]</text:p>
          </table:table-cell>
          <table:table-cell table:style-name="ce33"/>
          <table:table-cell office:value-type="float" office:value="32.025">
            <text:p>32,025</text:p>
          </table:table-cell>
          <table:table-cell office:value-type="float" office:value="1.09376">
            <text:p>1,09376</text:p>
          </table:table-cell>
          <table:table-cell office:value-type="float" office:value="13.47">
            <text:p>13,47</text:p>
          </table:table-cell>
          <table:table-cell/>
          <table:table-cell office:value-type="float" office:value="1.05">
            <text:p>1,05</text:p>
          </table:table-cell>
          <table:table-cell table:number-columns-repeated="3"/>
          <table:table-cell office:value-type="float" office:value="13.4">
            <text:p>13,4</text:p>
          </table:table-cell>
          <table:table-cell table:number-columns-repeated="2" office:value-type="float" office:value="1.05">
            <text:p>1,05</text:p>
          </table:table-cell>
          <table:table-cell office:value-type="float" office:value="1.029">
            <text:p>1,029</text:p>
          </table:table-cell>
          <table:table-cell table:style-name="ce10" office:value-type="float" office:value="1.092">
            <text:p>1,092</text:p>
          </table:table-cell>
          <table:table-cell table:style-name="ce29" office:value-type="float" office:value="1.92">
            <text:p>1,92</text:p>
          </table:table-cell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<text:s/>threshold=50)</text:p>
          </table:table-cell>
          <table:table-cell table:style-name="ce8" office:value-type="string">
            <text:p>Gaussian Blur [s]</text:p>
          </table:table-cell>
          <table:table-cell table:style-name="ce33"/>
          <table:table-cell office:value-type="float" office:value="10.494">
            <text:p>10,494</text:p>
          </table:table-cell>
          <table:table-cell office:value-type="float" office:value="0.87144">
            <text:p>0,87144</text:p>
          </table:table-cell>
          <table:table-cell office:value-type="float" office:value="2.65">
            <text:p>2,65</text:p>
          </table:table-cell>
          <table:table-cell/>
          <table:table-cell office:value-type="float" office:value="0.842">
            <text:p>0,842</text:p>
          </table:table-cell>
          <table:table-cell table:number-columns-repeated="3"/>
          <table:table-cell office:value-type="float" office:value="2.58">
            <text:p>2,58</text:p>
          </table:table-cell>
          <table:table-cell table:number-columns-repeated="2" office:value-type="float" office:value="0.84">
            <text:p>0,84</text:p>
          </table:table-cell>
          <table:table-cell office:value-type="float" office:value="0.8">
            <text:p>0,8</text:p>
          </table:table-cell>
          <table:table-cell table:style-name="ce10" office:value-type="float" office:value="0.83">
            <text:p>0,83</text:p>
          </table:table-cell>
          <table:table-cell table:style-name="ce29" office:value-type="float" office:value="1.18">
            <text:p>1,18</text:p>
          </table:table-cell>
          <table:table-cell table:style-name="Default" table:number-columns-repeated="2"/>
          <table:table-cell table:number-columns-repeated="1004"/>
        </table:table-row>
        <table:table-row table:style-name="ro4">
          <table:table-cell table:number-columns-repeated="2"/>
          <table:table-cell table:style-name="ce8" office:value-type="string">
            <text:p>Canny [s]</text:p>
          </table:table-cell>
          <table:table-cell table:style-name="ce33"/>
          <table:table-cell office:value-type="float" office:value="9.31">
            <text:p>9,31</text:p>
          </table:table-cell>
          <table:table-cell office:value-type="float" office:value="1.44732">
            <text:p>1,44732</text:p>
          </table:table-cell>
          <table:table-cell office:value-type="float" office:value="4.19">
            <text:p>4,19</text:p>
          </table:table-cell>
          <table:table-cell/>
          <table:table-cell office:value-type="float" office:value="1.38">
            <text:p>1,38</text:p>
          </table:table-cell>
          <table:table-cell table:number-columns-repeated="3"/>
          <table:table-cell office:value-type="float" office:value="4.1">
            <text:p>4,1</text:p>
          </table:table-cell>
          <table:table-cell office:value-type="float" office:value="1.4">
            <text:p>1,4</text:p>
          </table:table-cell>
          <table:table-cell office:value-type="float" office:value="1.39">
            <text:p>1,39</text:p>
          </table:table-cell>
          <table:table-cell office:value-type="float" office:value="1.32">
            <text:p>1,32</text:p>
          </table:table-cell>
          <table:table-cell table:style-name="ce10" office:value-type="float" office:value="1.309">
            <text:p>1,309</text:p>
          </table:table-cell>
          <table:table-cell table:style-name="ce29" office:value-type="float" office:value="1.66">
            <text:p>1,66</text:p>
          </table:table-cell>
          <table:table-cell table:style-name="Default" table:number-columns-repeated="2"/>
          <table:table-cell table:number-columns-repeated="1004"/>
        </table:table-row>
        <table:table-row table:style-name="ro4">
          <table:table-cell table:number-columns-repeated="2"/>
          <table:table-cell table:style-name="ce8" office:value-type="string">
            <text:p>ImgWrite [s]</text:p>
          </table:table-cell>
          <table:table-cell table:style-name="ce33"/>
          <table:table-cell office:value-type="float" office:value="0.634">
            <text:p>0,634</text:p>
          </table:table-cell>
          <table:table-cell office:value-type="float" office:value="0.21">
            <text:p>0,21</text:p>
          </table:table-cell>
          <table:table-cell office:value-type="float" office:value="0.22">
            <text:p>0,22</text:p>
          </table:table-cell>
          <table:table-cell/>
          <table:table-cell office:value-type="float" office:value="0.173">
            <text:p>0,173</text:p>
          </table:table-cell>
          <table:table-cell table:number-columns-repeated="3"/>
          <table:table-cell office:value-type="float" office:value="0.19">
            <text:p>0,19</text:p>
          </table:table-cell>
          <table:table-cell office:value-type="float" office:value="0.18">
            <text:p>0,18</text:p>
          </table:table-cell>
          <table:table-cell office:value-type="float" office:value="0.17">
            <text:p>0,17</text:p>
          </table:table-cell>
          <table:table-cell office:value-type="float" office:value="0.164">
            <text:p>0,164</text:p>
          </table:table-cell>
          <table:table-cell table:style-name="ce10" office:value-type="float" office:value="0.154">
            <text:p>0,154</text:p>
          </table:table-cell>
          <table:table-cell table:style-name="ce29" office:value-type="float" office:value="0.227">
            <text:p>0,227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19" office:value-type="string">
            <text:p>Tot [s]</text:p>
          </table:table-cell>
          <table:table-cell table:style-name="ce34"/>
          <table:table-cell table:style-name="ce34" table:formula="of:=SUM([.E52:.E56])" office:value-type="float" office:value="53.955">
            <text:p>53,96</text:p>
          </table:table-cell>
          <table:table-cell table:style-name="ce34" table:formula="of:=SUM([.F52:.F56])" office:value-type="float" office:value="3.95252">
            <text:p>3,95</text:p>
          </table:table-cell>
          <table:table-cell table:style-name="ce34" table:formula="of:=SUM([.G52:.G56])" office:value-type="float" office:value="21.45">
            <text:p>21,45</text:p>
          </table:table-cell>
          <table:table-cell table:style-name="ce34"/>
          <table:table-cell table:style-name="ce34" table:formula="of:=SUM([.I$52:.I$56])" office:value-type="float" office:value="3.76">
            <text:p>3,76</text:p>
          </table:table-cell>
          <table:table-cell table:style-name="ce34" table:number-columns-repeated="3"/>
          <table:table-cell table:style-name="ce34" table:formula="of:=SUM([.M52:.M56])" office:value-type="float" office:value="21.155">
            <text:p>21,16</text:p>
          </table:table-cell>
          <table:table-cell table:style-name="ce34" table:formula="of:=SUM([.N52:.N56])" office:value-type="float" office:value="3.79">
            <text:p>3,79</text:p>
          </table:table-cell>
          <table:table-cell table:style-name="ce34" table:formula="of:=SUM([.O$52:.O$56])" office:value-type="float" office:value="3.76">
            <text:p>3,76</text:p>
          </table:table-cell>
          <table:table-cell table:style-name="ce49" table:formula="of:=SUM([.P52:.P56])" office:value-type="float" office:value="3.613">
            <text:p>3,613</text:p>
          </table:table-cell>
          <table:table-cell table:style-name="ce49" table:formula="of:=SUM([.Q52:.Q56])" office:value-type="float" office:value="3.745">
            <text:p>3,745</text:p>
          </table:table-cell>
          <table:table-cell table:style-name="ce49" table:formula="of:=SUM([.R52:.R56])" office:value-type="float" office:value="5.197">
            <text:p>5,197</text:p>
          </table:table-cell>
          <table:table-cell table:style-name="Default"/>
          <table:table-cell table:style-name="ce57" table:formula="of:=SUM([.T52:.T56])" office:value-type="float" office:value="0">
            <text:p>0</text:p>
          </table:table-cell>
          <table:table-cell table:style-name="ce57" table:formula="of:=SUM([.U52:.U56])" office:value-type="float" office:value="0">
            <text:p>0</text:p>
          </table:table-cell>
          <table:table-cell table:style-name="ce57" table:formula="of:=SUM([.V52:.V56])" office:value-type="float" office:value="0">
            <text:p>0</text:p>
          </table:table-cell>
          <table:table-cell table:style-name="ce57" table:formula="of:=SUM([.W52:.W56])" office:value-type="float" office:value="0">
            <text:p>0</text:p>
          </table:table-cell>
          <table:table-cell table:number-columns-repeated="1001"/>
        </table:table-row>
        <table:table-row table:style-name="ro2" table:number-rows-repeated="2">
          <table:table-cell table:style-name="ce2" table:number-columns-repeated="2"/>
          <table:table-cell table:style-name="ce20"/>
          <table:table-cell table:style-name="ce35" table:number-columns-repeated="12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4">
          <table:table-cell table:style-name="ce3" office:value-type="string">
            <text:p>Canny_detector_MOD</text:p>
          </table:table-cell>
          <table:table-cell table:style-name="ce11" office:value-type="string">
            <text:p>custom = 0</text:p>
          </table:table-cell>
          <table:table-cell table:style-name="ce21" office:value-type="string">
            <text:p>Gaussian Blur [s]</text:p>
          </table:table-cell>
          <table:table-cell table:style-name="ce36" table:number-columns-repeated="2"/>
          <table:table-cell table:style-name="ce36" office:value-type="float" office:value="1.51">
            <text:p>1,51</text:p>
          </table:table-cell>
          <table:table-cell table:style-name="ce46" office:value-type="float" office:value="3.22">
            <text:p>3,22</text:p>
          </table:table-cell>
          <table:table-cell table:style-name="ce46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4">
          <table:table-cell table:style-name="ce2" office:value-type="string">
            <text:p>(cmd: ./canny_mod lena_secret.bmp 500 1 5 5 x)</text:p>
          </table:table-cell>
          <table:table-cell table:style-name="ce12" office:value-type="string">
            <text:p>[ OpenCV GaussianBlur conv: gf, DIV ]</text:p>
          </table:table-cell>
          <table:table-cell table:style-name="ce22" office:value-type="string">
            <text:p>Canny [s]</text:p>
          </table:table-cell>
          <table:table-cell table:style-name="ce37" table:number-columns-repeated="2"/>
          <table:table-cell table:style-name="ce37" office:value-type="float" office:value="3.47">
            <text:p>3,47</text:p>
          </table:table-cell>
          <table:table-cell table:style-name="ce47" office:value-type="float" office:value="6.36">
            <text:p>6,36</text:p>
          </table:table-cell>
          <table:table-cell table:style-name="ce47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4">
          <table:table-cell table:style-name="ce2"/>
          <table:table-cell table:style-name="ce11" office:value-type="string">
            <text:p>custom = 1</text:p>
          </table:table-cell>
          <table:table-cell table:style-name="ce21" office:value-type="string">
            <text:p>Gaussian Blur [s]</text:p>
          </table:table-cell>
          <table:table-cell table:style-name="ce36" table:number-columns-repeated="2"/>
          <table:table-cell table:style-name="ce36" office:value-type="float" office:value="6.56">
            <text:p>6,56</text:p>
          </table:table-cell>
          <table:table-cell table:style-name="ce46" office:value-type="float" office:value="47.65">
            <text:p>47,65</text:p>
          </table:table-cell>
          <table:table-cell table:style-name="ce46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4">
          <table:table-cell table:style-name="ce2"/>
          <table:table-cell table:style-name="ce12" office:value-type="string">
            <text:p>[ Custom convolution: gf, DIV ]</text:p>
          </table:table-cell>
          <table:table-cell table:style-name="ce22" office:value-type="string">
            <text:p>Canny [s]</text:p>
          </table:table-cell>
          <table:table-cell table:style-name="ce37" table:number-columns-repeated="2"/>
          <table:table-cell table:style-name="ce37" office:value-type="float" office:value="3.46">
            <text:p>3,46</text:p>
          </table:table-cell>
          <table:table-cell table:style-name="ce47" office:value-type="float" office:value="6.34">
            <text:p>6,34</text:p>
          </table:table-cell>
          <table:table-cell table:style-name="ce47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4">
          <table:table-cell table:style-name="ce2"/>
          <table:table-cell table:style-name="ce11" office:value-type="string">
            <text:p>custom = 2</text:p>
          </table:table-cell>
          <table:table-cell table:style-name="ce21" office:value-type="string">
            <text:p>Gaussian Blur [s]</text:p>
          </table:table-cell>
          <table:table-cell table:style-name="ce36" table:number-columns-repeated="2"/>
          <table:table-cell table:style-name="ce36" office:value-type="float" office:value="6.12">
            <text:p>6,12</text:p>
          </table:table-cell>
          <table:table-cell table:style-name="ce46" office:value-type="float" office:value="6.14">
            <text:p>6,14</text:p>
          </table:table-cell>
          <table:table-cell table:style-name="ce46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4">
          <table:table-cell table:style-name="ce2"/>
          <table:table-cell table:style-name="ce12" office:value-type="string">
            <text:p>[ Custom convolution: GI, DIV ]</text:p>
          </table:table-cell>
          <table:table-cell table:style-name="ce22" office:value-type="string">
            <text:p>Canny [s]</text:p>
          </table:table-cell>
          <table:table-cell table:style-name="ce37" table:number-columns-repeated="2"/>
          <table:table-cell table:style-name="ce37" office:value-type="float" office:value="3.47">
            <text:p>3,47</text:p>
          </table:table-cell>
          <table:table-cell table:style-name="ce47" office:value-type="float" office:value="6.29">
            <text:p>6,29</text:p>
          </table:table-cell>
          <table:table-cell table:style-name="ce47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4">
          <table:table-cell table:style-name="ce2"/>
          <table:table-cell table:style-name="ce11" office:value-type="string">
            <text:p>custom = 3</text:p>
          </table:table-cell>
          <table:table-cell table:style-name="ce21" office:value-type="string">
            <text:p>Gaussian Blur [s]</text:p>
          </table:table-cell>
          <table:table-cell table:style-name="ce36" table:number-columns-repeated="2"/>
          <table:table-cell table:style-name="ce36" office:value-type="float" office:value="6.06">
            <text:p>6,06</text:p>
          </table:table-cell>
          <table:table-cell table:style-name="ce46" office:value-type="float" office:value="6.06">
            <text:p>6,06</text:p>
          </table:table-cell>
          <table:table-cell table:style-name="ce46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4">
          <table:table-cell table:style-name="ce2"/>
          <table:table-cell table:style-name="ce12" office:value-type="string">
            <text:p>[ Custom convolution: GI, SHIFT ]</text:p>
          </table:table-cell>
          <table:table-cell table:style-name="ce22" office:value-type="string">
            <text:p>Canny [s]</text:p>
          </table:table-cell>
          <table:table-cell table:style-name="ce37" table:number-columns-repeated="2"/>
          <table:table-cell table:style-name="ce37" office:value-type="float" office:value="3.51">
            <text:p>3,51</text:p>
          </table:table-cell>
          <table:table-cell table:style-name="ce47" office:value-type="float" office:value="7.6">
            <text:p>7,60</text:p>
          </table:table-cell>
          <table:table-cell table:style-name="ce47"/>
          <table:table-cell table:style-name="ce35" table:number-columns-repeated="7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2">
          <table:table-cell table:style-name="ce2" table:number-columns-repeated="2"/>
          <table:table-cell table:style-name="ce20"/>
          <table:table-cell table:style-name="ce35" table:number-columns-repeated="12"/>
          <table:table-cell table:style-name="ce50" table:number-columns-repeated="3"/>
          <table:table-cell table:style-name="Default"/>
          <table:table-cell table:style-name="ce50" table:number-columns-repeated="4"/>
          <table:table-cell table:style-name="ce2" table:number-columns-repeated="1001"/>
        </table:table-row>
        <table:table-row table:style-name="ro2">
          <table:table-cell table:number-columns-repeated="2"/>
          <table:table-cell table:style-name="ce9"/>
          <table:table-cell table:number-columns-repeated="13"/>
          <table:table-cell table:style-name="ce10"/>
          <table:table-cell table:style-name="ce8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4" table:number-columns-repeated="2"/>
          <table:table-cell table:style-name="ce23"/>
          <table:table-cell table:style-name="ce67" office:value-type="float" office:value="0">
            <text:p>0</text:p>
          </table:table-cell>
          <table:table-cell table:style-name="ce67" office:value-type="float" office:value="1">
            <text:p>1</text:p>
          </table:table-cell>
          <table:table-cell table:style-name="ce67" office:value-type="float" office:value="2">
            <text:p>2</text:p>
          </table:table-cell>
          <table:table-cell table:style-name="ce67" office:value-type="float" office:value="3">
            <text:p>3</text:p>
          </table:table-cell>
          <table:table-cell table:style-name="ce67" office:value-type="float" office:value="4">
            <text:p>4</text:p>
          </table:table-cell>
          <table:table-cell table:style-name="Default"/>
          <table:table-cell table:style-name="ce48" table:number-columns-repeated="8"/>
          <table:table-cell table:style-name="ce53"/>
          <table:table-cell table:style-name="Default"/>
          <table:table-cell table:style-name="ce23"/>
          <table:table-cell table:style-name="ce4" table:number-columns-repeated="1004"/>
        </table:table-row>
        <table:table-row table:style-name="ro4">
          <table:table-cell table:style-name="ce5" table:number-columns-repeated="2"/>
          <table:table-cell table:style-name="ce24"/>
          <table:table-cell table:style-name="ce8" table:formula="of:=CONCATENATE([.D$15])" office:value-type="string" office:string-value="Default">
            <text:p>Default</text:p>
          </table:table-cell>
          <table:table-cell table:style-name="ce8" table:formula="of:=CONCATENATE([.F$15])" office:value-type="string" office:string-value="Small">
            <text:p>Small</text:p>
          </table:table-cell>
          <table:table-cell table:style-name="ce8" table:formula="of:=CONCATENATE([.G$15])" office:value-type="string" office:string-value="DefaultNoFPU">
            <text:p>DefaultNoFPU</text:p>
          </table:table-cell>
          <table:table-cell table:style-name="ce8" table:formula="of:=CONCATENATE([.E$15])" office:value-type="string" office:string-value="Default_L2_512_8_LRU">
            <text:p>Default_L2_512_8_LRU</text:p>
          </table:table-cell>
          <table:table-cell table:style-name="ce8" office:value-type="string">
            <text:p>NoFPU_L1_64K</text:p>
          </table:table-cell>
          <table:table-cell table:style-name="Default"/>
          <table:table-cell table:style-name="ce8" table:number-columns-repeated="3"/>
          <table:table-cell table:style-name="ce8" table:formula="of:=CONCATENATE([.M$15])" office:value-type="string" office:string-value="NoFPU_L2_128_2_LRU">
            <text:p>NoFPU_L2_128_2_LRU</text:p>
          </table:table-cell>
          <table:table-cell table:style-name="ce8" table:formula="of:=CONCATENATE([.N$15])" office:value-type="string" office:string-value="Default_L2_128_2_LRU">
            <text:p>Default_L2_128_2_LRU</text:p>
          </table:table-cell>
          <table:table-cell table:style-name="ce8" table:formula="of:=CONCATENATE([.O$15])" office:value-type="string" office:string-value="Default_L2_256_4_LRU">
            <text:p>Default_L2_256_4_LRU</text:p>
          </table:table-cell>
          <table:table-cell table:style-name="ce8" table:formula="of:=CONCATENATE([.P$15])" office:value-type="string" office:string-value="Default_L1_64K">
            <text:p>Default_L1_64K</text:p>
          </table:table-cell>
          <table:table-cell table:style-name="ce51"/>
          <table:table-cell table:style-name="ce54"/>
          <table:table-cell table:style-name="Default"/>
          <table:table-cell table:style-name="ce24"/>
          <table:table-cell table:style-name="ce5" table:number-columns-repeated="1004"/>
        </table:table-row>
        <table:table-row table:style-name="ro2">
          <table:table-cell/>
          <table:table-cell table:style-name="ce2"/>
          <table:table-cell table:style-name="ce3"/>
          <table:table-cell table:style-name="ce45" table:number-columns-repeated="5"/>
          <table:table-cell table:style-name="Default"/>
          <table:table-cell table:style-name="ce45" table:number-columns-repeated="8"/>
          <table:table-cell table:style-name="ce55"/>
          <table:table-cell table:style-name="Default"/>
          <table:table-cell table:style-name="ce3"/>
          <table:table-cell table:style-name="ce2" table:number-columns-repeated="1004"/>
        </table:table-row>
        <table:table-row table:style-name="ro4">
          <table:table-cell/>
          <table:table-cell table:style-name="ce9" office:value-type="string">
            <text:p>Dhrystone_mod</text:p>
          </table:table-cell>
          <table:table-cell table:style-name="ce8" office:value-type="string">
            <text:p>us / dhry</text:p>
          </table:table-cell>
          <table:table-cell table:style-name="ce10" office:value-type="float" office:value="34.04">
            <text:p>34,04</text:p>
          </table:table-cell>
          <table:table-cell office:value-type="float" office:value="77.69">
            <text:p>77,69</text:p>
          </table:table-cell>
          <table:table-cell office:value-type="float" office:value="34.16">
            <text:p>34,16</text:p>
          </table:table-cell>
          <table:table-cell office:value-type="float" office:value="34.04">
            <text:p>34,04</text:p>
          </table:table-cell>
          <table:table-cell office:value-type="float" office:value="34.16">
            <text:p>34,16</text:p>
          </table:table-cell>
          <table:table-cell table:style-name="Default"/>
          <table:table-cell table:number-columns-repeated="3"/>
          <table:table-cell office:value-type="float" office:value="34.16">
            <text:p>34,16</text:p>
          </table:table-cell>
          <table:table-cell table:number-columns-repeated="3" office:value-type="float" office:value="34.04">
            <text:p>34,04</text:p>
          </table:table-cell>
          <table:table-cell table:style-name="ce29" office:value-type="float" office:value="34.04">
            <text:p>34,04</text:p>
          </table:table-cell>
          <table:table-cell table:style-name="ce29" office:value-type="float" office:value="42.72">
            <text:p>42,72</text:p>
          </table:table-cell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office:value-type="string">
            <text:p>(runs = 1000000)</text:p>
          </table:table-cell>
          <table:table-cell table:style-name="ce8" office:value-type="string">
            <text:p>dhry / sec</text:p>
          </table:table-cell>
          <table:table-cell table:style-name="ce10" office:value-type="float" office:value="29375.55">
            <text:p>29375,55</text:p>
          </table:table-cell>
          <table:table-cell office:value-type="float" office:value="12871.99">
            <text:p>12871,99</text:p>
          </table:table-cell>
          <table:table-cell office:value-type="float" office:value="29270.61">
            <text:p>29270,61</text:p>
          </table:table-cell>
          <table:table-cell office:value-type="float" office:value="29375.79">
            <text:p>29375,79</text:p>
          </table:table-cell>
          <table:table-cell office:value-type="float" office:value="29270.85">
            <text:p>29270,85</text:p>
          </table:table-cell>
          <table:table-cell table:style-name="Default"/>
          <table:table-cell table:number-columns-repeated="3"/>
          <table:table-cell office:value-type="float" office:value="29270.85">
            <text:p>29270,85</text:p>
          </table:table-cell>
          <table:table-cell office:value-type="float" office:value="29375.72">
            <text:p>29375,72</text:p>
          </table:table-cell>
          <table:table-cell office:value-type="float" office:value="29375.79">
            <text:p>29375,79</text:p>
          </table:table-cell>
          <table:table-cell office:value-type="float" office:value="29375.65">
            <text:p>29375,65</text:p>
          </table:table-cell>
          <table:table-cell table:style-name="ce29" office:value-type="float" office:value="29375.82">
            <text:p>29375,82</text:p>
          </table:table-cell>
          <table:table-cell table:style-name="ce29" office:value-type="float" office:value="23407.06">
            <text:p>23407,06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9"/>
          <table:table-cell table:style-name="ce8" office:value-type="string">
            <text:p>DMIPS</text:p>
          </table:table-cell>
          <table:table-cell table:style-name="ce10" office:value-type="float" office:value="16.719">
            <text:p>16,719</text:p>
          </table:table-cell>
          <table:table-cell office:value-type="float" office:value="7.326">
            <text:p>7,326</text:p>
          </table:table-cell>
          <table:table-cell office:value-type="float" office:value="16.659">
            <text:p>16,659</text:p>
          </table:table-cell>
          <table:table-cell office:value-type="float" office:value="16.7192">
            <text:p>16,7192</text:p>
          </table:table-cell>
          <table:table-cell office:value-type="float" office:value="16.659">
            <text:p>16,659</text:p>
          </table:table-cell>
          <table:table-cell table:style-name="Default"/>
          <table:table-cell table:number-columns-repeated="3"/>
          <table:table-cell office:value-type="float" office:value="16.659">
            <text:p>16,659</text:p>
          </table:table-cell>
          <table:table-cell office:value-type="float" office:value="16.719">
            <text:p>16,719</text:p>
          </table:table-cell>
          <table:table-cell office:value-type="float" office:value="16.7192">
            <text:p>16,7192</text:p>
          </table:table-cell>
          <table:table-cell office:value-type="float" office:value="16.71921">
            <text:p>16,71921</text:p>
          </table:table-cell>
          <table:table-cell table:style-name="ce29" office:value-type="float" office:value="16.71931">
            <text:p>16,71931</text:p>
          </table:table-cell>
          <table:table-cell table:style-name="ce29" office:value-type="float" office:value="13.32217">
            <text:p>13,32217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9"/>
          <table:table-cell table:style-name="ce25" office:value-type="float" office:value="16.7192">
            <text:p>16,7192</text:p>
          </table:table-cell>
          <table:table-cell table:style-name="ce40" table:formula="of:=[.D$75]/[.$C$76]*100" office:value-type="float" office:value="99.9988037705153">
            <text:p>100,00</text:p>
          </table:table-cell>
          <table:table-cell table:style-name="ce40" table:formula="of:=[.E$75]/[.$C$76]*100" office:value-type="float" office:value="43.8178860232547">
            <text:p>43,82</text:p>
          </table:table-cell>
          <table:table-cell table:style-name="ce40" table:formula="of:=[.F$75]/[.$C$76]*100" office:value-type="float" office:value="99.639934925116">
            <text:p>99,64</text:p>
          </table:table-cell>
          <table:table-cell table:style-name="ce40" table:formula="of:=[.G$75]/[.$C$76]*100" office:value-type="float" office:value="100">
            <text:p>100,00</text:p>
          </table:table-cell>
          <table:table-cell table:style-name="ce40" table:formula="of:=[.H$75]/[.$C$76]*100" office:value-type="float" office:value="99.639934925116">
            <text:p>99,64</text:p>
          </table:table-cell>
          <table:table-cell table:style-name="Default"/>
          <table:table-cell table:style-name="ce40" table:number-columns-repeated="3"/>
          <table:table-cell table:style-name="ce40" table:formula="of:=[.M$75]/[.$C$76]*100" office:value-type="float" office:value="99.639934925116">
            <text:p>99,64</text:p>
          </table:table-cell>
          <table:table-cell table:style-name="ce40" table:formula="of:=[.N$75]/[.$C$76]*100" office:value-type="float" office:value="99.9988037705153">
            <text:p>100,00</text:p>
          </table:table-cell>
          <table:table-cell table:style-name="ce40" table:formula="of:=[.O$75]/[.$C$76]*100" office:value-type="float" office:value="100">
            <text:p>100,00</text:p>
          </table:table-cell>
          <table:table-cell table:style-name="ce40" table:formula="of:=[.P$75]/[.$C$76]*100" office:value-type="float" office:value="100.000059811474">
            <text:p>100,00</text:p>
          </table:table-cell>
          <table:table-cell table:style-name="ce40" table:formula="of:=[.Q$75]/[.$C$76]*100" office:value-type="float" office:value="100.000657926217">
            <text:p>100,00</text:p>
          </table:table-cell>
          <table:table-cell table:style-name="ce40" table:formula="of:=[.R$75]/[.$C$76]*100" office:value-type="float" office:value="79.6818627685535">
            <text:p>79,68</text:p>
          </table:table-cell>
          <table:table-cell table:style-name="Default" table:number-columns-repeated="2"/>
          <table:table-cell table:number-columns-repeated="1004"/>
        </table:table-row>
        <table:table-row table:style-name="ro2" table:number-rows-repeated="2">
          <table:table-cell/>
          <table:table-cell table:style-name="ce9"/>
          <table:table-cell table:style-name="ce8"/>
          <table:table-cell table:style-name="ce10"/>
          <table:table-cell table:number-columns-repeated="4"/>
          <table:table-cell table:style-name="Default"/>
          <table:table-cell table:number-columns-repeated="7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9" office:value-type="string">
            <text:p>Whetstone</text:p>
          </table:table-cell>
          <table:table-cell table:style-name="ce8" office:value-type="string">
            <text:p>DP MIPS</text:p>
          </table:table-cell>
          <table:table-cell table:style-name="ce10" office:value-type="float" office:value="7.542">
            <text:p>7,542</text:p>
          </table:table-cell>
          <table:table-cell office:value-type="float" office:value="0.376533">
            <text:p>0,376533</text:p>
          </table:table-cell>
          <table:table-cell office:value-type="float" office:value="0.648">
            <text:p>0,648</text:p>
          </table:table-cell>
          <table:table-cell office:value-type="float" office:value="7.5428">
            <text:p>7,5428</text:p>
          </table:table-cell>
          <table:table-cell office:value-type="float" office:value="0.649">
            <text:p>0,649</text:p>
          </table:table-cell>
          <table:table-cell table:style-name="Default"/>
          <table:table-cell table:number-columns-repeated="3"/>
          <table:table-cell office:value-type="float" office:value="0.648647">
            <text:p>0,648647</text:p>
          </table:table-cell>
          <table:table-cell office:value-type="float" office:value="7.542">
            <text:p>7,542</text:p>
          </table:table-cell>
          <table:table-cell office:value-type="float" office:value="7.5428">
            <text:p>7,5428</text:p>
          </table:table-cell>
          <table:table-cell office:value-type="float" office:value="7.54048">
            <text:p>7,54048</text:p>
          </table:table-cell>
          <table:table-cell table:style-name="ce29" office:value-type="float" office:value="7.5428">
            <text:p>7,5428</text:p>
          </table:table-cell>
          <table:table-cell table:style-name="ce29" office:value-type="float" office:value="2.25602">
            <text:p>2,25602</text:p>
          </table:table-cell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13" office:value-type="string">
            <text:p>(loops = 1000, it=1)</text:p>
          </table:table-cell>
          <table:table-cell table:style-name="ce26" table:formula="of:=MAX([.D79:.R79])" office:value-type="float" office:value="7.5428">
            <text:p>7,5428</text:p>
          </table:table-cell>
          <table:table-cell table:style-name="ce41" table:formula="of:=[.D$79]/[.$C$80]*100" office:value-type="float" office:value="99.9893938590444">
            <text:p>99,99</text:p>
          </table:table-cell>
          <table:table-cell table:style-name="ce41" table:formula="of:=[.E$79]/[.$C$80]*100" office:value-type="float" office:value="4.99195259054993">
            <text:p>4,99</text:p>
          </table:table-cell>
          <table:table-cell table:style-name="ce41" table:formula="of:=[.F$79]/[.$C$80]*100" office:value-type="float" office:value="8.59097417404677">
            <text:p>8,59</text:p>
          </table:table-cell>
          <table:table-cell table:style-name="ce41" table:formula="of:=[.G$79]/[.$C$80]*100" office:value-type="float" office:value="100">
            <text:p>100,00</text:p>
          </table:table-cell>
          <table:table-cell table:style-name="ce41" table:formula="of:=[.H$79]/[.$C$80]*100" office:value-type="float" office:value="8.60423185024129">
            <text:p>8,60</text:p>
          </table:table-cell>
          <table:table-cell table:style-name="Default"/>
          <table:table-cell table:style-name="ce41" table:number-columns-repeated="3"/>
          <table:table-cell table:style-name="ce41" table:formula="of:=[.M$79]/[.$C$80]*100" office:value-type="float" office:value="8.59955189054462">
            <text:p>8,60</text:p>
          </table:table-cell>
          <table:table-cell table:style-name="ce41" table:formula="of:=[.N$79]/[.$C$80]*100" office:value-type="float" office:value="99.9893938590444">
            <text:p>99,99</text:p>
          </table:table-cell>
          <table:table-cell table:style-name="ce41" table:formula="of:=[.O$79]/[.$C$80]*100" office:value-type="float" office:value="100">
            <text:p>100,00</text:p>
          </table:table-cell>
          <table:table-cell table:style-name="ce41" table:formula="of:=[.P$79]/[.$C$80]*100" office:value-type="float" office:value="99.9692421912287">
            <text:p>99,97</text:p>
          </table:table-cell>
          <table:table-cell table:style-name="ce41" table:formula="of:=[.Q$79]/[.$C$80]*100" office:value-type="float" office:value="100">
            <text:p>100,00</text:p>
          </table:table-cell>
          <table:table-cell table:style-name="ce41" table:formula="of:=[.R$79]/[.$C$80]*100" office:value-type="float" office:value="29.9095826483534">
            <text:p>29,91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13"/>
          <table:table-cell table:style-name="ce10" table:number-columns-repeated="2"/>
          <table:table-cell table:number-columns-repeated="4"/>
          <table:table-cell table:style-name="Default"/>
          <table:table-cell table:number-columns-repeated="7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9"/>
          <table:table-cell table:style-name="ce8"/>
          <table:table-cell table:style-name="ce10"/>
          <table:table-cell table:number-columns-repeated="4"/>
          <table:table-cell table:style-name="Default"/>
          <table:table-cell table:number-columns-repeated="7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9" office:value-type="string">
            <text:p>Linpack</text:p>
          </table:table-cell>
          <table:table-cell table:style-name="ce8" office:value-type="string">
            <text:p>KFLOPS</text:p>
          </table:table-cell>
          <table:table-cell table:style-name="ce10" office:value-type="float" office:value="989.334">
            <text:p>989,334</text:p>
          </table:table-cell>
          <table:table-cell office:value-type="float" office:value="96.886">
            <text:p>96,886</text:p>
          </table:table-cell>
          <table:table-cell office:value-type="float" office:value="139.316">
            <text:p>139,316</text:p>
          </table:table-cell>
          <table:table-cell office:value-type="float" office:value="1035.362">
            <text:p>1035,362</text:p>
          </table:table-cell>
          <table:table-cell office:value-type="float" office:value="198.16">
            <text:p>198,16</text:p>
          </table:table-cell>
          <table:table-cell table:style-name="Default"/>
          <table:table-cell table:number-columns-repeated="3"/>
          <table:table-cell office:value-type="float" office:value="139.731">
            <text:p>139,731</text:p>
          </table:table-cell>
          <table:table-cell office:value-type="float" office:value="1035.416">
            <text:p>1035,416</text:p>
          </table:table-cell>
          <table:table-cell office:value-type="float" office:value="1035.413">
            <text:p>1035,413</text:p>
          </table:table-cell>
          <table:table-cell office:value-type="float" office:value="1042.097">
            <text:p>1042,097</text:p>
          </table:table-cell>
          <table:table-cell table:style-name="ce29" office:value-type="float" office:value="1057.886">
            <text:p>1057,886</text:p>
          </table:table-cell>
          <table:table-cell table:style-name="ce29" office:value-type="float" office:value="965.968">
            <text:p>965,968</text:p>
          </table:table-cell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13" office:value-type="string">
            <text:p>(ntimes = 10, sp, rolled)</text:p>
          </table:table-cell>
          <table:table-cell table:style-name="ce10" office:value-type="float" office:value="1035.362">
            <text:p>1035,362</text:p>
          </table:table-cell>
          <table:table-cell table:style-name="ce40" table:formula="of:=[.D$83]/[.$C$84]*100" office:value-type="float" office:value="95.5544051259366">
            <text:p>95,55</text:p>
          </table:table-cell>
          <table:table-cell table:style-name="ce40" table:formula="of:=[.E$83]/[.$C$84]*100" office:value-type="float" office:value="9.35769325124932">
            <text:p>9,36</text:p>
          </table:table-cell>
          <table:table-cell table:style-name="ce40" table:formula="of:=[.F$83]/[.$C$84]*100" office:value-type="float" office:value="13.455776820088">
            <text:p>13,46</text:p>
          </table:table-cell>
          <table:table-cell table:style-name="ce40" table:formula="of:=[.G$83]/[.$C$84]*100" office:value-type="float" office:value="100">
            <text:p>100,00</text:p>
          </table:table-cell>
          <table:table-cell table:style-name="ce40" table:formula="of:=[.H$83]/[.$C$84]*100" office:value-type="float" office:value="19.1391996229338">
            <text:p>19,14</text:p>
          </table:table-cell>
          <table:table-cell table:style-name="Default"/>
          <table:table-cell table:style-name="ce40" table:number-columns-repeated="3"/>
          <table:table-cell table:style-name="ce40" table:formula="of:=[.M$83]/[.$C$84]*100" office:value-type="float" office:value="13.4958594192176">
            <text:p>13,50</text:p>
          </table:table-cell>
          <table:table-cell table:style-name="ce40" table:formula="of:=[.N$83]/[.$C$84]*100" office:value-type="float" office:value="100.005215567116">
            <text:p>100,01</text:p>
          </table:table-cell>
          <table:table-cell table:style-name="ce40" table:formula="of:=[.O$83]/[.$C$84]*100" office:value-type="float" office:value="100.004925813387">
            <text:p>100,00</text:p>
          </table:table-cell>
          <table:table-cell table:style-name="ce40" table:formula="of:=[.P$83]/[.$C$84]*100" office:value-type="float" office:value="100.650497120814">
            <text:p>100,65</text:p>
          </table:table-cell>
          <table:table-cell table:style-name="ce40" table:formula="of:=[.Q$83]/[.$C$84]*100" office:value-type="float" office:value="102.175470994686">
            <text:p>102,18</text:p>
          </table:table-cell>
          <table:table-cell table:style-name="ce40" table:formula="of:=[.R$83]/[.$C$84]*100" office:value-type="float" office:value="93.297609918077">
            <text:p>93,30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13"/>
          <table:table-cell table:style-name="ce27"/>
          <table:table-cell table:style-name="ce10"/>
          <table:table-cell table:number-columns-repeated="4"/>
          <table:table-cell table:style-name="Default"/>
          <table:table-cell table:number-columns-repeated="7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9"/>
          <table:table-cell table:style-name="ce8"/>
          <table:table-cell table:style-name="ce10"/>
          <table:table-cell table:number-columns-repeated="4"/>
          <table:table-cell table:style-name="Default"/>
          <table:table-cell table:number-columns-repeated="7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9"/>
          <table:table-cell table:style-name="ce8"/>
          <table:table-cell table:style-name="ce45"/>
          <table:table-cell table:number-columns-repeated="4"/>
          <table:table-cell table:style-name="Default"/>
          <table:table-cell table:style-name="ce45" table:number-columns-repeated="3"/>
          <table:table-cell table:style-name="ce45" office:value-type="float" office:value="169558">
            <text:p>169558</text:p>
          </table:table-cell>
          <table:table-cell table:number-columns-repeated="2" office:value-type="float" office:value="162496">
            <text:p>162496</text:p>
          </table:table-cell>
          <table:table-cell office:value-type="float" office:value="164217">
            <text:p>164217</text:p>
          </table:table-cell>
          <table:table-cell table:style-name="ce29" office:value-type="float" office:value="162434">
            <text:p>162434</text:p>
          </table:table-cell>
          <table:table-cell table:style-name="ce29" office:value-type="string">
            <text:p>ERROR (tohost = 1337)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13"/>
          <table:table-cell table:style-name="ce28"/>
          <table:table-cell table:style-name="ce41" table:number-columns-repeated="5"/>
          <table:table-cell table:style-name="Default"/>
          <table:table-cell table:style-name="ce41" table:number-columns-repeated="3"/>
          <table:table-cell table:style-name="ce41" table:formula="of:=[.M$87]/[.$C$88] * 100" office:value-type="float" office:value="0">
            <text:p>#DIV/0!</text:p>
          </table:table-cell>
          <table:table-cell table:style-name="ce41" table:formula="of:=[.N$87]/[.$C$88] * 100" office:value-type="float" office:value="0">
            <text:p>#DIV/0!</text:p>
          </table:table-cell>
          <table:table-cell table:style-name="ce41" table:formula="of:=[.O$87]/[.$C$88] * 100" office:value-type="float" office:value="0">
            <text:p>#DIV/0!</text:p>
          </table:table-cell>
          <table:table-cell table:style-name="ce41" table:formula="of:=[.P$87]/[.$C$88] * 100" office:value-type="float" office:value="0">
            <text:p>#DIV/0!</text:p>
          </table:table-cell>
          <table:table-cell table:style-name="ce41" table:formula="of:=[.Q$87]/[.$C$88] * 100" office:value-type="float" office:value="0">
            <text:p>#DIV/0!</text:p>
          </table:table-cell>
          <table:table-cell table:style-name="ce41" table:formula="of:=[.R$87]/[.$C$88] * 100" office:value-type="float" office:value="0">
            <text:p>#VALORE!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13"/>
          <table:table-cell table:style-name="ce8"/>
          <table:table-cell table:style-name="ce10"/>
          <table:table-cell table:number-columns-repeated="4"/>
          <table:table-cell table:style-name="Default"/>
          <table:table-cell table:number-columns-repeated="7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9"/>
          <table:table-cell table:style-name="ce8"/>
          <table:table-cell table:style-name="ce10"/>
          <table:table-cell table:number-columns-repeated="4"/>
          <table:table-cell table:style-name="Default"/>
          <table:table-cell table:number-columns-repeated="7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9" office:value-type="string">
            <text:p>Median</text:p>
          </table:table-cell>
          <table:table-cell table:style-name="ce8" office:value-type="string">
            <text:p>cycle</text:p>
          </table:table-cell>
          <table:table-cell table:style-name="ce10" office:value-type="float" office:value="500776">
            <text:p>500776</text:p>
          </table:table-cell>
          <table:table-cell office:value-type="float" office:value="553339">
            <text:p>553339</text:p>
          </table:table-cell>
          <table:table-cell office:value-type="float" office:value="505901">
            <text:p>505901</text:p>
          </table:table-cell>
          <table:table-cell office:value-type="float" office:value="447560">
            <text:p>447560</text:p>
          </table:table-cell>
          <table:table-cell office:value-type="float" office:value="501193">
            <text:p>501193</text:p>
          </table:table-cell>
          <table:table-cell table:style-name="Default"/>
          <table:table-cell table:number-columns-repeated="3"/>
          <table:table-cell office:value-type="float" office:value="527675">
            <text:p>527675</text:p>
          </table:table-cell>
          <table:table-cell office:value-type="float" office:value="534228">
            <text:p>534228</text:p>
          </table:table-cell>
          <table:table-cell office:value-type="float" office:value="491742">
            <text:p>491742</text:p>
          </table:table-cell>
          <table:table-cell office:value-type="float" office:value="497095">
            <text:p>497095</text:p>
          </table:table-cell>
          <table:table-cell table:style-name="ce29" office:value-type="float" office:value="515867">
            <text:p>515867</text:p>
          </table:table-cell>
          <table:table-cell table:style-name="ce29" office:value-type="float" office:value="548964">
            <text:p>548964</text:p>
          </table:table-cell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13" office:value-type="string">
            <text:p>(data_size=30000, instret = 300507)</text:p>
          </table:table-cell>
          <table:table-cell table:style-name="ce25" table:formula="of:=MIN([.D91:.AD91])" office:value-type="float" office:value="447560">
            <text:p>447560</text:p>
          </table:table-cell>
          <table:table-cell table:style-name="ce40" table:formula="of:=[.D$91]/[.$C$92] * 100" office:value-type="float" office:value="111.890249352042">
            <text:p>111,89</text:p>
          </table:table-cell>
          <table:table-cell table:style-name="ce40" table:formula="of:=[.E$91]/[.$C$92] * 100" office:value-type="float" office:value="123.634596478684">
            <text:p>123,63</text:p>
          </table:table-cell>
          <table:table-cell table:style-name="ce40" table:formula="of:=[.F$91]/[.$C$92] * 100" office:value-type="float" office:value="113.035347216016">
            <text:p>113,04</text:p>
          </table:table-cell>
          <table:table-cell table:style-name="ce40" table:formula="of:=[.G$91]/[.$C$92] * 100" office:value-type="float" office:value="100">
            <text:p>100,00</text:p>
          </table:table-cell>
          <table:table-cell table:style-name="ce40" table:formula="of:=[.H$91]/[.$C$92] * 100" office:value-type="float" office:value="111.983421217267">
            <text:p>111,98</text:p>
          </table:table-cell>
          <table:table-cell table:style-name="Default"/>
          <table:table-cell table:style-name="ce40" table:number-columns-repeated="3"/>
          <table:table-cell table:style-name="ce40" table:formula="of:=[.M$91]/[.$C$92] * 100" office:value-type="float" office:value="117.900393243364">
            <text:p>117,90</text:p>
          </table:table-cell>
          <table:table-cell table:style-name="ce40" table:formula="of:=[.N$91]/[.$C$92] * 100" office:value-type="float" office:value="119.364554473143">
            <text:p>119,36</text:p>
          </table:table-cell>
          <table:table-cell table:style-name="ce40" table:formula="of:=[.O$91]/[.$C$92] * 100" office:value-type="float" office:value="109.871749039235">
            <text:p>109,87</text:p>
          </table:table-cell>
          <table:table-cell table:style-name="ce41" table:formula="of:=[.P$91]/[.$C$92] * 100" office:value-type="float" office:value="111.067789793547">
            <text:p>111,07</text:p>
          </table:table-cell>
          <table:table-cell table:style-name="ce41" table:formula="of:=[.Q$91]/[.$C$92] * 100" office:value-type="float" office:value="115.262087764769">
            <text:p>115,26</text:p>
          </table:table-cell>
          <table:table-cell table:style-name="ce41" table:formula="of:=[.R$91]/[.$C$92] * 100" office:value-type="float" office:value="122.657073911878">
            <text:p>122,66</text:p>
          </table:table-cell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40" table:formula="of:=[.E92]" office:value-type="float" office:value="123.634596478684">
            <text:p>123,63</text:p>
          </table:table-cell>
          <table:table-cell table:style-name="ce40" table:formula="of:=[.D92]/[.$C$93]*100" office:value-type="float" office:value="90.5007599319766">
            <text:p>90,50</text:p>
          </table:table-cell>
          <table:table-cell table:style-name="ce40" table:formula="of:=[.E92]/[.$C$93]*100" office:value-type="float" office:value="100">
            <text:p>100,00</text:p>
          </table:table-cell>
          <table:table-cell table:style-name="ce40" table:formula="of:=[.F92]/[.$C$93]*100" office:value-type="float" office:value="91.4269552661208">
            <text:p>91,43</text:p>
          </table:table-cell>
          <table:table-cell table:style-name="ce40" table:formula="of:=[.G92]/[.$C$93]*100" office:value-type="float" office:value="80.8835090243052">
            <text:p>80,88</text:p>
          </table:table-cell>
          <table:table-cell table:style-name="ce40" table:formula="of:=[.H92]/[.$C$93]*100" office:value-type="float" office:value="90.5761206059938">
            <text:p>90,58</text:p>
          </table:table-cell>
          <table:table-cell table:style-name="Default"/>
          <table:table-cell table:style-name="ce40" table:number-columns-repeated="6"/>
          <table:table-cell table:style-name="ce41" table:number-columns-repeated="3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29"/>
          <table:table-cell table:style-name="ce33" table:number-columns-repeated="5"/>
          <table:table-cell table:style-name="Default"/>
          <table:table-cell table:style-name="ce33" table:number-columns-repeated="6"/>
          <table:table-cell table:style-name="ce42"/>
          <table:table-cell table:style-name="ce29"/>
          <table:table-cell table:style-name="ce56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9"/>
          <table:table-cell table:style-name="ce8"/>
          <table:table-cell table:style-name="ce10"/>
          <table:table-cell table:number-columns-repeated="4"/>
          <table:table-cell table:style-name="Default"/>
          <table:table-cell table:number-columns-repeated="7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9" office:value-type="string">
            <text:p>qsort</text:p>
          </table:table-cell>
          <table:table-cell table:style-name="ce8" office:value-type="string">
            <text:p>cycle</text:p>
          </table:table-cell>
          <table:table-cell table:style-name="ce10" office:value-type="float" office:value="4442682">
            <text:p>4442682</text:p>
          </table:table-cell>
          <table:table-cell office:value-type="float" office:value="5102963">
            <text:p>5102963</text:p>
          </table:table-cell>
          <table:table-cell office:value-type="float" office:value="4437645">
            <text:p>4437645</text:p>
          </table:table-cell>
          <table:table-cell office:value-type="float" office:value="4013645">
            <text:p>4013645</text:p>
          </table:table-cell>
          <table:table-cell office:value-type="float" office:value="4225640">
            <text:p>4225640</text:p>
          </table:table-cell>
          <table:table-cell table:style-name="Default"/>
          <table:table-cell table:number-columns-repeated="3"/>
          <table:table-cell office:value-type="float" office:value="4088295">
            <text:p>4088295</text:p>
          </table:table-cell>
          <table:table-cell office:value-type="float" office:value="4093703">
            <text:p>4093703</text:p>
          </table:table-cell>
          <table:table-cell office:value-type="float" office:value="4014006">
            <text:p>4014006</text:p>
          </table:table-cell>
          <table:table-cell office:value-type="float" office:value="4240161">
            <text:p>4240161</text:p>
          </table:table-cell>
          <table:table-cell table:style-name="ce29" office:value-type="float" office:value="3913775">
            <text:p>3913775</text:p>
          </table:table-cell>
          <table:table-cell table:style-name="ce29" office:value-type="float" office:value="4613841">
            <text:p>4613841</text:p>
          </table:table-cell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13" office:value-type="string">
            <text:p>(data_size=30000, instret = 2361068)</text:p>
          </table:table-cell>
          <table:table-cell table:style-name="ce10" office:value-type="float" office:value="4013645">
            <text:p>4013645</text:p>
          </table:table-cell>
          <table:table-cell table:style-name="ce40" table:formula="of:=[.D$96] / [.$C$97] * 100" office:value-type="float" office:value="110.689460577605">
            <text:p>110,69</text:p>
          </table:table-cell>
          <table:table-cell table:style-name="ce40" table:formula="of:=[.E$96] / [.$C$97] * 100" office:value-type="float" office:value="127.140367421633">
            <text:p>127,14</text:p>
          </table:table-cell>
          <table:table-cell table:style-name="ce40" table:formula="of:=[.F$96] / [.$C$97] * 100" office:value-type="float" office:value="110.5639636789">
            <text:p>110,56</text:p>
          </table:table-cell>
          <table:table-cell table:style-name="ce40" table:formula="of:=[.G$96] / [.$C$97] * 100" office:value-type="float" office:value="100">
            <text:p>100,00</text:p>
          </table:table-cell>
          <table:table-cell table:style-name="ce40" table:formula="of:=[.H$96] / [.$C$97] * 100" office:value-type="float" office:value="105.281857264407">
            <text:p>105,28</text:p>
          </table:table-cell>
          <table:table-cell table:style-name="Default"/>
          <table:table-cell table:number-columns-repeated="7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2"/>
          <table:table-cell table:style-name="ce33" table:formula="of:=[.E97]" office:value-type="float" office:value="127.140367421633">
            <text:p>127,14</text:p>
          </table:table-cell>
          <table:table-cell table:style-name="ce33" table:formula="of:=[.D97]/[.$E$97]*100" office:value-type="float" office:value="87.0608311288951">
            <text:p>87,06</text:p>
          </table:table-cell>
          <table:table-cell table:style-name="ce33" table:formula="of:=[.E97]/[.$E$97]*100" office:value-type="float" office:value="100">
            <text:p>100,00</text:p>
          </table:table-cell>
          <table:table-cell table:style-name="ce33" table:formula="of:=[.F97]/[.$E$97]*100" office:value-type="float" office:value="86.9621237700528">
            <text:p>86,96</text:p>
          </table:table-cell>
          <table:table-cell table:style-name="ce33" table:formula="of:=[.G97]/[.$E$97]*100" office:value-type="float" office:value="78.6532255867816">
            <text:p>78,65</text:p>
          </table:table-cell>
          <table:table-cell table:style-name="ce33" table:formula="of:=[.H97]/[.$E$97]*100" office:value-type="float" office:value="82.8075766961273">
            <text:p>82,81</text:p>
          </table:table-cell>
          <table:table-cell table:style-name="Default"/>
          <table:table-cell table:style-name="ce40" table:number-columns-repeated="3"/>
          <table:table-cell table:style-name="ce40" table:formula="of:=[.M$96] / [.$C$97] * 100" office:value-type="float" office:value="101.859905397712">
            <text:p>101,86</text:p>
          </table:table-cell>
          <table:table-cell table:style-name="ce40" table:formula="of:=[.N$96] / [.$C$97] * 100" office:value-type="float" office:value="101.994645764635">
            <text:p>101,99</text:p>
          </table:table-cell>
          <table:table-cell table:style-name="ce40" table:formula="of:=[.O$96] / [.$C$97] * 100" office:value-type="float" office:value="100.008994318132">
            <text:p>100,01</text:p>
          </table:table-cell>
          <table:table-cell table:style-name="ce40" table:formula="of:=[.P$96]/[.$C$97] * 100" office:value-type="float" office:value="105.6436481054">
            <text:p>105,64</text:p>
          </table:table-cell>
          <table:table-cell table:style-name="ce40" table:formula="of:=[.Q$96]/[.$C$97] * 100" office:value-type="float" office:value="97.5117380834628">
            <text:p>97,51</text:p>
          </table:table-cell>
          <table:table-cell table:style-name="ce40" table:formula="of:=[.R$96]/[.$C$97] * 100" office:value-type="float" office:value="114.953888547692">
            <text:p>114,95</text:p>
          </table:table-cell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29"/>
          <table:table-cell table:style-name="ce33" table:number-columns-repeated="5"/>
          <table:table-cell table:style-name="Default"/>
          <table:table-cell table:style-name="ce33" table:number-columns-repeated="7"/>
          <table:table-cell table:style-name="ce29"/>
          <table:table-cell table:style-name="ce56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9"/>
          <table:table-cell table:style-name="ce8"/>
          <table:table-cell table:style-name="ce10"/>
          <table:table-cell table:number-columns-repeated="4"/>
          <table:table-cell table:style-name="Default"/>
          <table:table-cell table:number-columns-repeated="7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9" office:value-type="string">
            <text:p>rsort</text:p>
          </table:table-cell>
          <table:table-cell table:style-name="ce8" office:value-type="string">
            <text:p>cycle</text:p>
          </table:table-cell>
          <table:table-cell table:style-name="ce10" office:value-type="float" office:value="4981994">
            <text:p>4981994</text:p>
          </table:table-cell>
          <table:table-cell office:value-type="float" office:value="10500931">
            <text:p>10500931</text:p>
          </table:table-cell>
          <table:table-cell office:value-type="float" office:value="4980437">
            <text:p>4980437</text:p>
          </table:table-cell>
          <table:table-cell office:value-type="float" office:value="3397052">
            <text:p>3397052</text:p>
          </table:table-cell>
          <table:table-cell office:value-type="float" office:value="3651189">
            <text:p>3651189</text:p>
          </table:table-cell>
          <table:table-cell table:style-name="Default"/>
          <table:table-cell table:number-columns-repeated="3"/>
          <table:table-cell office:value-type="float" office:value="4056885">
            <text:p>4056885</text:p>
          </table:table-cell>
          <table:table-cell office:value-type="float" office:value="4055072">
            <text:p>4055072</text:p>
          </table:table-cell>
          <table:table-cell office:value-type="float" office:value="3498988">
            <text:p>3498988</text:p>
          </table:table-cell>
          <table:table-cell office:value-type="float" office:value="3665366">
            <text:p>3665366</text:p>
          </table:table-cell>
          <table:table-cell table:style-name="ce29" office:value-type="float" office:value="2911520">
            <text:p>2911520</text:p>
          </table:table-cell>
          <table:table-cell table:style-name="ce29" office:value-type="float" office:value="5356538">
            <text:p>5356538</text:p>
          </table:table-cell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13" office:value-type="string">
            <text:p>(data_size=30000, instret = 1927273)</text:p>
          </table:table-cell>
          <table:table-cell table:style-name="ce10" office:value-type="float" office:value="3397052">
            <text:p>3397052</text:p>
          </table:table-cell>
          <table:table-cell table:style-name="ce40" table:formula="of:=[.D$101] / [.$C$102] * 100" office:value-type="float" office:value="146.656395015443">
            <text:p>146,66</text:p>
          </table:table-cell>
          <table:table-cell table:style-name="ce40" table:formula="of:=[.E$101] / [.$C$102] * 100" office:value-type="float" office:value="309.118936065742">
            <text:p>309,12</text:p>
          </table:table-cell>
          <table:table-cell table:style-name="ce40" table:formula="of:=[.F$101] / [.$C$102] * 100" office:value-type="float" office:value="146.610561157144">
            <text:p>146,61</text:p>
          </table:table-cell>
          <table:table-cell table:style-name="ce40" table:formula="of:=[.G$101] / [.$C$102] * 100" office:value-type="float" office:value="100">
            <text:p>100,00</text:p>
          </table:table-cell>
          <table:table-cell table:style-name="ce40" table:formula="of:=[.H$101] / [.$C$102] * 100" office:value-type="float" office:value="107.481104204469">
            <text:p>107,48</text:p>
          </table:table-cell>
          <table:table-cell table:style-name="Default"/>
          <table:table-cell table:style-name="ce40" table:number-columns-repeated="3"/>
          <table:table-cell table:style-name="ce40" table:formula="of:=[.M$101] / [.$C$102] * 100" office:value-type="float" office:value="119.423694426815">
            <text:p>119,42</text:p>
          </table:table-cell>
          <table:table-cell table:style-name="ce40" table:formula="of:=[.N$101] / [.$C$102] * 100" office:value-type="float" office:value="119.370324622643">
            <text:p>119,37</text:p>
          </table:table-cell>
          <table:table-cell table:style-name="ce40" table:formula="of:=[.O$101] / [.$C$102] * 100" office:value-type="float" office:value="103.000719447333">
            <text:p>103,00</text:p>
          </table:table-cell>
          <table:table-cell table:style-name="ce40" table:formula="of:=[.P$101]/[.$C$102] * 100" office:value-type="float" office:value="107.898436644479">
            <text:p>107,90</text:p>
          </table:table-cell>
          <table:table-cell table:style-name="ce40" table:formula="of:=[.Q$101]/[.$C$102] * 100" office:value-type="float" office:value="85.7072544076452">
            <text:p>85,71</text:p>
          </table:table-cell>
          <table:table-cell table:style-name="ce40" table:formula="of:=[.R$101]/[.$C$102] * 100" office:value-type="float" office:value="157.681954824359">
            <text:p>157,68</text:p>
          </table:table-cell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10" table:formula="of:=[.E102]" office:value-type="float" office:value="309.118936065742">
            <text:p>309,1189360657</text:p>
          </table:table-cell>
          <table:table-cell table:style-name="ce40" table:formula="of:=[.D102]/[.$C$103]*100" office:value-type="float" office:value="47.4433552605955">
            <text:p>47,44</text:p>
          </table:table-cell>
          <table:table-cell table:style-name="ce40" table:formula="of:=[.E102]/[.$C$103]*100" office:value-type="float" office:value="100">
            <text:p>100,00</text:p>
          </table:table-cell>
          <table:table-cell table:style-name="ce40" table:formula="of:=[.F102]/[.$C$103]*100" office:value-type="float" office:value="47.4285280038503">
            <text:p>47,43</text:p>
          </table:table-cell>
          <table:table-cell table:style-name="ce40" table:formula="of:=[.G102]/[.$C$103]*100" office:value-type="float" office:value="32.3500078231159">
            <text:p>32,35</text:p>
          </table:table-cell>
          <table:table-cell table:style-name="ce40" table:formula="of:=[.H102]/[.$C$103]*100" office:value-type="float" office:value="34.7701456185171">
            <text:p>34,77</text:p>
          </table:table-cell>
          <table:table-cell table:style-name="Default"/>
          <table:table-cell table:style-name="ce40" table:number-columns-repeated="9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29"/>
          <table:table-cell table:style-name="ce33" table:number-columns-repeated="5"/>
          <table:table-cell table:style-name="Default"/>
          <table:table-cell table:style-name="ce33" table:number-columns-repeated="7"/>
          <table:table-cell table:style-name="ce29"/>
          <table:table-cell table:style-name="ce56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9"/>
          <table:table-cell table:style-name="ce8"/>
          <table:table-cell table:style-name="ce10"/>
          <table:table-cell table:number-columns-repeated="4"/>
          <table:table-cell table:style-name="Default"/>
          <table:table-cell table:number-columns-repeated="7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9"/>
          <table:table-cell table:style-name="ce8"/>
          <table:table-cell table:style-name="ce45"/>
          <table:table-cell table:number-columns-repeated="4"/>
          <table:table-cell table:style-name="Default"/>
          <table:table-cell table:style-name="ce45" table:number-columns-repeated="3"/>
          <table:table-cell table:style-name="ce45" office:value-type="float" office:value="3171991">
            <text:p>3171991</text:p>
          </table:table-cell>
          <table:table-cell office:value-type="float" office:value="3171965">
            <text:p>3171965</text:p>
          </table:table-cell>
          <table:table-cell office:value-type="float" office:value="3171950">
            <text:p>3171950</text:p>
          </table:table-cell>
          <table:table-cell office:value-type="float" office:value="3172966">
            <text:p>3172966</text:p>
          </table:table-cell>
          <table:table-cell table:style-name="ce29" office:value-type="float" office:value="3171944">
            <text:p>3171944</text:p>
          </table:table-cell>
          <table:table-cell table:style-name="ce29" office:value-type="float" office:value="3199017">
            <text:p>3199017</text:p>
          </table:table-cell>
          <table:table-cell table:style-name="Default" table:number-columns-repeated="2"/>
          <table:table-cell table:number-columns-repeated="1004"/>
        </table:table-row>
        <table:table-row table:style-name="ro2">
          <table:table-cell/>
          <table:table-cell table:style-name="ce13"/>
          <table:table-cell table:style-name="ce10"/>
          <table:table-cell table:style-name="ce40" table:number-columns-repeated="5"/>
          <table:table-cell table:style-name="Default"/>
          <table:table-cell table:style-name="ce40" table:number-columns-repeated="3"/>
          <table:table-cell table:style-name="ce40" table:formula="of:=[.M$106] / [.$C$107] * 100" office:value-type="float" office:value="0">
            <text:p>#DIV/0!</text:p>
          </table:table-cell>
          <table:table-cell table:style-name="ce40" table:formula="of:=[.N$106] / [.$C$107] * 100" office:value-type="float" office:value="0">
            <text:p>#DIV/0!</text:p>
          </table:table-cell>
          <table:table-cell table:style-name="ce40" table:formula="of:=[.O$106] / [.$C$107] * 100" office:value-type="float" office:value="0">
            <text:p>#DIV/0!</text:p>
          </table:table-cell>
          <table:table-cell table:style-name="ce40" table:formula="of:=[.P$106]/[.$C$107] * 100" office:value-type="float" office:value="0">
            <text:p>#DIV/0!</text:p>
          </table:table-cell>
          <table:table-cell table:style-name="ce40" table:formula="of:=[.Q$106]/[.$C$107] * 100" office:value-type="float" office:value="0">
            <text:p>#DIV/0!</text:p>
          </table:table-cell>
          <table:table-cell table:style-name="ce40" table:formula="of:=[.R$106]/[.$C$107] * 100" office:value-type="float" office:value="0">
            <text:p>#DIV/0!</text:p>
          </table:table-cell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10"/>
          <table:table-cell table:style-name="ce40" table:number-columns-repeated="5"/>
          <table:table-cell table:style-name="Default"/>
          <table:table-cell table:style-name="ce40" table:number-columns-repeated="9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29"/>
          <table:table-cell table:style-name="ce33" table:number-columns-repeated="5"/>
          <table:table-cell table:style-name="Default"/>
          <table:table-cell table:style-name="ce33" table:number-columns-repeated="7"/>
          <table:table-cell table:style-name="ce29"/>
          <table:table-cell table:style-name="ce56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9"/>
          <table:table-cell table:style-name="ce8"/>
          <table:table-cell table:style-name="ce10"/>
          <table:table-cell table:number-columns-repeated="4"/>
          <table:table-cell table:style-name="Default"/>
          <table:table-cell table:number-columns-repeated="7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9" office:value-type="string">
            <text:p>vvadd</text:p>
          </table:table-cell>
          <table:table-cell table:style-name="ce8" office:value-type="string">
            <text:p>cycle</text:p>
          </table:table-cell>
          <table:table-cell table:style-name="ce10" office:value-type="float" office:value="384952">
            <text:p>384952</text:p>
          </table:table-cell>
          <table:table-cell office:value-type="float" office:value="3441195">
            <text:p>3441195</text:p>
          </table:table-cell>
          <table:table-cell office:value-type="float" office:value="476667">
            <text:p>476667</text:p>
          </table:table-cell>
          <table:table-cell office:value-type="float" office:value="338539">
            <text:p>338539</text:p>
          </table:table-cell>
          <table:table-cell office:value-type="float" office:value="387735">
            <text:p>387735</text:p>
          </table:table-cell>
          <table:table-cell table:style-name="Default"/>
          <table:table-cell table:number-columns-repeated="3"/>
          <table:table-cell office:value-type="float" office:value="539499">
            <text:p>539499</text:p>
          </table:table-cell>
          <table:table-cell office:value-type="float" office:value="455583">
            <text:p>455583</text:p>
          </table:table-cell>
          <table:table-cell office:value-type="float" office:value="441988">
            <text:p>441988</text:p>
          </table:table-cell>
          <table:table-cell office:value-type="float" office:value="382260">
            <text:p>382260</text:p>
          </table:table-cell>
          <table:table-cell table:style-name="ce29" office:value-type="float" office:value="445851">
            <text:p>445851</text:p>
          </table:table-cell>
          <table:table-cell table:style-name="ce29" office:value-type="float" office:value="406021">
            <text:p>406021</text:p>
          </table:table-cell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13" office:value-type="string">
            <text:p>(data_size=30000, instret = 240481)</text:p>
          </table:table-cell>
          <table:table-cell table:style-name="ce25" table:formula="of:=MIN([.D111:.AD111])" office:value-type="float" office:value="338539">
            <text:p>338539</text:p>
          </table:table-cell>
          <table:table-cell table:style-name="ce41" table:formula="of:=[.D$111] / [.$C$112] * 100" office:value-type="float" office:value="113.70979414484">
            <text:p>113,71</text:p>
          </table:table-cell>
          <table:table-cell table:style-name="ce41" table:formula="of:=[.E$111] / [.$C$112] * 100" office:value-type="float" office:value="1016.48406830528">
            <text:p>1016,48</text:p>
          </table:table-cell>
          <table:table-cell table:style-name="ce41" table:formula="of:=[.F$111] / [.$C$112] * 100" office:value-type="float" office:value="140.801207541819">
            <text:p>140,80</text:p>
          </table:table-cell>
          <table:table-cell table:style-name="ce41" table:formula="of:=[.G$111] / [.$C$112] * 100" office:value-type="float" office:value="100">
            <text:p>100,00</text:p>
          </table:table-cell>
          <table:table-cell table:style-name="ce41" table:formula="of:=[.H$111] / [.$C$112] * 100" office:value-type="float" office:value="114.531856004773">
            <text:p>114,53</text:p>
          </table:table-cell>
          <table:table-cell table:style-name="Default"/>
          <table:table-cell table:style-name="ce41" table:number-columns-repeated="3"/>
          <table:table-cell table:style-name="ce41" table:formula="of:=[.M$111] / [.$C$112] * 100" office:value-type="float" office:value="159.360959889407">
            <text:p>159,36</text:p>
          </table:table-cell>
          <table:table-cell table:style-name="ce41" table:formula="of:=[.N$111] / [.$C$112] * 100" office:value-type="float" office:value="134.573269254059">
            <text:p>134,57</text:p>
          </table:table-cell>
          <table:table-cell table:style-name="ce41" table:formula="of:=[.O$111] / [.$C$112] * 100" office:value-type="float" office:value="130.557483775872">
            <text:p>130,56</text:p>
          </table:table-cell>
          <table:table-cell table:style-name="ce40" table:formula="of:=[.P$111]/[.$C$112] * 100" office:value-type="float" office:value="112.91461249664">
            <text:p>112,91</text:p>
          </table:table-cell>
          <table:table-cell table:style-name="ce40" table:formula="of:=[.Q$111]/[.$C$112] * 100" office:value-type="float" office:value="131.6985635333">
            <text:p>131,70</text:p>
          </table:table-cell>
          <table:table-cell table:style-name="ce40" table:formula="of:=[.R$111]/[.$C$112] * 100" office:value-type="float" office:value="119.933301628468">
            <text:p>119,93</text:p>
          </table:table-cell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25" table:formula="of:=[.E112]" office:value-type="float" office:value="1016.48406830528">
            <text:p>1016,4840683053</text:p>
          </table:table-cell>
          <table:table-cell table:style-name="ce41" table:formula="of:=[.D112]/[.$C$113]*100" office:value-type="float" office:value="11.1865790808135">
            <text:p>11,19</text:p>
          </table:table-cell>
          <table:table-cell table:style-name="ce41" table:formula="of:=[.E112]/[.$C$113]*100" office:value-type="float" office:value="100">
            <text:p>100,00</text:p>
          </table:table-cell>
          <table:table-cell table:style-name="ce41" table:formula="of:=[.F112]/[.$C$113]*100" office:value-type="float" office:value="13.8517869519164">
            <text:p>13,85</text:p>
          </table:table-cell>
          <table:table-cell table:style-name="ce41" table:formula="of:=[.G112]/[.$C$113]*100" office:value-type="float" office:value="9.83783249714126">
            <text:p>9,84</text:p>
          </table:table-cell>
          <table:table-cell table:style-name="ce41" table:formula="of:=[.H112]/[.$C$113]*100" office:value-type="float" office:value="11.2674521496166">
            <text:p>11,27</text:p>
          </table:table-cell>
          <table:table-cell table:style-name="Default"/>
          <table:table-cell table:style-name="ce41" table:number-columns-repeated="6"/>
          <table:table-cell table:style-name="ce40" table:number-columns-repeated="3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29"/>
          <table:table-cell table:style-name="ce42" table:number-columns-repeated="5"/>
          <table:table-cell table:style-name="Default"/>
          <table:table-cell table:style-name="ce42" table:number-columns-repeated="6"/>
          <table:table-cell table:style-name="ce33"/>
          <table:table-cell table:style-name="ce29"/>
          <table:table-cell table:style-name="ce56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9"/>
          <table:table-cell table:style-name="ce8"/>
          <table:table-cell table:style-name="ce10"/>
          <table:table-cell table:number-columns-repeated="4"/>
          <table:table-cell table:style-name="Default"/>
          <table:table-cell table:number-columns-repeated="7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9" office:value-type="string">
            <text:p>multiply</text:p>
          </table:table-cell>
          <table:table-cell table:style-name="ce8" office:value-type="string">
            <text:p>cycle</text:p>
          </table:table-cell>
          <table:table-cell table:style-name="ce10" office:value-type="float" office:value="6987714">
            <text:p>6987714</text:p>
          </table:table-cell>
          <table:table-cell office:value-type="float" office:value="8609333">
            <text:p>8609333</text:p>
          </table:table-cell>
          <table:table-cell office:value-type="float" office:value="7102680">
            <text:p>7102680</text:p>
          </table:table-cell>
          <table:table-cell office:value-type="float" office:value="6926593">
            <text:p>6926593</text:p>
          </table:table-cell>
          <table:table-cell office:value-type="float" office:value="6990905">
            <text:p>6990905</text:p>
          </table:table-cell>
          <table:table-cell table:style-name="Default"/>
          <table:table-cell table:number-columns-repeated="3"/>
          <table:table-cell office:value-type="float" office:value="7166465">
            <text:p>7166465</text:p>
          </table:table-cell>
          <table:table-cell office:value-type="float" office:value="7042652">
            <text:p>7042652</text:p>
          </table:table-cell>
          <table:table-cell office:value-type="float" office:value="7040576">
            <text:p>7040576</text:p>
          </table:table-cell>
          <table:table-cell office:value-type="float" office:value="6984884">
            <text:p>6984884</text:p>
          </table:table-cell>
          <table:table-cell table:style-name="ce29" office:value-type="float" office:value="7045807">
            <text:p>7045807</text:p>
          </table:table-cell>
          <table:table-cell table:style-name="ce29" office:value-type="float" office:value="7100927">
            <text:p>7100927</text:p>
          </table:table-cell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13" office:value-type="string">
            <text:p>(data_size=30000, instret=6268421)</text:p>
          </table:table-cell>
          <table:table-cell table:style-name="ce25" table:formula="of:=MIN([.D116:.AD116])" office:value-type="float" office:value="6926593">
            <text:p>6926593</text:p>
          </table:table-cell>
          <table:table-cell table:style-name="ce40" table:formula="of:=[.D$116] / [.$C$117] * 100" office:value-type="float" office:value="100.882410732087">
            <text:p>100,88</text:p>
          </table:table-cell>
          <table:table-cell table:style-name="ce40" table:formula="of:=[.E$116] / [.$C$117] * 100" office:value-type="float" office:value="124.293906109396">
            <text:p>124,29</text:p>
          </table:table-cell>
          <table:table-cell table:style-name="ce40" table:formula="of:=[.F$116] / [.$C$117] * 100" office:value-type="float" office:value="102.542187768214">
            <text:p>102,54</text:p>
          </table:table-cell>
          <table:table-cell table:style-name="ce40" table:formula="of:=[.G$116] / [.$C$117] * 100" office:value-type="float" office:value="100">
            <text:p>100,00</text:p>
          </table:table-cell>
          <table:table-cell table:style-name="ce40" table:formula="of:=[.H$116] / [.$C$117] * 100" office:value-type="float" office:value="100.928479556977">
            <text:p>100,93</text:p>
          </table:table-cell>
          <table:table-cell table:style-name="Default"/>
          <table:table-cell table:style-name="ce40" table:number-columns-repeated="3"/>
          <table:table-cell table:style-name="ce40" table:formula="of:=[.M$116] / [.$C$117] * 100" office:value-type="float" office:value="103.463058967085">
            <text:p>103,46</text:p>
          </table:table-cell>
          <table:table-cell table:style-name="ce40" table:formula="of:=[.N$116] / [.$C$117] * 100" office:value-type="float" office:value="101.675556799714">
            <text:p>101,68</text:p>
          </table:table-cell>
          <table:table-cell table:style-name="ce40" table:formula="of:=[.O$116] / [.$C$117] * 100" office:value-type="float" office:value="101.645585354878">
            <text:p>101,65</text:p>
          </table:table-cell>
          <table:table-cell table:style-name="ce41" table:formula="of:=[.P$116]/[.$C$117] * 100" office:value-type="float" office:value="100.841553704686">
            <text:p>100,84</text:p>
          </table:table-cell>
          <table:table-cell table:style-name="ce41" table:formula="of:=[.Q$116]/[.$C$117] * 100" office:value-type="float" office:value="101.721105888566">
            <text:p>101,72</text:p>
          </table:table-cell>
          <table:table-cell table:style-name="ce41" table:formula="of:=[.R$116]/[.$C$117] * 100" office:value-type="float" office:value="102.516879510605">
            <text:p>102,52</text:p>
          </table:table-cell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25" table:formula="of:=[.E117]" office:value-type="float" office:value="124.293906109396">
            <text:p>124,2939061094</text:p>
          </table:table-cell>
          <table:table-cell table:style-name="ce40" table:formula="of:=[.D117]/[.$C$118]*100" office:value-type="float" office:value="81.1644061160139">
            <text:p>81,16</text:p>
          </table:table-cell>
          <table:table-cell table:style-name="ce40" table:formula="of:=[.E117]/[.$C$118]*100" office:value-type="float" office:value="100">
            <text:p>100,00</text:p>
          </table:table-cell>
          <table:table-cell table:style-name="ce40" table:formula="of:=[.F117]/[.$C$118]*100" office:value-type="float" office:value="82.4997708881745">
            <text:p>82,50</text:p>
          </table:table-cell>
          <table:table-cell table:style-name="ce40" table:formula="of:=[.G117]/[.$C$118]*100" office:value-type="float" office:value="80.4544672624465">
            <text:p>80,45</text:p>
          </table:table-cell>
          <table:table-cell table:style-name="ce40" table:formula="of:=[.H117]/[.$C$118]*100" office:value-type="float" office:value="81.201470543653">
            <text:p>81,20</text:p>
          </table:table-cell>
          <table:table-cell table:style-name="Default"/>
          <table:table-cell table:style-name="ce40" table:number-columns-repeated="6"/>
          <table:table-cell table:style-name="ce41" table:number-columns-repeated="3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13"/>
          <table:table-cell table:style-name="ce29"/>
          <table:table-cell table:style-name="ce33" table:number-columns-repeated="5"/>
          <table:table-cell table:style-name="Default"/>
          <table:table-cell table:style-name="ce33" table:number-columns-repeated="6"/>
          <table:table-cell table:style-name="ce42"/>
          <table:table-cell table:style-name="ce29"/>
          <table:table-cell table:style-name="ce56"/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2">
          <table:table-cell/>
          <table:table-cell table:style-name="ce9"/>
          <table:table-cell table:style-name="ce8"/>
          <table:table-cell table:style-name="ce10"/>
          <table:table-cell table:number-columns-repeated="4"/>
          <table:table-cell table:style-name="Default"/>
          <table:table-cell table:number-columns-repeated="7"/>
          <table:table-cell table:style-name="ce29" table:number-columns-repeated="2"/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9" office:value-type="string">
            <text:p>spmv</text:p>
          </table:table-cell>
          <table:table-cell table:style-name="ce8" office:value-type="string">
            <text:p>cycle</text:p>
          </table:table-cell>
          <table:table-cell table:style-name="ce10" office:value-type="float" office:value="234315">
            <text:p>234315</text:p>
          </table:table-cell>
          <table:table-cell office:value-type="float" office:value="8849453">
            <text:p>8849453</text:p>
          </table:table-cell>
          <table:table-cell office:value-type="float" office:value="4197426">
            <text:p>4197426</text:p>
          </table:table-cell>
          <table:table-cell office:value-type="float" office:value="180405">
            <text:p>180405</text:p>
          </table:table-cell>
          <table:table-cell office:value-type="float" office:value="4162923">
            <text:p>4162923</text:p>
          </table:table-cell>
          <table:table-cell table:style-name="Default"/>
          <table:table-cell table:number-columns-repeated="3"/>
          <table:table-cell office:value-type="float" office:value="4160986">
            <text:p>4160986</text:p>
          </table:table-cell>
          <table:table-cell office:value-type="float" office:value="201471">
            <text:p>201471</text:p>
          </table:table-cell>
          <table:table-cell office:value-type="float" office:value="179080">
            <text:p>179080</text:p>
          </table:table-cell>
          <table:table-cell office:value-type="float" office:value="214960">
            <text:p>214960</text:p>
          </table:table-cell>
          <table:table-cell table:style-name="ce29" office:value-type="float" office:value="169171">
            <text:p>169171</text:p>
          </table:table-cell>
          <table:table-cell table:style-name="ce29" office:value-type="float" office:value="258037">
            <text:p>258037</text:p>
          </table:table-cell>
          <table:table-cell table:style-name="Default" table:number-columns-repeated="2"/>
          <table:table-cell table:number-columns-repeated="1004"/>
        </table:table-row>
        <table:table-row table:style-name="ro4">
          <table:table-cell/>
          <table:table-cell table:style-name="ce13" office:value-type="string">
            <text:p>(original config, instret = 3641033)</text:p>
          </table:table-cell>
          <table:table-cell table:style-name="ce25" table:formula="of:=MIN([.D121:.AD121])" office:value-type="float" office:value="169171">
            <text:p>169171</text:p>
          </table:table-cell>
          <table:table-cell table:style-name="ce40" table:formula="of:=[.D$121] / [.$C$122] * 100" office:value-type="float" office:value="138.507782066666">
            <text:p>138,51</text:p>
          </table:table-cell>
          <table:table-cell table:style-name="ce40" table:formula="of:=[.E$121] / [.$C$122] * 100" office:value-type="float" office:value="5231.06974599665">
            <text:p>5231,07</text:p>
          </table:table-cell>
          <table:table-cell table:style-name="ce40" table:formula="of:=[.F$121] / [.$C$122] * 100" office:value-type="float" office:value="2481.17348718161">
            <text:p>2481,17</text:p>
          </table:table-cell>
          <table:table-cell table:style-name="ce40" table:formula="of:=[.G$121] / [.$C$122] * 100" office:value-type="float" office:value="106.640618072838">
            <text:p>106,64</text:p>
          </table:table-cell>
          <table:table-cell table:style-name="ce40" table:formula="of:=[.H$121] / [.$C$122] * 100" office:value-type="float" office:value="2460.77814755484">
            <text:p>2460,78</text:p>
          </table:table-cell>
          <table:table-cell table:style-name="Default"/>
          <table:table-cell table:style-name="ce40" table:number-columns-repeated="3"/>
          <table:table-cell table:style-name="ce40" table:formula="of:=[.M$121] / [.$C$122] * 100" office:value-type="float" office:value="2459.63315225423">
            <text:p>2459,63</text:p>
          </table:table-cell>
          <table:table-cell table:style-name="ce40" table:formula="of:=[.N$121] / [.$C$122] * 100" office:value-type="float" office:value="119.0931069746">
            <text:p>119,09</text:p>
          </table:table-cell>
          <table:table-cell table:style-name="ce40" table:formula="of:=[.O$121] / [.$C$122] * 100" office:value-type="float" office:value="105.857386904375">
            <text:p>105,86</text:p>
          </table:table-cell>
          <table:table-cell table:style-name="ce41" table:formula="of:=[.P$121]/[.$C$122] * 100" office:value-type="float" office:value="127.066695828481">
            <text:p>127,07</text:p>
          </table:table-cell>
          <table:table-cell table:style-name="ce41" table:formula="of:=[.Q$121]/[.$C$122] * 100" office:value-type="float" office:value="100">
            <text:p>100,00</text:p>
          </table:table-cell>
          <table:table-cell table:style-name="ce41" table:formula="of:=[.R$121]/[.$C$122] * 100" office:value-type="float" office:value="152.530280012532">
            <text:p>152,53</text:p>
          </table:table-cell>
          <table:table-cell table:style-name="Default" table:number-columns-repeated="2"/>
          <table:table-cell table:style-name="ce58" table:number-columns-repeated="9"/>
          <table:table-cell table:number-columns-repeated="995"/>
        </table:table-row>
        <table:table-row table:style-name="ro4">
          <table:table-cell/>
          <table:table-cell office:value-type="string">
            <text:p>instret_G=105684</text:p>
          </table:table-cell>
          <table:table-cell table:style-name="ce58" table:formula="of:=[.E122]" office:value-type="float" office:value="5231.06974599665">
            <text:p>5231,07</text:p>
          </table:table-cell>
          <table:table-cell table:style-name="ce40" table:formula="of:=[.D122]/[.$C$123]*100" office:value-type="float" office:value="2.64779077305682">
            <text:p>2,65</text:p>
          </table:table-cell>
          <table:table-cell table:style-name="ce40" table:formula="of:=[.E122]/[.$C$123]*100" office:value-type="float" office:value="100">
            <text:p>100,00</text:p>
          </table:table-cell>
          <table:table-cell table:style-name="ce40" table:formula="of:=[.F122]/[.$C$123]*100" office:value-type="float" office:value="47.4314740131396">
            <text:p>47,43</text:p>
          </table:table-cell>
          <table:table-cell table:style-name="ce40" table:formula="of:=[.G122]/[.$C$123]*100" office:value-type="float" office:value="2.03860057791143">
            <text:p>2,04</text:p>
          </table:table-cell>
          <table:table-cell table:style-name="ce40" table:formula="of:=[.H122]/[.$C$123]*100" office:value-type="float" office:value="47.0415855081664">
            <text:p>47,04</text:p>
          </table:table-cell>
          <table:table-cell table:number-columns-repeated="1016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28/06/2016</text:date>, <text:time>17.36.0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illo</meta:initial-creator>
    <meta:creation-date>2016-04-15T15:47:19</meta:creation-date>
    <meta:generator>OpenOffice/4.1.1$Unix OpenOffice.org_project/411m6$Build-9775</meta:generator>
    <dc:date>2016-06-28T17:36:01</dc:date>
    <dc:creator>Stefano Cillo</dc:creator>
    <meta:editing-duration>P2DT10H50M54S</meta:editing-duration>
    <meta:editing-cycles>64</meta:editing-cycles>
    <meta:document-statistic meta:table-count="3" meta:cell-count="2827" meta:object-count="0"/>
  </office:meta>
</office:document-meta>
</file>